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7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olderAddress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PendingBalanceUpdate</text:p>
          </table:table-cell>
        </table:table-row>
        <table:table-row table:style-name="ro1">
          <table:table-cell office:value-type="string" calcext:value-type="string">
            <text:p>0xd93752b85f5732294826cf16dca96a426a0cca99</text:p>
          </table:table-cell>
          <table:table-cell office:value-type="float" office:value="1019510.81426957" calcext:value-type="float">
            <text:p>1019510.814269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5599b4c5d678299680c84f904001aa7661d77f7</text:p>
          </table:table-cell>
          <table:table-cell office:value-type="float" office:value="711334.20478906" calcext:value-type="float">
            <text:p>711334.204789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0ca05ef0b36977ad8bd845dd51d21b9f741f60b</text:p>
          </table:table-cell>
          <table:table-cell office:value-type="float" office:value="512512" calcext:value-type="float">
            <text:p>5125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c8475548d821e2e4d7f2e3bd2d83a32fff8131a</text:p>
          </table:table-cell>
          <table:table-cell office:value-type="float" office:value="409865.71337681" calcext:value-type="float">
            <text:p>409865.7133768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11c6ed74ba38555777fe3d9dd850bf92a618ba7</text:p>
          </table:table-cell>
          <table:table-cell office:value-type="float" office:value="351758.85093248" calcext:value-type="float">
            <text:p>351758.850932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d12a197cb00d4747a1fe03395095ce2a5cc6819</text:p>
          </table:table-cell>
          <table:table-cell office:value-type="float" office:value="307406.42608066" calcext:value-type="float">
            <text:p>307406.426080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67152a46e8616d4a6892a6afd8e52f060151c70</text:p>
          </table:table-cell>
          <table:table-cell office:value-type="float" office:value="302426.6359633" calcext:value-type="float">
            <text:p>302426.63596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7a8b30ff35ca61093dc2b31e662730408c4fca3</text:p>
          </table:table-cell>
          <table:table-cell office:value-type="float" office:value="237738.22772987" calcext:value-type="float">
            <text:p>237738.2277298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91795a59f20027848bc785678b53875934792a1</text:p>
          </table:table-cell>
          <table:table-cell office:value-type="float" office:value="182255" calcext:value-type="float">
            <text:p>1822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91bd83f4c601fc3798839d4e4372d628607f7c9</text:p>
          </table:table-cell>
          <table:table-cell office:value-type="float" office:value="160677" calcext:value-type="float">
            <text:p>1606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ff587846a44aa086a6555ff69055d3380fd379a</text:p>
          </table:table-cell>
          <table:table-cell office:value-type="float" office:value="151094.33000117" calcext:value-type="float">
            <text:p>151094.330001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d6149ad9a573a6e2ca6ebf7d4897c1b766841b4</text:p>
          </table:table-cell>
          <table:table-cell office:value-type="float" office:value="137869.42293475" calcext:value-type="float">
            <text:p>137869.422934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a1cb270d2783ed7303d6403cc95241210b1eacf</text:p>
          </table:table-cell>
          <table:table-cell office:value-type="float" office:value="131135.5" calcext:value-type="float">
            <text:p>131135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2de1e6445542cbe948d8f0e6c006e120ae93d9a</text:p>
          </table:table-cell>
          <table:table-cell office:value-type="float" office:value="124651.81545048" calcext:value-type="float">
            <text:p>124651.815450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bfce71a1909b4525156290a8fa61af0f723ab4b</text:p>
          </table:table-cell>
          <table:table-cell office:value-type="float" office:value="119523.0404416" calcext:value-type="float">
            <text:p>119523.04044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7b9e289251bf21ecb0e2b6359afa173452a6d85</text:p>
          </table:table-cell>
          <table:table-cell office:value-type="float" office:value="97034.11024473" calcext:value-type="float">
            <text:p>97034.110244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0ec5b33f54e0e8a33a975908c5ba1c14e5bbbdf</text:p>
          </table:table-cell>
          <table:table-cell office:value-type="float" office:value="88410.49520974" calcext:value-type="float">
            <text:p>88410.495209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56f64d0448e833717767e256c7ecb72869fb2c0</text:p>
          </table:table-cell>
          <table:table-cell office:value-type="float" office:value="76583.45013476" calcext:value-type="float">
            <text:p>76583.450134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9c86b520b5388da58de26d7359691f8b977eb24</text:p>
          </table:table-cell>
          <table:table-cell office:value-type="float" office:value="75440.98899182" calcext:value-type="float">
            <text:p>75440.988991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9d82aa3b15b5956dc21f117515abbbda1efa4d6</text:p>
          </table:table-cell>
          <table:table-cell office:value-type="float" office:value="65946.80014956" calcext:value-type="float">
            <text:p>65946.8001495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72f34950ddf438cd712d58741caeb7f4ba1c531</text:p>
          </table:table-cell>
          <table:table-cell office:value-type="float" office:value="63864.86705535" calcext:value-type="float">
            <text:p>63864.8670553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bb137dff46ea601bf781f930ff576ade249976d</text:p>
          </table:table-cell>
          <table:table-cell office:value-type="float" office:value="63801.79281143" calcext:value-type="float">
            <text:p>63801.792811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77a08d1513974f9cc89fd2eb043eb68355eed20</text:p>
          </table:table-cell>
          <table:table-cell office:value-type="float" office:value="60342.57646024" calcext:value-type="float">
            <text:p>60342.576460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c11ba15939e1c16ec7ca1678df6160ea2063bc5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72e9541fe46384d6942291f7b11db6bbb7da956</text:p>
          </table:table-cell>
          <table:table-cell office:value-type="float" office:value="54952.59467151" calcext:value-type="float">
            <text:p>54952.594671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5d20215c23cdc4b81c7a535301a8160b6920a20</text:p>
          </table:table-cell>
          <table:table-cell office:value-type="float" office:value="52764.35244755" calcext:value-type="float">
            <text:p>52764.3524475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9262d613e2d8cade8e9ae256d4708a006770f37</text:p>
          </table:table-cell>
          <table:table-cell office:value-type="float" office:value="50054.16853596" calcext:value-type="float">
            <text:p>50054.168535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ab6c06f0a231294c6505fbda29548ee7aa4c74d</text:p>
          </table:table-cell>
          <table:table-cell office:value-type="float" office:value="50000.92938078" calcext:value-type="float">
            <text:p>50000.9293807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065cea97cf74992dc9ca27fe1552c3dbfecf3ee</text:p>
          </table:table-cell>
          <table:table-cell office:value-type="float" office:value="43364.15592864" calcext:value-type="float">
            <text:p>43364.155928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c3ccca837e8c3d727b604cfbcff85fa9692864a</text:p>
          </table:table-cell>
          <table:table-cell office:value-type="float" office:value="42706.7420308" calcext:value-type="float">
            <text:p>42706.74203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1d96c8735e7e09f26aad799201cdac3410b8607</text:p>
          </table:table-cell>
          <table:table-cell office:value-type="float" office:value="42706.29688091" calcext:value-type="float">
            <text:p>42706.2968809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d3ebd2b56651d164fc36180050e9f6f7b890e9d</text:p>
          </table:table-cell>
          <table:table-cell office:value-type="float" office:value="40700" calcext:value-type="float">
            <text:p>407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476cd75be8fdd197ae0b466a2ec2ae44da41897</text:p>
          </table:table-cell>
          <table:table-cell office:value-type="float" office:value="40430.31665937" calcext:value-type="float">
            <text:p>40430.3166593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73cdaf9f97162ce13cbdecf3950b8c5b0dd876e</text:p>
          </table:table-cell>
          <table:table-cell office:value-type="float" office:value="39430.01611933" calcext:value-type="float">
            <text:p>39430.016119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664c40624e17a31c2457d00872662a2b5c057bb</text:p>
          </table:table-cell>
          <table:table-cell office:value-type="float" office:value="38820.33758232" calcext:value-type="float">
            <text:p>38820.337582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06f7c0d644a543123ebeeb650ce92abafb1dfca</text:p>
          </table:table-cell>
          <table:table-cell office:value-type="float" office:value="34870.8528228" calcext:value-type="float">
            <text:p>34870.85282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99f6c397a60366343ef21655fe6bc070129876f</text:p>
          </table:table-cell>
          <table:table-cell office:value-type="float" office:value="33361.04740113" calcext:value-type="float">
            <text:p>33361.047401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4e9e39273db66826d12098ba7c9cec15505ebb0</text:p>
          </table:table-cell>
          <table:table-cell office:value-type="float" office:value="33007.11995818" calcext:value-type="float">
            <text:p>33007.119958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12c4c3e0008b838f75189bfb39283467cf6e5b3</text:p>
          </table:table-cell>
          <table:table-cell office:value-type="float" office:value="32754.9772661" calcext:value-type="float">
            <text:p>32754.97726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36aeef66b16a0ca75f6984fc1f23e5e553f9931</text:p>
          </table:table-cell>
          <table:table-cell office:value-type="float" office:value="32653.35092876" calcext:value-type="float">
            <text:p>32653.350928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d0857bbf852fcd1d1195f88589e6ffa7a820c88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6e6301c7d3f961e508c64e03f73d64799fcc5a4</text:p>
          </table:table-cell>
          <table:table-cell office:value-type="float" office:value="31815" calcext:value-type="float">
            <text:p>318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22fce27213105088652e88b954824df49cbacd4</text:p>
          </table:table-cell>
          <table:table-cell office:value-type="float" office:value="31602.43107936" calcext:value-type="float">
            <text:p>31602.4310793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e03c23519e18d64f144d2800e30e81b0065c48b5</text:p>
          </table:table-cell>
          <table:table-cell office:value-type="float" office:value="30744.01827095" calcext:value-type="float">
            <text:p>30744.018270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854608a91e7b958ba396a8733e257e1910cabc2</text:p>
          </table:table-cell>
          <table:table-cell office:value-type="float" office:value="29820.61620718" calcext:value-type="float">
            <text:p>29820.616207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a0c0dbecc7e4d658f48e01e3fa353f44050c208</text:p>
          </table:table-cell>
          <table:table-cell office:value-type="float" office:value="29207.59078414" calcext:value-type="float">
            <text:p>29207.5907841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80ad586c387b4b3c71d6cab62a8996e29848b39</text:p>
          </table:table-cell>
          <table:table-cell office:value-type="float" office:value="28928.85653498" calcext:value-type="float">
            <text:p>28928.856534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c71aabfb3847f499aa65e02dbcc6646a42c4a09</text:p>
          </table:table-cell>
          <table:table-cell office:value-type="float" office:value="28907.16054777" calcext:value-type="float">
            <text:p>28907.1605477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78f8d797efc24b1516dc7321920a1fd2b639a7e</text:p>
          </table:table-cell>
          <table:table-cell office:value-type="float" office:value="28736.27946675" calcext:value-type="float">
            <text:p>28736.2794667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8e259639a4efca939e15871acdcf1afd3d0eaa9</text:p>
          </table:table-cell>
          <table:table-cell office:value-type="float" office:value="28362.45483676" calcext:value-type="float">
            <text:p>28362.4548367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6acc5a15f6adce5cff2beca51bfcc99f74d5332</text:p>
          </table:table-cell>
          <table:table-cell office:value-type="float" office:value="28063.77006324" calcext:value-type="float">
            <text:p>28063.7700632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1d1cab181a3453695d6416a4075f7c41c7fbfab</text:p>
          </table:table-cell>
          <table:table-cell office:value-type="float" office:value="27462.33023048" calcext:value-type="float">
            <text:p>27462.3302304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2e934e5c2857df2cd70b7314596d72f9e0f023e</text:p>
          </table:table-cell>
          <table:table-cell office:value-type="float" office:value="25808" calcext:value-type="float">
            <text:p>258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37677d870fab6e99f04a6e31500f26380bcf9dc</text:p>
          </table:table-cell>
          <table:table-cell office:value-type="float" office:value="25000.13064704" calcext:value-type="float">
            <text:p>25000.130647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7071209822af2ba02cb6abfcba78005f14952dc</text:p>
          </table:table-cell>
          <table:table-cell office:value-type="float" office:value="24808.50239193" calcext:value-type="float">
            <text:p>24808.5023919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8b497ae26c3335f7e13eedef18d92d028328b6a</text:p>
          </table:table-cell>
          <table:table-cell office:value-type="float" office:value="24559.93441745" calcext:value-type="float">
            <text:p>24559.9344174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533b3a3f7606062705844778fdfa1be338b57f1</text:p>
          </table:table-cell>
          <table:table-cell office:value-type="float" office:value="23900" calcext:value-type="float">
            <text:p>239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cdc00b1c9fcc2450af0562855580605909eaed1</text:p>
          </table:table-cell>
          <table:table-cell office:value-type="float" office:value="23370.9723166" calcext:value-type="float">
            <text:p>23370.972316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f1990774b1ab5c24274b9fce520e94effba8e70</text:p>
          </table:table-cell>
          <table:table-cell office:value-type="float" office:value="22697.97400257" calcext:value-type="float">
            <text:p>22697.9740025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d23d9102f4d0d64e662c50204e959d0a2bd8b89</text:p>
          </table:table-cell>
          <table:table-cell office:value-type="float" office:value="22615.40722826" calcext:value-type="float">
            <text:p>22615.4072282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4eb01faf7d5e90a245f60d83a9790628e6c4405</text:p>
          </table:table-cell>
          <table:table-cell office:value-type="float" office:value="21859.42158034" calcext:value-type="float">
            <text:p>21859.421580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b9c15cc1d35be1001bf020394548b744d6dfd21</text:p>
          </table:table-cell>
          <table:table-cell office:value-type="float" office:value="21423.58585561" calcext:value-type="float">
            <text:p>21423.5858556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18ec61f4afcb385e3544acc11206db3a0e6b92a</text:p>
          </table:table-cell>
          <table:table-cell office:value-type="float" office:value="21225.99767951" calcext:value-type="float">
            <text:p>21225.997679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aa4495e49bde356a83e1e791d85f5fa1ae3e5c0</text:p>
          </table:table-cell>
          <table:table-cell office:value-type="float" office:value="21050.1076372" calcext:value-type="float">
            <text:p>21050.107637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b884dfbade931b8ea5db16cc28434ec23f4054e</text:p>
          </table:table-cell>
          <table:table-cell office:value-type="float" office:value="21019.05228074" calcext:value-type="float">
            <text:p>21019.0522807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da32fcc8acf6040b098d37aa5d92c657e301978</text:p>
          </table:table-cell>
          <table:table-cell office:value-type="float" office:value="21008.59467832" calcext:value-type="float">
            <text:p>21008.594678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1b4526be953614d958b1759152d3b1344b39705</text:p>
          </table:table-cell>
          <table:table-cell office:value-type="float" office:value="20727.67097186" calcext:value-type="float">
            <text:p>20727.670971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ffbd64843d19f301f2b44c36248cf30f4f0b15e</text:p>
          </table:table-cell>
          <table:table-cell office:value-type="float" office:value="20621.59545882" calcext:value-type="float">
            <text:p>20621.5954588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562680a4dc50ed2f14d75bf31f494cfe0b8d10a1</text:p>
          </table:table-cell>
          <table:table-cell office:value-type="float" office:value="20593.41741596" calcext:value-type="float">
            <text:p>20593.4174159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482327298b662deb9b77195240993d8589982f3</text:p>
          </table:table-cell>
          <table:table-cell office:value-type="float" office:value="20076.99663073" calcext:value-type="float">
            <text:p>20076.9966307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0347ed4a1a74a6ae7dd1cfa48a3477fee461771</text:p>
          </table:table-cell>
          <table:table-cell office:value-type="float" office:value="19834.65048894" calcext:value-type="float">
            <text:p>19834.6504889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49b8ab5c0b29cb63cbc88c0971806d41182d469</text:p>
          </table:table-cell>
          <table:table-cell office:value-type="float" office:value="19700" calcext:value-type="float">
            <text:p>197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dd4aedd751bc6a3169a56a3d7dc6c557f9adbc1</text:p>
          </table:table-cell>
          <table:table-cell office:value-type="float" office:value="19500" calcext:value-type="float">
            <text:p>195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1ca38cec78fe561601fe97e4204dddecc6243246</text:p>
          </table:table-cell>
          <table:table-cell office:value-type="float" office:value="19455.20079406" calcext:value-type="float">
            <text:p>19455.2007940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c718a048a66035200ae889b6e5ccfd7fe47422ad</text:p>
          </table:table-cell>
          <table:table-cell office:value-type="float" office:value="19350" calcext:value-type="float">
            <text:p>193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a746a4be02c093bba7a3717e76a08344a64d4e5</text:p>
          </table:table-cell>
          <table:table-cell office:value-type="float" office:value="18991.52651168" calcext:value-type="float">
            <text:p>18991.5265116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2ed64126ddb337b41cfb988c9b0fecd0541cd39</text:p>
          </table:table-cell>
          <table:table-cell office:value-type="float" office:value="18681.82704739" calcext:value-type="float">
            <text:p>18681.827047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541f9dd7bddca6a328a0e550772e821dbcbf327</text:p>
          </table:table-cell>
          <table:table-cell office:value-type="float" office:value="17603.6827451" calcext:value-type="float">
            <text:p>17603.68274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12619f9b3d82bc65fe2cf07ad6f7efcf548f94c</text:p>
          </table:table-cell>
          <table:table-cell office:value-type="float" office:value="17550" calcext:value-type="float">
            <text:p>175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b04614cb99fb0386655130cdfe9a2648edcce42</text:p>
          </table:table-cell>
          <table:table-cell office:value-type="float" office:value="16826.86368622" calcext:value-type="float">
            <text:p>16826.863686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53bcd08714938e53cc04b937434ba7063a3e839</text:p>
          </table:table-cell>
          <table:table-cell office:value-type="float" office:value="16801.01049254" calcext:value-type="float">
            <text:p>16801.0104925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2E7474BF1547b5927F8985B35107183C8aC25f7</text:p>
          </table:table-cell>
          <table:table-cell office:value-type="float" office:value="16756.8635621" calcext:value-type="float">
            <text:p>16756.86356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baf65754df009c67107e96685fba02517d0928fc</text:p>
          </table:table-cell>
          <table:table-cell office:value-type="float" office:value="16590.06686498" calcext:value-type="float">
            <text:p>16590.066864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55b13186bf8cddba2b97471483d26f302f2072e</text:p>
          </table:table-cell>
          <table:table-cell office:value-type="float" office:value="16550" calcext:value-type="float">
            <text:p>165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7797d482fc2ae1f802c3b537e2f686bb1d47af83</text:p>
          </table:table-cell>
          <table:table-cell office:value-type="float" office:value="16240.27654986" calcext:value-type="float">
            <text:p>16240.276549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10e096dda9ae3ae2b55a9c45068f9fe8eeea6db</text:p>
          </table:table-cell>
          <table:table-cell office:value-type="float" office:value="16202.98869838" calcext:value-type="float">
            <text:p>16202.988698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027a46efb18a6d72f113f8ebf4328ad65df22fa</text:p>
          </table:table-cell>
          <table:table-cell office:value-type="float" office:value="16079.14564386" calcext:value-type="float">
            <text:p>16079.1456438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80009a98ad783351be9c19cf51193b9a9aefc62</text:p>
          </table:table-cell>
          <table:table-cell office:value-type="float" office:value="16050" calcext:value-type="float">
            <text:p>160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954b67f9bb6fa3c73b894dfce487b6c970eced77</text:p>
          </table:table-cell>
          <table:table-cell office:value-type="float" office:value="15950" calcext:value-type="float">
            <text:p>159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906e0238a308b00f50ec7b932db3faebf4795c2</text:p>
          </table:table-cell>
          <table:table-cell office:value-type="float" office:value="15950" calcext:value-type="float">
            <text:p>159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fe93a36045433d6252150a14e77e8f819a32ced1</text:p>
          </table:table-cell>
          <table:table-cell office:value-type="float" office:value="15811.3453432" calcext:value-type="float">
            <text:p>15811.34534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2f7ecf21a40932ed6812db022b1cceba530a17a9</text:p>
          </table:table-cell>
          <table:table-cell office:value-type="float" office:value="15800" calcext:value-type="float">
            <text:p>158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8ba1b5bf769ce974d059187dccbf9db91e628bd0</text:p>
          </table:table-cell>
          <table:table-cell office:value-type="float" office:value="15639.78823615" calcext:value-type="float">
            <text:p>15639.7882361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30be09aa28d3cf436e22a1499e3118d4af83c19</text:p>
          </table:table-cell>
          <table:table-cell office:value-type="float" office:value="15551.0281895" calcext:value-type="float">
            <text:p>15551.028189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699d3ee646261fe1ea7884cb58f77d45b96fea69</text:p>
          </table:table-cell>
          <table:table-cell office:value-type="float" office:value="15373.53993592" calcext:value-type="float">
            <text:p>15373.539935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aa1059577195223e6cd9c2b01a3c2e073a05f9e9</text:p>
          </table:table-cell>
          <table:table-cell office:value-type="float" office:value="15069" calcext:value-type="float">
            <text:p>1506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d74186f70fa7f7c11c90eda9098be989d542bc97</text:p>
          </table:table-cell>
          <table:table-cell office:value-type="float" office:value="15028.7652797" calcext:value-type="float">
            <text:p>15028.76527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00524674d98fe2975a9a8c01197cad1d44828fea</text:p>
          </table:table-cell>
          <table:table-cell office:value-type="float" office:value="14564.33263504" calcext:value-type="float">
            <text:p>14564.3326350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342b9e8cded559d3153dbad7bfb06778e1f3ddad</text:p>
          </table:table-cell>
          <table:table-cell office:value-type="float" office:value="14541.42867697" calcext:value-type="float">
            <text:p>14541.4286769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x4cfe522c7f9d1cc9eeb671fb0ea8ad90b044c6ec</text:p>
          </table:table-cell>
          <table:table-cell office:value-type="float" office:value="210470.52977573" calcext:value-type="float">
            <text:p>210470.52977573</text:p>
          </table:table-cell>
          <table:table-cell/>
        </table:table-row>
        <table:table-row table:style-name="ro1">
          <table:table-cell office:value-type="string" calcext:value-type="string">
            <text:p>0xd39b98a0d437f3e05fa720e314424eaeff258462</text:p>
          </table:table-cell>
          <table:table-cell office:value-type="float" office:value="182232.30419858" calcext:value-type="float">
            <text:p>182232.30419858</text:p>
          </table:table-cell>
          <table:table-cell/>
        </table:table-row>
        <table:table-row table:style-name="ro1">
          <table:table-cell office:value-type="string" calcext:value-type="string">
            <text:p>0x810471ac4500bb496b3857d8efe70a2f93e639e0</text:p>
          </table:table-cell>
          <table:table-cell office:value-type="float" office:value="166819.31015264" calcext:value-type="float">
            <text:p>166819.31015264</text:p>
          </table:table-cell>
          <table:table-cell/>
        </table:table-row>
        <table:table-row table:style-name="ro1">
          <table:table-cell office:value-type="string" calcext:value-type="string">
            <text:p>0xfe5efb8d1213fb2f8b9b6864fe7b4ad44bb60f8a</text:p>
          </table:table-cell>
          <table:table-cell office:value-type="float" office:value="159414.31759921" calcext:value-type="float">
            <text:p>159414.31759921</text:p>
          </table:table-cell>
          <table:table-cell/>
        </table:table-row>
        <table:table-row table:style-name="ro1">
          <table:table-cell office:value-type="string" calcext:value-type="string">
            <text:p>0x48a497cfb4386ccc6be7b5c4d4686ddb45c33db7</text:p>
          </table:table-cell>
          <table:table-cell office:value-type="float" office:value="100766.71547823" calcext:value-type="float">
            <text:p>100766.71547823</text:p>
          </table:table-cell>
          <table:table-cell/>
        </table:table-row>
        <table:table-row table:style-name="ro1">
          <table:table-cell office:value-type="string" calcext:value-type="string">
            <text:p>0x599f6c397a60366343ef21655fe6bc070129876f</text:p>
          </table:table-cell>
          <table:table-cell office:value-type="float" office:value="99233.102" calcext:value-type="float">
            <text:p>99233.102</text:p>
          </table:table-cell>
          <table:table-cell/>
        </table:table-row>
        <table:table-row table:style-name="ro1">
          <table:table-cell office:value-type="string" calcext:value-type="string">
            <text:p>0xaecea97865a8772a54aabeda85c7c3831005682c</text:p>
          </table:table-cell>
          <table:table-cell office:value-type="float" office:value="98766.898" calcext:value-type="float">
            <text:p>98766.898</text:p>
          </table:table-cell>
          <table:table-cell/>
        </table:table-row>
        <table:table-row table:style-name="ro1">
          <table:table-cell office:value-type="string" calcext:value-type="string">
            <text:p>0xf7552413c65d575d9f7ee2b06e05b06191f395cc</text:p>
          </table:table-cell>
          <table:table-cell office:value-type="float" office:value="95935.7081" calcext:value-type="float">
            <text:p>95935.7081</text:p>
          </table:table-cell>
          <table:table-cell/>
        </table:table-row>
        <table:table-row table:style-name="ro1">
          <table:table-cell office:value-type="string" calcext:value-type="string">
            <text:p>0x5b865ed0d16361f44de5a4d659ea400a4fcc0a0a</text:p>
          </table:table-cell>
          <table:table-cell office:value-type="float" office:value="90000" calcext:value-type="float">
            <text:p>90000</text:p>
          </table:table-cell>
          <table:table-cell/>
        </table:table-row>
        <table:table-row table:style-name="ro1">
          <table:table-cell office:value-type="string" calcext:value-type="string">
            <text:p>0xb9f0abd810a18d7c8444c98f82402794462bd5be</text:p>
          </table:table-cell>
          <table:table-cell office:value-type="float" office:value="85898.35725793" calcext:value-type="float">
            <text:p>85898.35725793</text:p>
          </table:table-cell>
          <table:table-cell/>
        </table:table-row>
        <table:table-row table:style-name="ro1">
          <table:table-cell office:value-type="string" calcext:value-type="string">
            <text:p>0xe0a8f71c6383f55a923e0535289351a979320d59</text:p>
          </table:table-cell>
          <table:table-cell office:value-type="float" office:value="71500" calcext:value-type="float">
            <text:p>71500</text:p>
          </table:table-cell>
          <table:table-cell/>
        </table:table-row>
        <table:table-row table:style-name="ro1">
          <table:table-cell office:value-type="string" calcext:value-type="string">
            <text:p>0xf8d434c7c633b39793a0d2b4bc0397f40799227c</text:p>
          </table:table-cell>
          <table:table-cell office:value-type="float" office:value="56018.90856125" calcext:value-type="float">
            <text:p>56018.90856125</text:p>
          </table:table-cell>
          <table:table-cell/>
        </table:table-row>
        <table:table-row table:style-name="ro1">
          <table:table-cell office:value-type="string" calcext:value-type="string">
            <text:p>0x861ee97a97993a6353cef00c15ea64e0a8843058</text:p>
          </table:table-cell>
          <table:table-cell office:value-type="float" office:value="54000.92069737" calcext:value-type="float">
            <text:p>54000.92069737</text:p>
          </table:table-cell>
          <table:table-cell/>
        </table:table-row>
        <table:table-row table:style-name="ro1">
          <table:table-cell office:value-type="string" calcext:value-type="string">
            <text:p>0xe45756a90da0fb2507c97804f2ab5fa54164eaaf</text:p>
          </table:table-cell>
          <table:table-cell office:value-type="float" office:value="52000.88663603" calcext:value-type="float">
            <text:p>52000.88663603</text:p>
          </table:table-cell>
          <table:table-cell/>
        </table:table-row>
        <table:table-row table:style-name="ro1">
          <table:table-cell office:value-type="string" calcext:value-type="string">
            <text:p>0xea906bd8c7a8009440386c1f20d56dfd8ec6d395</text:p>
          </table:table-cell>
          <table:table-cell office:value-type="float" office:value="50000.72677582" calcext:value-type="float">
            <text:p>50000.72677582</text:p>
          </table:table-cell>
          <table:table-cell/>
        </table:table-row>
        <table:table-row table:style-name="ro1">
          <table:table-cell office:value-type="string" calcext:value-type="string">
            <text:p>0xa9233532ec6d8d78259273ffdd095769544698a6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string" calcext:value-type="string">
            <text:p>0x75987b9edb5463ce1a3a857e11671424600927a4</text:p>
          </table:table-cell>
          <table:table-cell office:value-type="float" office:value="49356.27793287" calcext:value-type="float">
            <text:p>49356.27793287</text:p>
          </table:table-cell>
          <table:table-cell/>
        </table:table-row>
        <table:table-row table:style-name="ro1">
          <table:table-cell office:value-type="string" calcext:value-type="string">
            <text:p>0x49e944900906309625630b0cb0ea16a35645fd42</text:p>
          </table:table-cell>
          <table:table-cell office:value-type="float" office:value="49121.60743847" calcext:value-type="float">
            <text:p>49121.60743847</text:p>
          </table:table-cell>
          <table:table-cell/>
        </table:table-row>
        <table:table-row table:style-name="ro1">
          <table:table-cell office:value-type="string" calcext:value-type="string">
            <text:p>0xd73250f6c4a1cd2b604d59636ede5d1d3312af83</text:p>
          </table:table-cell>
          <table:table-cell office:value-type="float" office:value="49075.33898474" calcext:value-type="float">
            <text:p>49075.33898474</text:p>
          </table:table-cell>
          <table:table-cell/>
        </table:table-row>
        <table:table-row table:style-name="ro1">
          <table:table-cell office:value-type="string" calcext:value-type="string">
            <text:p>0x3f28998775dcb46ba9536dd41e59e457ac413bca</text:p>
          </table:table-cell>
          <table:table-cell office:value-type="float" office:value="49000" calcext:value-type="float">
            <text:p>49000</text:p>
          </table:table-cell>
          <table:table-cell/>
        </table:table-row>
        <table:table-row table:style-name="ro1">
          <table:table-cell office:value-type="string" calcext:value-type="string">
            <text:p>0x03ce0ce1e9e3a6d580a3efa0630a0114e41cf6f8</text:p>
          </table:table-cell>
          <table:table-cell office:value-type="float" office:value="43404.5496302" calcext:value-type="float">
            <text:p>43404.5496302</text:p>
          </table:table-cell>
          <table:table-cell/>
        </table:table-row>
        <table:table-row table:style-name="ro1">
          <table:table-cell office:value-type="string" calcext:value-type="string">
            <text:p>0xd55d5e77ce5e804de20672e32b6fb020cd945259</text:p>
          </table:table-cell>
          <table:table-cell office:value-type="float" office:value="43336.12083799" calcext:value-type="float">
            <text:p>43336.12083799</text:p>
          </table:table-cell>
          <table:table-cell/>
        </table:table-row>
        <table:table-row table:style-name="ro1">
          <table:table-cell office:value-type="string" calcext:value-type="string">
            <text:p>0xf6bfe973f8ba39a9dfe0cf8fb92a629067e34231</text:p>
          </table:table-cell>
          <table:table-cell office:value-type="float" office:value="40103.76808472" calcext:value-type="float">
            <text:p>40103.76808472</text:p>
          </table:table-cell>
          <table:table-cell/>
        </table:table-row>
        <table:table-row table:style-name="ro1">
          <table:table-cell office:value-type="string" calcext:value-type="string">
            <text:p>0x55147ad0257e859925e8fc5eff47898db2ce769c</text:p>
          </table:table-cell>
          <table:table-cell office:value-type="float" office:value="40000.00003189" calcext:value-type="float">
            <text:p>40000.00003189</text:p>
          </table:table-cell>
          <table:table-cell/>
        </table:table-row>
        <table:table-row table:style-name="ro1">
          <table:table-cell office:value-type="string" calcext:value-type="string">
            <text:p>0x574b610adacadbb8c3adb39d4feb706bdeb13df6</text:p>
          </table:table-cell>
          <table:table-cell office:value-type="float" office:value="39501.31679679" calcext:value-type="float">
            <text:p>39501.31679679</text:p>
          </table:table-cell>
          <table:table-cell/>
        </table:table-row>
        <table:table-row table:style-name="ro1">
          <table:table-cell office:value-type="string" calcext:value-type="string">
            <text:p>0x0fe5c59e44c9999b9fbbb714ceb35fd1ac9427d1</text:p>
          </table:table-cell>
          <table:table-cell office:value-type="float" office:value="39191.07074972" calcext:value-type="float">
            <text:p>39191.07074972</text:p>
          </table:table-cell>
          <table:table-cell/>
        </table:table-row>
        <table:table-row table:style-name="ro1">
          <table:table-cell office:value-type="string" calcext:value-type="string">
            <text:p>0x02c7ebb161380ae163a18e9c736b2b33309d7102</text:p>
          </table:table-cell>
          <table:table-cell office:value-type="float" office:value="38242.94755208" calcext:value-type="float">
            <text:p>38242.94755208</text:p>
          </table:table-cell>
          <table:table-cell/>
        </table:table-row>
        <table:table-row table:style-name="ro1">
          <table:table-cell office:value-type="string" calcext:value-type="string">
            <text:p>0xd6f23578c9eb722c3652c2a156e7317bba05bb0d</text:p>
          </table:table-cell>
          <table:table-cell office:value-type="float" office:value="35047.41189283" calcext:value-type="float">
            <text:p>35047.41189283</text:p>
          </table:table-cell>
          <table:table-cell/>
        </table:table-row>
        <table:table-row table:style-name="ro1">
          <table:table-cell office:value-type="string" calcext:value-type="string">
            <text:p>0x8e1b9b28f219a1f6a2b7950140b72d784b4de40f</text:p>
          </table:table-cell>
          <table:table-cell office:value-type="float" office:value="34888.01587168" calcext:value-type="float">
            <text:p>34888.01587168</text:p>
          </table:table-cell>
          <table:table-cell/>
        </table:table-row>
        <table:table-row table:style-name="ro1">
          <table:table-cell office:value-type="string" calcext:value-type="string">
            <text:p>0x2b5ba539eb2c470bf2e39f175ff6d36541a49c69</text:p>
          </table:table-cell>
          <table:table-cell office:value-type="float" office:value="34500.3" calcext:value-type="float">
            <text:p>34500.3</text:p>
          </table:table-cell>
          <table:table-cell/>
        </table:table-row>
        <table:table-row table:style-name="ro1">
          <table:table-cell office:value-type="string" calcext:value-type="string">
            <text:p>0x563725f18b5e04d6f844ad8d219c6a82db3cdf98</text:p>
          </table:table-cell>
          <table:table-cell office:value-type="float" office:value="32310.55732855" calcext:value-type="float">
            <text:p>32310.55732855</text:p>
          </table:table-cell>
          <table:table-cell/>
        </table:table-row>
        <table:table-row table:style-name="ro1">
          <table:table-cell office:value-type="string" calcext:value-type="string">
            <text:p>0x00000000e07ec2ea6d9aa027d3ceef5a4773f928</text:p>
          </table:table-cell>
          <table:table-cell office:value-type="float" office:value="32111.38448852" calcext:value-type="float">
            <text:p>32111.38448852</text:p>
          </table:table-cell>
          <table:table-cell/>
        </table:table-row>
        <table:table-row table:style-name="ro1">
          <table:table-cell office:value-type="string" calcext:value-type="string">
            <text:p>0x6e03a9d5a13bf591de193a28064b480c3984c1f8</text:p>
          </table:table-cell>
          <table:table-cell office:value-type="float" office:value="30324.2" calcext:value-type="float">
            <text:p>30324.2</text:p>
          </table:table-cell>
          <table:table-cell/>
        </table:table-row>
        <table:table-row table:style-name="ro1">
          <table:table-cell office:value-type="string" calcext:value-type="string">
            <text:p>0x34853739f21178cb4094f4bbd83c80c901914b8d</text:p>
          </table:table-cell>
          <table:table-cell office:value-type="float" office:value="30307.78784405" calcext:value-type="float">
            <text:p>30307.78784405</text:p>
          </table:table-cell>
          <table:table-cell/>
        </table:table-row>
        <table:table-row table:style-name="ro1">
          <table:table-cell office:value-type="string" calcext:value-type="string">
            <text:p>0x13783213099d27a868c75e64a622191dd3e009ed</text:p>
          </table:table-cell>
          <table:table-cell office:value-type="float" office:value="29428.00071897" calcext:value-type="float">
            <text:p>29428.00071897</text:p>
          </table:table-cell>
          <table:table-cell/>
        </table:table-row>
        <table:table-row table:style-name="ro1">
          <table:table-cell office:value-type="string" calcext:value-type="string">
            <text:p>0x59d32c7df6e2270d978adb9495b6d7da8760466a</text:p>
          </table:table-cell>
          <table:table-cell office:value-type="float" office:value="28073.94536437" calcext:value-type="float">
            <text:p>28073.94536437</text:p>
          </table:table-cell>
          <table:table-cell/>
        </table:table-row>
        <table:table-row table:style-name="ro1">
          <table:table-cell office:value-type="string" calcext:value-type="string">
            <text:p>0xf098cbc4831f45dcdb561295cadfeb55a11baf23</text:p>
          </table:table-cell>
          <table:table-cell office:value-type="float" office:value="26666.666" calcext:value-type="float">
            <text:p>26666.666</text:p>
          </table:table-cell>
          <table:table-cell/>
        </table:table-row>
        <table:table-row table:style-name="ro1">
          <table:table-cell office:value-type="string" calcext:value-type="string">
            <text:p>0x1b1ba12d3e0a32f212ed140f74befbfad04977f6</text:p>
          </table:table-cell>
          <table:table-cell office:value-type="float" office:value="26500" calcext:value-type="float">
            <text:p>26500</text:p>
          </table:table-cell>
          <table:table-cell/>
        </table:table-row>
        <table:table-row table:style-name="ro1">
          <table:table-cell office:value-type="string" calcext:value-type="string">
            <text:p>0xca412650f99a4bcab59bf38cd651346efea8a1a5</text:p>
          </table:table-cell>
          <table:table-cell office:value-type="float" office:value="25749.55308133" calcext:value-type="float">
            <text:p>25749.55308133</text:p>
          </table:table-cell>
          <table:table-cell/>
        </table:table-row>
        <table:table-row table:style-name="ro1">
          <table:table-cell office:value-type="string" calcext:value-type="string">
            <text:p>0xfeb869c4f3d5d561aa3b8c1af150064a4fe71e3b</text:p>
          </table:table-cell>
          <table:table-cell office:value-type="float" office:value="25177.4718" calcext:value-type="float">
            <text:p>25177.4718</text:p>
          </table:table-cell>
          <table:table-cell/>
        </table:table-row>
        <table:table-row table:style-name="ro1">
          <table:table-cell office:value-type="string" calcext:value-type="string">
            <text:p>0x5cf8177b340f21ef0ee71fd24dd149a3e46d1048</text:p>
          </table:table-cell>
          <table:table-cell office:value-type="float" office:value="25030" calcext:value-type="float">
            <text:p>25030</text:p>
          </table:table-cell>
          <table:table-cell/>
        </table:table-row>
        <table:table-row table:style-name="ro1">
          <table:table-cell office:value-type="string" calcext:value-type="string">
            <text:p>0x8a018dc392536a9fe79f8987e2bef352127a45a2</text:p>
          </table:table-cell>
          <table:table-cell office:value-type="float" office:value="24582.40027648" calcext:value-type="float">
            <text:p>24582.40027648</text:p>
          </table:table-cell>
          <table:table-cell/>
        </table:table-row>
        <table:table-row table:style-name="ro1">
          <table:table-cell office:value-type="string" calcext:value-type="string">
            <text:p>0x0239d79a1abf6bb2a8ae61390fa73b010fd7f3c9</text:p>
          </table:table-cell>
          <table:table-cell office:value-type="float" office:value="24431.15979587" calcext:value-type="float">
            <text:p>24431.15979587</text:p>
          </table:table-cell>
          <table:table-cell/>
        </table:table-row>
        <table:table-row table:style-name="ro1">
          <table:table-cell office:value-type="string" calcext:value-type="string">
            <text:p>0x32854bfc73dd68483487f4e9c5fee493cfd8beca</text:p>
          </table:table-cell>
          <table:table-cell office:value-type="float" office:value="24277.90441879" calcext:value-type="float">
            <text:p>24277.90441879</text:p>
          </table:table-cell>
          <table:table-cell/>
        </table:table-row>
        <table:table-row table:style-name="ro1">
          <table:table-cell office:value-type="string" calcext:value-type="string">
            <text:p>0xf9d2f69f7297afcabb2502326c140be0c7843fde</text:p>
          </table:table-cell>
          <table:table-cell office:value-type="float" office:value="24024.31605323" calcext:value-type="float">
            <text:p>24024.31605323</text:p>
          </table:table-cell>
          <table:table-cell/>
        </table:table-row>
        <table:table-row table:style-name="ro1">
          <table:table-cell office:value-type="string" calcext:value-type="string">
            <text:p>0xdb303e09470957f72bc7538ad185d94cc71d8aba</text:p>
          </table:table-cell>
          <table:table-cell office:value-type="float" office:value="23999.54239742" calcext:value-type="float">
            <text:p>23999.54239742</text:p>
          </table:table-cell>
          <table:table-cell/>
        </table:table-row>
        <table:table-row table:style-name="ro1">
          <table:table-cell office:value-type="string" calcext:value-type="string">
            <text:p>0xaee08f1f53e888e16f9587c72c1e0a3e75ad9557</text:p>
          </table:table-cell>
          <table:table-cell office:value-type="float" office:value="23927.31521477" calcext:value-type="float">
            <text:p>23927.31521477</text:p>
          </table:table-cell>
          <table:table-cell/>
        </table:table-row>
        <table:table-row table:style-name="ro1">
          <table:table-cell office:value-type="string" calcext:value-type="string">
            <text:p>0xb4f8183e7ec760c11f0a87beb55071fb5805443f</text:p>
          </table:table-cell>
          <table:table-cell office:value-type="float" office:value="23230.78071917" calcext:value-type="float">
            <text:p>23230.78071917</text:p>
          </table:table-cell>
          <table:table-cell/>
        </table:table-row>
        <table:table-row table:style-name="ro1">
          <table:table-cell office:value-type="string" calcext:value-type="string">
            <text:p>0x0ffbc7a9d33988c6ac0b4a49ccc15cdacac65c66</text:p>
          </table:table-cell>
          <table:table-cell office:value-type="float" office:value="23191.21540587" calcext:value-type="float">
            <text:p>23191.21540587</text:p>
          </table:table-cell>
          <table:table-cell/>
        </table:table-row>
        <table:table-row table:style-name="ro1">
          <table:table-cell office:value-type="string" calcext:value-type="string">
            <text:p>0xa204a236835af69a8fe975e3ad5f62cbf6941aa2</text:p>
          </table:table-cell>
          <table:table-cell office:value-type="float" office:value="23058.31425116" calcext:value-type="float">
            <text:p>23058.31425116</text:p>
          </table:table-cell>
          <table:table-cell/>
        </table:table-row>
        <table:table-row table:style-name="ro1">
          <table:table-cell office:value-type="string" calcext:value-type="string">
            <text:p>0x8680458573d8e4a484d358b269cfa667f9be7178</text:p>
          </table:table-cell>
          <table:table-cell office:value-type="float" office:value="23014.01121127" calcext:value-type="float">
            <text:p>23014.01121127</text:p>
          </table:table-cell>
          <table:table-cell/>
        </table:table-row>
        <table:table-row table:style-name="ro1">
          <table:table-cell office:value-type="string" calcext:value-type="string">
            <text:p>0xfa01297e5df3511b653dc37470afac61771bcd94</text:p>
          </table:table-cell>
          <table:table-cell office:value-type="float" office:value="22695.831519" calcext:value-type="float">
            <text:p>22695.831519</text:p>
          </table:table-cell>
          <table:table-cell/>
        </table:table-row>
        <table:table-row table:style-name="ro1">
          <table:table-cell office:value-type="string" calcext:value-type="string">
            <text:p>0x51c4070d643a791c59d43c40533ea6e9ff4789f0</text:p>
          </table:table-cell>
          <table:table-cell office:value-type="float" office:value="22651.81412977" calcext:value-type="float">
            <text:p>22651.81412977</text:p>
          </table:table-cell>
          <table:table-cell/>
        </table:table-row>
        <table:table-row table:style-name="ro1">
          <table:table-cell office:value-type="string" calcext:value-type="string">
            <text:p>0xf7be8d1189e384ecef4fd6c51a89a1044041ec3f</text:p>
          </table:table-cell>
          <table:table-cell office:value-type="float" office:value="22364.83248079" calcext:value-type="float">
            <text:p>22364.83248079</text:p>
          </table:table-cell>
          <table:table-cell/>
        </table:table-row>
        <table:table-row table:style-name="ro1">
          <table:table-cell office:value-type="string" calcext:value-type="string">
            <text:p>0xbbc00a9cfa7b2b07da666f9ebe4fb1807162b144</text:p>
          </table:table-cell>
          <table:table-cell office:value-type="float" office:value="22133.47527458" calcext:value-type="float">
            <text:p>22133.47527458</text:p>
          </table:table-cell>
          <table:table-cell/>
        </table:table-row>
        <table:table-row table:style-name="ro1">
          <table:table-cell office:value-type="string" calcext:value-type="string">
            <text:p>0x1a017f74aa519974963df7d4ecababec739e3d1c</text:p>
          </table:table-cell>
          <table:table-cell office:value-type="float" office:value="21546.59706277" calcext:value-type="float">
            <text:p>21546.59706277</text:p>
          </table:table-cell>
          <table:table-cell/>
        </table:table-row>
        <table:table-row table:style-name="ro1">
          <table:table-cell office:value-type="string" calcext:value-type="string">
            <text:p>0xac594747935ee0f2490a904f031235625a9fda8e</text:p>
          </table:table-cell>
          <table:table-cell office:value-type="float" office:value="21524.11423903" calcext:value-type="float">
            <text:p>21524.11423903</text:p>
          </table:table-cell>
          <table:table-cell/>
        </table:table-row>
        <table:table-row table:style-name="ro1">
          <table:table-cell office:value-type="string" calcext:value-type="string">
            <text:p>0xdd05900373f2103e8ee5068ed8cda4403694517e</text:p>
          </table:table-cell>
          <table:table-cell office:value-type="float" office:value="20000.05197076" calcext:value-type="float">
            <text:p>20000.05197076</text:p>
          </table:table-cell>
          <table:table-cell/>
        </table:table-row>
        <table:table-row table:style-name="ro1">
          <table:table-cell office:value-type="string" calcext:value-type="string">
            <text:p>0x7d5f159daac535d68b83fe5e26146f648cae84c4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string" calcext:value-type="string">
            <text:p>0x8c165c734218b0a6daf2ada5067229f851fe4d97</text:p>
          </table:table-cell>
          <table:table-cell office:value-type="float" office:value="19486.45476031" calcext:value-type="float">
            <text:p>19486.45476031</text:p>
          </table:table-cell>
          <table:table-cell/>
        </table:table-row>
        <table:table-row table:style-name="ro1">
          <table:table-cell office:value-type="string" calcext:value-type="string">
            <text:p>0x4226af5762b998d81cd8498d4ca14f9ee0bef161</text:p>
          </table:table-cell>
          <table:table-cell office:value-type="float" office:value="17832.27133349" calcext:value-type="float">
            <text:p>17832.27133349</text:p>
          </table:table-cell>
          <table:table-cell/>
        </table:table-row>
        <table:table-row table:style-name="ro1">
          <table:table-cell office:value-type="string" calcext:value-type="string">
            <text:p>0x2f84c15a45776938af9c19f6115725170506e0b2</text:p>
          </table:table-cell>
          <table:table-cell office:value-type="float" office:value="17000" calcext:value-type="float">
            <text:p>17000</text:p>
          </table:table-cell>
          <table:table-cell/>
        </table:table-row>
        <table:table-row table:style-name="ro1">
          <table:table-cell office:value-type="string" calcext:value-type="string">
            <text:p>0xfe3b9b35e4bb65c2e97330f1bcc8e5bdd1e8edd6</text:p>
          </table:table-cell>
          <table:table-cell office:value-type="float" office:value="17000" calcext:value-type="float">
            <text:p>17000</text:p>
          </table:table-cell>
          <table:table-cell/>
        </table:table-row>
        <table:table-row table:style-name="ro1">
          <table:table-cell office:value-type="string" calcext:value-type="string">
            <text:p>0x5badddc4bfc6f0ba04dc5682208f42b8d80b6994</text:p>
          </table:table-cell>
          <table:table-cell office:value-type="float" office:value="16750" calcext:value-type="float">
            <text:p>16750</text:p>
          </table:table-cell>
          <table:table-cell/>
        </table:table-row>
        <table:table-row table:style-name="ro1">
          <table:table-cell office:value-type="string" calcext:value-type="string">
            <text:p>0xb432e529d247962492423258cb93e3e0e7b8dfcd</text:p>
          </table:table-cell>
          <table:table-cell office:value-type="float" office:value="16344.04483973" calcext:value-type="float">
            <text:p>16344.04483973</text:p>
          </table:table-cell>
          <table:table-cell/>
        </table:table-row>
        <table:table-row table:style-name="ro1">
          <table:table-cell office:value-type="string" calcext:value-type="string">
            <text:p>0x62cb67aa2c091871afd387f82c7a29e9e2bbcaf0</text:p>
          </table:table-cell>
          <table:table-cell office:value-type="float" office:value="16250" calcext:value-type="float">
            <text:p>16250</text:p>
          </table:table-cell>
          <table:table-cell/>
        </table:table-row>
        <table:table-row table:style-name="ro1">
          <table:table-cell office:value-type="string" calcext:value-type="string">
            <text:p>0x5834a9892c6e9a45044a8b60e21335c8045dfcac</text:p>
          </table:table-cell>
          <table:table-cell office:value-type="float" office:value="15300.77046929" calcext:value-type="float">
            <text:p>15300.77046929</text:p>
          </table:table-cell>
          <table:table-cell/>
        </table:table-row>
        <table:table-row table:style-name="ro1">
          <table:table-cell office:value-type="string" calcext:value-type="string">
            <text:p>0x80b1af42805f1a0bc092fb884b71b031500b0310</text:p>
          </table:table-cell>
          <table:table-cell office:value-type="float" office:value="14767.57523832" calcext:value-type="float">
            <text:p>14767.57523832</text:p>
          </table:table-cell>
          <table:table-cell/>
        </table:table-row>
        <table:table-row table:style-name="ro1">
          <table:table-cell office:value-type="string" calcext:value-type="string">
            <text:p>0x3453fb8de5510a71d0176f15cee54c813db6f67d</text:p>
          </table:table-cell>
          <table:table-cell office:value-type="float" office:value="14300.49688221" calcext:value-type="float">
            <text:p>14300.49688221</text:p>
          </table:table-cell>
          <table:table-cell/>
        </table:table-row>
        <table:table-row table:style-name="ro1">
          <table:table-cell office:value-type="string" calcext:value-type="string">
            <text:p>0x4db92798aa7d496e82f19088bb399cade2414bad</text:p>
          </table:table-cell>
          <table:table-cell office:value-type="float" office:value="14230.18893313" calcext:value-type="float">
            <text:p>14230.18893313</text:p>
          </table:table-cell>
          <table:table-cell/>
        </table:table-row>
        <table:table-row table:style-name="ro1">
          <table:table-cell office:value-type="string" calcext:value-type="string">
            <text:p>0x07bd2d4635a45576d50925d112e9b9920fe75e39</text:p>
          </table:table-cell>
          <table:table-cell office:value-type="float" office:value="14023.06190544" calcext:value-type="float">
            <text:p>14023.06190544</text:p>
          </table:table-cell>
          <table:table-cell/>
        </table:table-row>
        <table:table-row table:style-name="ro1">
          <table:table-cell office:value-type="string" calcext:value-type="string">
            <text:p>0x396dc064247505d545368a3d8ba8ede941004d6c</text:p>
          </table:table-cell>
          <table:table-cell office:value-type="float" office:value="13801.77400052" calcext:value-type="float">
            <text:p>13801.77400052</text:p>
          </table:table-cell>
          <table:table-cell/>
        </table:table-row>
        <table:table-row table:style-name="ro1">
          <table:table-cell office:value-type="string" calcext:value-type="string">
            <text:p>0x379d00995cd63682896fdaba9c76d75e32e704b3</text:p>
          </table:table-cell>
          <table:table-cell office:value-type="float" office:value="13677.59550924" calcext:value-type="float">
            <text:p>13677.59550924</text:p>
          </table:table-cell>
          <table:table-cell/>
        </table:table-row>
        <table:table-row table:style-name="ro1">
          <table:table-cell office:value-type="string" calcext:value-type="string">
            <text:p>0x0ad4a49a0ebb87799f3219b2f0ba36ebf7f34b1f</text:p>
          </table:table-cell>
          <table:table-cell office:value-type="float" office:value="13413.66002115" calcext:value-type="float">
            <text:p>13413.66002115</text:p>
          </table:table-cell>
          <table:table-cell/>
        </table:table-row>
        <table:table-row table:style-name="ro1">
          <table:table-cell office:value-type="string" calcext:value-type="string">
            <text:p>0x4d9964611352fa09f5606f676d269ca8bdfd8f64</text:p>
          </table:table-cell>
          <table:table-cell office:value-type="float" office:value="13128.56360791" calcext:value-type="float">
            <text:p>13128.56360791</text:p>
          </table:table-cell>
          <table:table-cell/>
        </table:table-row>
        <table:table-row table:style-name="ro1">
          <table:table-cell office:value-type="string" calcext:value-type="string">
            <text:p>0xfdca8ec61192a53154ef4432399e16b8b108e745</text:p>
          </table:table-cell>
          <table:table-cell office:value-type="float" office:value="12977.62431741" calcext:value-type="float">
            <text:p>12977.62431741</text:p>
          </table:table-cell>
          <table:table-cell/>
        </table:table-row>
        <table:table-row table:style-name="ro1">
          <table:table-cell office:value-type="string" calcext:value-type="string">
            <text:p>0xe2ad447f7b593763dfc0cbd96ef72e27b994534e</text:p>
          </table:table-cell>
          <table:table-cell office:value-type="float" office:value="12911.50139181" calcext:value-type="float">
            <text:p>12911.50139181</text:p>
          </table:table-cell>
          <table:table-cell/>
        </table:table-row>
        <table:table-row table:style-name="ro1">
          <table:table-cell office:value-type="string" calcext:value-type="string">
            <text:p>0x35eb2c40742d21581a259295c88772496b8538e1</text:p>
          </table:table-cell>
          <table:table-cell office:value-type="float" office:value="12339.52997973" calcext:value-type="float">
            <text:p>12339.52997973</text:p>
          </table:table-cell>
          <table:table-cell/>
        </table:table-row>
        <table:table-row table:style-name="ro1">
          <table:table-cell office:value-type="string" calcext:value-type="string">
            <text:p>0x296a8a8dc8c877d758aa5ee1a79ec7d636c008a6</text:p>
          </table:table-cell>
          <table:table-cell office:value-type="float" office:value="12063.41845477" calcext:value-type="float">
            <text:p>12063.41845477</text:p>
          </table:table-cell>
          <table:table-cell/>
        </table:table-row>
        <table:table-row table:style-name="ro1">
          <table:table-cell office:value-type="string" calcext:value-type="string">
            <text:p>0x26b0f8d599b5bb1db2788fabe1a9c606fef4f60e</text:p>
          </table:table-cell>
          <table:table-cell office:value-type="float" office:value="11817.71766106" calcext:value-type="float">
            <text:p>11817.71766106</text:p>
          </table:table-cell>
          <table:table-cell/>
        </table:table-row>
        <table:table-row table:style-name="ro1">
          <table:table-cell office:value-type="string" calcext:value-type="string">
            <text:p>0x82b163769858bf0e71f65922a13565aa274f157f</text:p>
          </table:table-cell>
          <table:table-cell office:value-type="float" office:value="11760.77687566" calcext:value-type="float">
            <text:p>11760.77687566</text:p>
          </table:table-cell>
          <table:table-cell/>
        </table:table-row>
        <table:table-row table:style-name="ro1">
          <table:table-cell office:value-type="string" calcext:value-type="string">
            <text:p>0x6248069d0118c4eaf52f8e91c75faf0d0bc0cbec</text:p>
          </table:table-cell>
          <table:table-cell office:value-type="float" office:value="11582.06360532" calcext:value-type="float">
            <text:p>11582.06360532</text:p>
          </table:table-cell>
          <table:table-cell/>
        </table:table-row>
        <table:table-row table:style-name="ro1">
          <table:table-cell office:value-type="string" calcext:value-type="string">
            <text:p>0x9172ff7884cefed19327adace9c470ef1796105c</text:p>
          </table:table-cell>
          <table:table-cell office:value-type="float" office:value="11500" calcext:value-type="float">
            <text:p>11500</text:p>
          </table:table-cell>
          <table:table-cell/>
        </table:table-row>
        <table:table-row table:style-name="ro1">
          <table:table-cell office:value-type="string" calcext:value-type="string">
            <text:p>0xb5dbde539ddd3824ff9e4be0d6c665cc845af575</text:p>
          </table:table-cell>
          <table:table-cell office:value-type="float" office:value="11332.13136402" calcext:value-type="float">
            <text:p>11332.13136402</text:p>
          </table:table-cell>
          <table:table-cell/>
        </table:table-row>
        <table:table-row table:style-name="ro1">
          <table:table-cell office:value-type="string" calcext:value-type="string">
            <text:p>0xadabe076b1d5b315372cb90c3fd1c705e48bdbdc</text:p>
          </table:table-cell>
          <table:table-cell office:value-type="float" office:value="11293.71767165" calcext:value-type="float">
            <text:p>11293.71767165</text:p>
          </table:table-cell>
          <table:table-cell/>
        </table:table-row>
        <table:table-row table:style-name="ro1">
          <table:table-cell office:value-type="string" calcext:value-type="string">
            <text:p>0xe7362a005b2d7e53f5d4703cd94b3434a9717bea</text:p>
          </table:table-cell>
          <table:table-cell office:value-type="float" office:value="11234.7219608" calcext:value-type="float">
            <text:p>11234.7219608</text:p>
          </table:table-cell>
          <table:table-cell/>
        </table:table-row>
        <table:table-row table:style-name="ro1">
          <table:table-cell office:value-type="string" calcext:value-type="string">
            <text:p>0x13792949f54632053580016e5df5179dbee438fd</text:p>
          </table:table-cell>
          <table:table-cell office:value-type="float" office:value="11086.73765451" calcext:value-type="float">
            <text:p>11086.73765451</text:p>
          </table:table-cell>
          <table:table-cell/>
        </table:table-row>
        <table:table-row table:style-name="ro1">
          <table:table-cell office:value-type="string" calcext:value-type="string">
            <text:p>0xb292d8a96b68c486a109c3f18edd67c172901d6d</text:p>
          </table:table-cell>
          <table:table-cell office:value-type="float" office:value="10900" calcext:value-type="float">
            <text:p>10900</text:p>
          </table:table-cell>
          <table:table-cell/>
        </table:table-row>
        <table:table-row table:style-name="ro1">
          <table:table-cell office:value-type="string" calcext:value-type="string">
            <text:p>0x6bc693e479f0dec1fc8659422168b1031da1275e</text:p>
          </table:table-cell>
          <table:table-cell office:value-type="float" office:value="10807.12076362" calcext:value-type="float">
            <text:p>10807.12076362</text:p>
          </table:table-cell>
          <table:table-cell/>
        </table:table-row>
        <table:table-row table:style-name="ro1">
          <table:table-cell office:value-type="string" calcext:value-type="string">
            <text:p>0xf8519e35447dd66648dd134a37456dde14781f4a</text:p>
          </table:table-cell>
          <table:table-cell office:value-type="float" office:value="10766.70686089" calcext:value-type="float">
            <text:p>10766.70686089</text:p>
          </table:table-cell>
          <table:table-cell/>
        </table:table-row>
        <table:table-row table:style-name="ro1">
          <table:table-cell office:value-type="string" calcext:value-type="string">
            <text:p>0x1ffddb01dee6cfddae929701655980f3ad42f35b</text:p>
          </table:table-cell>
          <table:table-cell office:value-type="float" office:value="10621.92500249" calcext:value-type="float">
            <text:p>10621.92500249</text:p>
          </table:table-cell>
          <table:table-cell/>
        </table:table-row>
        <table:table-row table:style-name="ro1">
          <table:table-cell office:value-type="string" calcext:value-type="string">
            <text:p>0xeebe548a8630ee08a5cdbf7aa4b96e1ca0fc5de2</text:p>
          </table:table-cell>
          <table:table-cell office:value-type="float" office:value="10500" calcext:value-type="float">
            <text:p>10500</text:p>
          </table:table-cell>
          <table:table-cell/>
        </table:table-row>
        <table:table-row table:style-name="ro1">
          <table:table-cell office:value-type="string" calcext:value-type="string">
            <text:p>0xe61b2b45312e5193ea118b490ddba71372c387dc</text:p>
          </table:table-cell>
          <table:table-cell office:value-type="float" office:value="10366.49483396" calcext:value-type="float">
            <text:p>10366.49483396</text:p>
          </table:table-cell>
          <table:table-cell/>
        </table:table-row>
        <table:table-row table:style-name="ro1">
          <table:table-cell office:value-type="string" calcext:value-type="string">
            <text:p>0xf68b1531fd59307625a551b141069b786242964d</text:p>
          </table:table-cell>
          <table:table-cell office:value-type="float" office:value="10355.64285318" calcext:value-type="float">
            <text:p>10355.64285318</text:p>
          </table:table-cell>
          <table:table-cell/>
        </table:table-row>
        <table:table-row table:style-name="ro1">
          <table:table-cell office:value-type="string" calcext:value-type="string">
            <text:p>0xcc6bad36c0a47ed44c0662015dc1d822a45f2274</text:p>
          </table:table-cell>
          <table:table-cell office:value-type="float" office:value="10334.34879162" calcext:value-type="float">
            <text:p>10334.34879162</text:p>
          </table:table-cell>
          <table:table-cell/>
        </table:table-row>
        <table:table-row table:style-name="ro1">
          <table:table-cell office:value-type="string" calcext:value-type="string">
            <text:p>0x7bfb0b77b7a921e88c6bd6d5623f484bfc690e1b</text:p>
          </table:table-cell>
          <table:table-cell office:value-type="float" office:value="10225.47883468" calcext:value-type="float">
            <text:p>10225.47883468</text:p>
          </table:table-cell>
          <table:table-cell/>
        </table:table-row>
        <table:table-row table:style-name="ro1">
          <table:table-cell office:value-type="string" calcext:value-type="string">
            <text:p>0x8daceb76b75b0519be49b747e756dccf06c048f2</text:p>
          </table:table-cell>
          <table:table-cell office:value-type="float" office:value="10064.90344348" calcext:value-type="float">
            <text:p>10064.90344348</text:p>
          </table:table-cell>
          <table:table-cell/>
        </table:table-row>
        <table:table-row table:style-name="ro1">
          <table:table-cell office:value-type="string" calcext:value-type="string">
            <text:p>0xbf725a271eb64b502063bd9ff72b53abe15edca8</text:p>
          </table:table-cell>
          <table:table-cell office:value-type="float" office:value="10061.36416416" calcext:value-type="float">
            <text:p>10061.36416416</text:p>
          </table:table-cell>
          <table:table-cell/>
        </table:table-row>
        <table:table-row table:style-name="ro1">
          <table:table-cell office:value-type="string" calcext:value-type="string">
            <text:p>0x2587c66d12dce1d7eaef6a518d88aa81798a42dd</text:p>
          </table:table-cell>
          <table:table-cell office:value-type="float" office:value="10037.2448481" calcext:value-type="float">
            <text:p>10037.2448481</text:p>
          </table:table-cell>
          <table:table-cell/>
        </table:table-row>
        <table:table-row table:style-name="ro1">
          <table:table-cell office:value-type="string" calcext:value-type="string">
            <text:p>0x73f0ed546cd7893abc5e04284b68522602603dd4</text:p>
          </table:table-cell>
          <table:table-cell office:value-type="float" office:value="1203740" calcext:value-type="float">
            <text:p>1203740</text:p>
          </table:table-cell>
          <table:table-cell/>
        </table:table-row>
        <table:table-row table:style-name="ro1">
          <table:table-cell office:value-type="string" calcext:value-type="string">
            <text:p>0x9ebbac5c7e402bb0737fa6ba4dceb746640bfe27</text:p>
          </table:table-cell>
          <table:table-cell office:value-type="float" office:value="292117.121706786" calcext:value-type="float">
            <text:p>292117.121706786</text:p>
          </table:table-cell>
          <table:table-cell/>
        </table:table-row>
        <table:table-row table:style-name="ro1">
          <table:table-cell office:value-type="string" calcext:value-type="string">
            <text:p>0x0a75e0c62215eaf1a86b477f4899854789bff83c</text:p>
          </table:table-cell>
          <table:table-cell office:value-type="float" office:value="236276.325" calcext:value-type="float">
            <text:p>236276.325</text:p>
          </table:table-cell>
          <table:table-cell/>
        </table:table-row>
        <table:table-row table:style-name="ro1">
          <table:table-cell office:value-type="string" calcext:value-type="string">
            <text:p>0xcf5a4168fd55492c3dd16b94d10058cf957f8825</text:p>
          </table:table-cell>
          <table:table-cell office:value-type="float" office:value="194006.424" calcext:value-type="float">
            <text:p>194006.424</text:p>
          </table:table-cell>
          <table:table-cell/>
        </table:table-row>
        <table:table-row table:style-name="ro1">
          <table:table-cell office:value-type="string" calcext:value-type="string">
            <text:p>0xdbef0d40188c6e68c443cd5d71e2d7737119db23</text:p>
          </table:table-cell>
          <table:table-cell office:value-type="float" office:value="171927.965092855" calcext:value-type="float">
            <text:p>171927.965092855</text:p>
          </table:table-cell>
          <table:table-cell/>
        </table:table-row>
        <table:table-row table:style-name="ro1">
          <table:table-cell office:value-type="string" calcext:value-type="string">
            <text:p>0x0f9dbfec6f10fd6fc398103a4281bd7ea5ea392f</text:p>
          </table:table-cell>
          <table:table-cell office:value-type="float" office:value="140090" calcext:value-type="float">
            <text:p>140090</text:p>
          </table:table-cell>
          <table:table-cell/>
        </table:table-row>
        <table:table-row table:style-name="ro1">
          <table:table-cell office:value-type="string" calcext:value-type="string">
            <text:p>0x99b67cbbdd4b9fd9366bd9b4c0ef70355a821620</text:p>
          </table:table-cell>
          <table:table-cell office:value-type="float" office:value="119101.165241384" calcext:value-type="float">
            <text:p>119101.165241384</text:p>
          </table:table-cell>
          <table:table-cell/>
        </table:table-row>
        <table:table-row table:style-name="ro1">
          <table:table-cell office:value-type="string" calcext:value-type="string">
            <text:p>0x45f461a7a4ab1e3f185e54107981ac48e50bf3b7</text:p>
          </table:table-cell>
          <table:table-cell office:value-type="float" office:value="115436.663592439" calcext:value-type="float">
            <text:p>115436.663592439</text:p>
          </table:table-cell>
          <table:table-cell/>
        </table:table-row>
        <table:table-row table:style-name="ro1">
          <table:table-cell office:value-type="string" calcext:value-type="string">
            <text:p>0xe2fb5d89e3bd0634ee09ce12bea41282e54295d2</text:p>
          </table:table-cell>
          <table:table-cell office:value-type="float" office:value="112000" calcext:value-type="float">
            <text:p>112000</text:p>
          </table:table-cell>
          <table:table-cell/>
        </table:table-row>
        <table:table-row table:style-name="ro1">
          <table:table-cell office:value-type="string" calcext:value-type="string">
            <text:p>0xa833ba2fd4ea4375bb9a11f7d2ab8e8d114768a3</text:p>
          </table:table-cell>
          <table:table-cell office:value-type="float" office:value="102371.119394601" calcext:value-type="float">
            <text:p>102371.119394601</text:p>
          </table:table-cell>
          <table:table-cell/>
        </table:table-row>
        <table:table-row table:style-name="ro1">
          <table:table-cell office:value-type="string" calcext:value-type="string">
            <text:p>0x6e4dcff696458b429a468d6f8787ed38e89a5191</text:p>
          </table:table-cell>
          <table:table-cell office:value-type="float" office:value="100995.598419297" calcext:value-type="float">
            <text:p>100995.598419297</text:p>
          </table:table-cell>
          <table:table-cell/>
        </table:table-row>
        <table:table-row table:style-name="ro1">
          <table:table-cell office:value-type="string" calcext:value-type="string">
            <text:p>0x29b532092fd5031b9ee1e5fe07d627abedd5eda8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0x1c11ba15939e1c16ec7ca1678df6160ea2063bc5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0x15dc264725d233f306c4b6d08fc7178053014314</text:p>
          </table:table-cell>
          <table:table-cell office:value-type="float" office:value="99923.6229862868" calcext:value-type="float">
            <text:p>99923.6229862868</text:p>
          </table:table-cell>
          <table:table-cell/>
        </table:table-row>
        <table:table-row table:style-name="ro1">
          <table:table-cell office:value-type="string" calcext:value-type="string">
            <text:p>0x125e8de9195bc92e2c53b92af0f9b8258569a981</text:p>
          </table:table-cell>
          <table:table-cell office:value-type="float" office:value="96182.2389806" calcext:value-type="float">
            <text:p>96182.2389806</text:p>
          </table:table-cell>
          <table:table-cell/>
        </table:table-row>
        <table:table-row table:style-name="ro1">
          <table:table-cell office:value-type="string" calcext:value-type="string">
            <text:p>0x38f052cca592c242d94fcdb44583707291e5838e</text:p>
          </table:table-cell>
          <table:table-cell office:value-type="float" office:value="82576.2420282892" calcext:value-type="float">
            <text:p>82576.2420282892</text:p>
          </table:table-cell>
          <table:table-cell/>
        </table:table-row>
        <table:table-row table:style-name="ro1">
          <table:table-cell office:value-type="string" calcext:value-type="string">
            <text:p>0x9ed0360767dc54a365feb46b40db8c0a72d5bee3</text:p>
          </table:table-cell>
          <table:table-cell office:value-type="float" office:value="80000" calcext:value-type="float">
            <text:p>80000</text:p>
          </table:table-cell>
          <table:table-cell/>
        </table:table-row>
        <table:table-row table:style-name="ro1">
          <table:table-cell office:value-type="string" calcext:value-type="string">
            <text:p>0x55dd6d9c57e0743f2b9a3c1b270cd30f094ec41d</text:p>
          </table:table-cell>
          <table:table-cell office:value-type="float" office:value="76267.6049144805" calcext:value-type="float">
            <text:p>76267.6049144805</text:p>
          </table:table-cell>
          <table:table-cell/>
        </table:table-row>
        <table:table-row table:style-name="ro1">
          <table:table-cell office:value-type="string" calcext:value-type="string">
            <text:p>0xc2ed974d394916b3e26d74bddb631781aa85df57</text:p>
          </table:table-cell>
          <table:table-cell office:value-type="float" office:value="74144.0472386501" calcext:value-type="float">
            <text:p>74144.0472386501</text:p>
          </table:table-cell>
          <table:table-cell/>
        </table:table-row>
        <table:table-row table:style-name="ro1">
          <table:table-cell office:value-type="string" calcext:value-type="string">
            <text:p>0x96f47cbb5fb486248447f4195490bbe27d865cf2</text:p>
          </table:table-cell>
          <table:table-cell office:value-type="float" office:value="70068.8285531522" calcext:value-type="float">
            <text:p>70068.8285531522</text:p>
          </table:table-cell>
          <table:table-cell/>
        </table:table-row>
        <table:table-row table:style-name="ro1">
          <table:table-cell office:value-type="string" calcext:value-type="string">
            <text:p>0x2e219dbe93326a5a28d8b3a2a59e7bc154e49c22</text:p>
          </table:table-cell>
          <table:table-cell office:value-type="float" office:value="67332.596708" calcext:value-type="float">
            <text:p>67332.596708</text:p>
          </table:table-cell>
          <table:table-cell/>
        </table:table-row>
        <table:table-row table:style-name="ro1">
          <table:table-cell office:value-type="string" calcext:value-type="string">
            <text:p>0xcfe6ab7f7dd23acdcd880173e2b53997c8764db1</text:p>
          </table:table-cell>
          <table:table-cell office:value-type="float" office:value="63486" calcext:value-type="float">
            <text:p>63486</text:p>
          </table:table-cell>
          <table:table-cell/>
        </table:table-row>
        <table:table-row table:style-name="ro1">
          <table:table-cell office:value-type="string" calcext:value-type="string">
            <text:p>0x547a2da01bd94d3f0800219ca51ed3d00b2091f9</text:p>
          </table:table-cell>
          <table:table-cell office:value-type="float" office:value="60479.7652675728" calcext:value-type="float">
            <text:p>60479.7652675728</text:p>
          </table:table-cell>
          <table:table-cell/>
        </table:table-row>
        <table:table-row table:style-name="ro1">
          <table:table-cell office:value-type="string" calcext:value-type="string">
            <text:p>0x21c991e3666704201bb3d49dbe0e48b22a361708</text:p>
          </table:table-cell>
          <table:table-cell office:value-type="float" office:value="54463.2608643263" calcext:value-type="float">
            <text:p>54463.2608643263</text:p>
          </table:table-cell>
          <table:table-cell/>
        </table:table-row>
        <table:table-row table:style-name="ro1">
          <table:table-cell office:value-type="string" calcext:value-type="string">
            <text:p>0xe52775fbab031bf9f2c28e3be5ea1226f08476b4</text:p>
          </table:table-cell>
          <table:table-cell office:value-type="float" office:value="51927.78" calcext:value-type="float">
            <text:p>51927.78</text:p>
          </table:table-cell>
          <table:table-cell/>
        </table:table-row>
        <table:table-row table:style-name="ro1">
          <table:table-cell office:value-type="string" calcext:value-type="string">
            <text:p>0x8432398847f118e7fdcf3e0c3f9379c7b785240f</text:p>
          </table:table-cell>
          <table:table-cell office:value-type="float" office:value="47812.0338038465" calcext:value-type="float">
            <text:p>47812.0338038465</text:p>
          </table:table-cell>
          <table:table-cell/>
        </table:table-row>
        <table:table-row table:style-name="ro1">
          <table:table-cell office:value-type="string" calcext:value-type="string">
            <text:p>0x8622bd4dc0d000d74f7aa453f6a86ba2eeb64e4b</text:p>
          </table:table-cell>
          <table:table-cell office:value-type="float" office:value="46090" calcext:value-type="float">
            <text:p>46090</text:p>
          </table:table-cell>
          <table:table-cell/>
        </table:table-row>
        <table:table-row table:style-name="ro1">
          <table:table-cell office:value-type="string" calcext:value-type="string">
            <text:p>0x4d6003af61af47d11301e12d60a40c91fb83f372</text:p>
          </table:table-cell>
          <table:table-cell office:value-type="float" office:value="43768.370029696" calcext:value-type="float">
            <text:p>43768.370029696</text:p>
          </table:table-cell>
          <table:table-cell/>
        </table:table-row>
        <table:table-row table:style-name="ro1">
          <table:table-cell office:value-type="string" calcext:value-type="string">
            <text:p>0x8d12a197cb00d4747a1fe03395095ce2a5cc6819</text:p>
          </table:table-cell>
          <table:table-cell office:value-type="float" office:value="41224.3510618958" calcext:value-type="float">
            <text:p>41224.3510618958</text:p>
          </table:table-cell>
          <table:table-cell/>
        </table:table-row>
        <table:table-row table:style-name="ro1">
          <table:table-cell office:value-type="string" calcext:value-type="string">
            <text:p>0x86c99cef202e24927e8677fd8392689970b155f1</text:p>
          </table:table-cell>
          <table:table-cell office:value-type="float" office:value="38480.7012973026" calcext:value-type="float">
            <text:p>38480.7012973026</text:p>
          </table:table-cell>
          <table:table-cell/>
        </table:table-row>
        <table:table-row table:style-name="ro1">
          <table:table-cell office:value-type="string" calcext:value-type="string">
            <text:p>0x436ce80009a405d469fa51b70f0707ac7281d6c3</text:p>
          </table:table-cell>
          <table:table-cell office:value-type="float" office:value="38380.9421785438" calcext:value-type="float">
            <text:p>38380.9421785438</text:p>
          </table:table-cell>
          <table:table-cell/>
        </table:table-row>
        <table:table-row table:style-name="ro1">
          <table:table-cell office:value-type="string" calcext:value-type="string">
            <text:p>0x38af5d8468446d1cc9baceb398855afd52bdf494</text:p>
          </table:table-cell>
          <table:table-cell office:value-type="float" office:value="35672.68" calcext:value-type="float">
            <text:p>35672.68</text:p>
          </table:table-cell>
          <table:table-cell/>
        </table:table-row>
        <table:table-row table:style-name="ro1">
          <table:table-cell office:value-type="string" calcext:value-type="string">
            <text:p>0x6f267c3a9ee2c095d390bfe39b01e41d8897f5d3</text:p>
          </table:table-cell>
          <table:table-cell office:value-type="float" office:value="35343.9865270662" calcext:value-type="float">
            <text:p>35343.9865270662</text:p>
          </table:table-cell>
          <table:table-cell/>
        </table:table-row>
        <table:table-row table:style-name="ro1">
          <table:table-cell office:value-type="string" calcext:value-type="string">
            <text:p>0xcc1004304901bd943079f2e75b642b77a094293a</text:p>
          </table:table-cell>
          <table:table-cell office:value-type="float" office:value="34682.2725263603" calcext:value-type="float">
            <text:p>34682.2725263603</text:p>
          </table:table-cell>
          <table:table-cell/>
        </table:table-row>
        <table:table-row table:style-name="ro1">
          <table:table-cell office:value-type="string" calcext:value-type="string">
            <text:p>0x002183113f3fedc5b494080954e5e8faeb070fd3</text:p>
          </table:table-cell>
          <table:table-cell office:value-type="float" office:value="33873.9081737446" calcext:value-type="float">
            <text:p>33873.9081737446</text:p>
          </table:table-cell>
          <table:table-cell/>
        </table:table-row>
        <table:table-row table:style-name="ro1">
          <table:table-cell office:value-type="string" calcext:value-type="string">
            <text:p>0x069ba6d642b5f4208fbb2ce6601df055bde32870</text:p>
          </table:table-cell>
          <table:table-cell office:value-type="float" office:value="32988" calcext:value-type="float">
            <text:p>32988</text:p>
          </table:table-cell>
          <table:table-cell/>
        </table:table-row>
        <table:table-row table:style-name="ro1">
          <table:table-cell office:value-type="string" calcext:value-type="string">
            <text:p>0x427c4f29b2885727a22d673b9686dcb0b0bb22c8</text:p>
          </table:table-cell>
          <table:table-cell office:value-type="float" office:value="32688.6222253118" calcext:value-type="float">
            <text:p>32688.6222253118</text:p>
          </table:table-cell>
          <table:table-cell/>
        </table:table-row>
        <table:table-row table:style-name="ro1">
          <table:table-cell office:value-type="string" calcext:value-type="string">
            <text:p>0x61c00b460b320935aae718c0ceb5d864c4864846</text:p>
          </table:table-cell>
          <table:table-cell office:value-type="float" office:value="32565.7868817289" calcext:value-type="float">
            <text:p>32565.7868817289</text:p>
          </table:table-cell>
          <table:table-cell/>
        </table:table-row>
        <table:table-row table:style-name="ro1">
          <table:table-cell office:value-type="string" calcext:value-type="string">
            <text:p>0x7ccf173012bfe53f16f4d6a2a4aea32abafcd04c</text:p>
          </table:table-cell>
          <table:table-cell office:value-type="float" office:value="29556.152289903" calcext:value-type="float">
            <text:p>29556.152289903</text:p>
          </table:table-cell>
          <table:table-cell/>
        </table:table-row>
        <table:table-row table:style-name="ro1">
          <table:table-cell office:value-type="string" calcext:value-type="string">
            <text:p>0x9b4497f73cc351d5716489bd09df1d794192c4ea</text:p>
          </table:table-cell>
          <table:table-cell office:value-type="float" office:value="27970.2844557473" calcext:value-type="float">
            <text:p>27970.2844557473</text:p>
          </table:table-cell>
          <table:table-cell/>
        </table:table-row>
        <table:table-row table:style-name="ro1">
          <table:table-cell office:value-type="string" calcext:value-type="string">
            <text:p>0x0375839d04610af2f57a2b6a31d6a0d36240f8e7</text:p>
          </table:table-cell>
          <table:table-cell office:value-type="float" office:value="26588.2099897771" calcext:value-type="float">
            <text:p>26588.2099897771</text:p>
          </table:table-cell>
          <table:table-cell/>
        </table:table-row>
        <table:table-row table:style-name="ro1">
          <table:table-cell office:value-type="string" calcext:value-type="string">
            <text:p>0x73db554270e3cb707df9d24038c1dbf8a9daa46a</text:p>
          </table:table-cell>
          <table:table-cell office:value-type="float" office:value="25000" calcext:value-type="float">
            <text:p>25000</text:p>
          </table:table-cell>
          <table:table-cell/>
        </table:table-row>
        <table:table-row table:style-name="ro1">
          <table:table-cell office:value-type="string" calcext:value-type="string">
            <text:p>0xd0a5e4c7082960616f9a022b4c6518f9290bad24</text:p>
          </table:table-cell>
          <table:table-cell office:value-type="float" office:value="24459.1988046722" calcext:value-type="float">
            <text:p>24459.1988046722</text:p>
          </table:table-cell>
          <table:table-cell/>
        </table:table-row>
        <table:table-row table:style-name="ro1">
          <table:table-cell office:value-type="string" calcext:value-type="string">
            <text:p>0x14f8993fab5bd7a69f9a9859825dbb795e914496</text:p>
          </table:table-cell>
          <table:table-cell office:value-type="float" office:value="24344.8266618943" calcext:value-type="float">
            <text:p>24344.8266618943</text:p>
          </table:table-cell>
          <table:table-cell/>
        </table:table-row>
        <table:table-row table:style-name="ro1">
          <table:table-cell office:value-type="string" calcext:value-type="string">
            <text:p>0xdde96f381ed443f0d8d41e176171dda5677abd91</text:p>
          </table:table-cell>
          <table:table-cell office:value-type="float" office:value="23084.5" calcext:value-type="float">
            <text:p>23084.5</text:p>
          </table:table-cell>
          <table:table-cell/>
        </table:table-row>
        <table:table-row table:style-name="ro1">
          <table:table-cell office:value-type="string" calcext:value-type="string">
            <text:p>0xb2622f79e68c65324ee83a5a23355625a3e7ddac</text:p>
          </table:table-cell>
          <table:table-cell office:value-type="float" office:value="21978.04" calcext:value-type="float">
            <text:p>21978.04</text:p>
          </table:table-cell>
          <table:table-cell/>
        </table:table-row>
        <table:table-row table:style-name="ro1">
          <table:table-cell office:value-type="string" calcext:value-type="string">
            <text:p>0xe4d6b3ccda6567e5aa511a6bb48b422287d22d16</text:p>
          </table:table-cell>
          <table:table-cell office:value-type="float" office:value="21646.9146072611" calcext:value-type="float">
            <text:p>21646.9146072611</text:p>
          </table:table-cell>
          <table:table-cell/>
        </table:table-row>
        <table:table-row table:style-name="ro1">
          <table:table-cell office:value-type="string" calcext:value-type="string">
            <text:p>0x670daad40694e9f8a3dff02bcb26cffec302f2d2</text:p>
          </table:table-cell>
          <table:table-cell office:value-type="float" office:value="20889.3061256496" calcext:value-type="float">
            <text:p>20889.3061256496</text:p>
          </table:table-cell>
          <table:table-cell/>
        </table:table-row>
        <table:table-row table:style-name="ro1">
          <table:table-cell office:value-type="string" calcext:value-type="string">
            <text:p>0xcc196a954ab81b234bbadaa5646306bd131b13ab</text:p>
          </table:table-cell>
          <table:table-cell office:value-type="float" office:value="20758.8217265286" calcext:value-type="float">
            <text:p>20758.8217265286</text:p>
          </table:table-cell>
          <table:table-cell/>
        </table:table-row>
        <table:table-row table:style-name="ro1">
          <table:table-cell office:value-type="string" calcext:value-type="string">
            <text:p>0xac2f8fa32f129978aade8693f1a20730f3f55dad</text:p>
          </table:table-cell>
          <table:table-cell office:value-type="float" office:value="20753.0512179953" calcext:value-type="float">
            <text:p>20753.0512179953</text:p>
          </table:table-cell>
          <table:table-cell/>
        </table:table-row>
        <table:table-row table:style-name="ro1">
          <table:table-cell office:value-type="string" calcext:value-type="string">
            <text:p>0xf558212da3053db61bcbd4ccdb294e2b5fe4bdff</text:p>
          </table:table-cell>
          <table:table-cell office:value-type="float" office:value="20600" calcext:value-type="float">
            <text:p>20600</text:p>
          </table:table-cell>
          <table:table-cell/>
        </table:table-row>
        <table:table-row table:style-name="ro1">
          <table:table-cell office:value-type="string" calcext:value-type="string">
            <text:p>0xf1cc5e97bfe8f997495aa36cfe7aec37dff44d29</text:p>
          </table:table-cell>
          <table:table-cell office:value-type="float" office:value="20493.2175725501" calcext:value-type="float">
            <text:p>20493.2175725501</text:p>
          </table:table-cell>
          <table:table-cell/>
        </table:table-row>
        <table:table-row table:style-name="ro1">
          <table:table-cell office:value-type="string" calcext:value-type="string">
            <text:p>0x88f09bdc8e99272588242a808052eb32702f88d0</text:p>
          </table:table-cell>
          <table:table-cell office:value-type="float" office:value="20249.8828080475" calcext:value-type="float">
            <text:p>20249.8828080475</text:p>
          </table:table-cell>
          <table:table-cell/>
        </table:table-row>
        <table:table-row table:style-name="ro1">
          <table:table-cell office:value-type="string" calcext:value-type="string">
            <text:p>0xa6096c169562f1a196d3f344fb5288d38c1cc35b</text:p>
          </table:table-cell>
          <table:table-cell office:value-type="float" office:value="20000.427" calcext:value-type="float">
            <text:p>20000.427</text:p>
          </table:table-cell>
          <table:table-cell/>
        </table:table-row>
        <table:table-row table:style-name="ro1">
          <table:table-cell office:value-type="string" calcext:value-type="string">
            <text:p>0x8d9004e297950cac958729153fd7bb707d691338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string" calcext:value-type="string">
            <text:p>0xe3850dd2d3ff90c490723fa5266dd535bf262b60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string" calcext:value-type="string">
            <text:p>0xa55c13d8fbc4de8fa8ee815afddc43039c319865</text:p>
          </table:table-cell>
          <table:table-cell office:value-type="float" office:value="19266.87" calcext:value-type="float">
            <text:p>19266.87</text:p>
          </table:table-cell>
          <table:table-cell/>
        </table:table-row>
        <table:table-row table:style-name="ro1">
          <table:table-cell office:value-type="string" calcext:value-type="string">
            <text:p>0x15bbcf76110505d3be5a9eb10c63f57f66d20c40</text:p>
          </table:table-cell>
          <table:table-cell office:value-type="float" office:value="18655.1475559276" calcext:value-type="float">
            <text:p>18655.1475559276</text:p>
          </table:table-cell>
          <table:table-cell/>
        </table:table-row>
        <table:table-row table:style-name="ro1">
          <table:table-cell office:value-type="string" calcext:value-type="string">
            <text:p>0xf43980568236dca48fd9242773c7ebf3bbcab87c</text:p>
          </table:table-cell>
          <table:table-cell office:value-type="float" office:value="18589.1686622065" calcext:value-type="float">
            <text:p>18589.1686622065</text:p>
          </table:table-cell>
          <table:table-cell/>
        </table:table-row>
        <table:table-row table:style-name="ro1">
          <table:table-cell office:value-type="string" calcext:value-type="string">
            <text:p>0x84c378e255b91996ed968e45c5beeb2f1db12d0a</text:p>
          </table:table-cell>
          <table:table-cell office:value-type="float" office:value="18422.4987108804" calcext:value-type="float">
            <text:p>18422.4987108804</text:p>
          </table:table-cell>
          <table:table-cell/>
        </table:table-row>
        <table:table-row table:style-name="ro1">
          <table:table-cell office:value-type="string" calcext:value-type="string">
            <text:p>0xdf7d9257d4e41f9090b62e027a9af239fe60e76d</text:p>
          </table:table-cell>
          <table:table-cell office:value-type="float" office:value="18145.0179786095" calcext:value-type="float">
            <text:p>18145.0179786095</text:p>
          </table:table-cell>
          <table:table-cell/>
        </table:table-row>
        <table:table-row table:style-name="ro1">
          <table:table-cell office:value-type="string" calcext:value-type="string">
            <text:p>0x6193ab7352f01af1914e58db81dc7dc3d8904261</text:p>
          </table:table-cell>
          <table:table-cell office:value-type="float" office:value="17800" calcext:value-type="float">
            <text:p>17800</text:p>
          </table:table-cell>
          <table:table-cell/>
        </table:table-row>
        <table:table-row table:style-name="ro1">
          <table:table-cell office:value-type="string" calcext:value-type="string">
            <text:p>0x941f345628efc36cff31970f0bd098a3f9748ec4</text:p>
          </table:table-cell>
          <table:table-cell office:value-type="float" office:value="17247.6233015488" calcext:value-type="float">
            <text:p>17247.6233015488</text:p>
          </table:table-cell>
          <table:table-cell/>
        </table:table-row>
        <table:table-row table:style-name="ro1">
          <table:table-cell office:value-type="string" calcext:value-type="string">
            <text:p>0x9ca910038faea585b3fb52374b5557d14b2b32c3</text:p>
          </table:table-cell>
          <table:table-cell office:value-type="float" office:value="17027.7236103684" calcext:value-type="float">
            <text:p>17027.7236103684</text:p>
          </table:table-cell>
          <table:table-cell/>
        </table:table-row>
        <table:table-row table:style-name="ro1">
          <table:table-cell office:value-type="string" calcext:value-type="string">
            <text:p>0x0d388658633418e8e51a7cf67c7059f863f053d9</text:p>
          </table:table-cell>
          <table:table-cell office:value-type="float" office:value="17000" calcext:value-type="float">
            <text:p>17000</text:p>
          </table:table-cell>
          <table:table-cell/>
        </table:table-row>
        <table:table-row table:style-name="ro1">
          <table:table-cell office:value-type="string" calcext:value-type="string">
            <text:p>0x70c4bcc07a2bfc0cff3c7099b4a9e0ebca181c02</text:p>
          </table:table-cell>
          <table:table-cell office:value-type="float" office:value="16832.1520635045" calcext:value-type="float">
            <text:p>16832.1520635045</text:p>
          </table:table-cell>
          <table:table-cell/>
        </table:table-row>
        <table:table-row table:style-name="ro1">
          <table:table-cell office:value-type="string" calcext:value-type="string">
            <text:p>0x217ba130ce2452d3793fd524c11ddee63898aff7</text:p>
          </table:table-cell>
          <table:table-cell office:value-type="float" office:value="16499.9996657329" calcext:value-type="float">
            <text:p>16499.9996657329</text:p>
          </table:table-cell>
          <table:table-cell/>
        </table:table-row>
        <table:table-row table:style-name="ro1">
          <table:table-cell office:value-type="string" calcext:value-type="string">
            <text:p>0x2a14320378142995de73cb33c1e6ec1823d649c1</text:p>
          </table:table-cell>
          <table:table-cell office:value-type="float" office:value="16200" calcext:value-type="float">
            <text:p>16200</text:p>
          </table:table-cell>
          <table:table-cell/>
        </table:table-row>
        <table:table-row table:style-name="ro1">
          <table:table-cell office:value-type="string" calcext:value-type="string">
            <text:p>0x12187fce1dfb9858ebeb007cecc43a6222f2d860</text:p>
          </table:table-cell>
          <table:table-cell office:value-type="float" office:value="15827.8611873637" calcext:value-type="float">
            <text:p>15827.8611873637</text:p>
          </table:table-cell>
          <table:table-cell/>
        </table:table-row>
        <table:table-row table:style-name="ro1">
          <table:table-cell office:value-type="string" calcext:value-type="string">
            <text:p>0xb0fab30fddbc25610872212d4632906afa0e4662</text:p>
          </table:table-cell>
          <table:table-cell office:value-type="float" office:value="15757.45" calcext:value-type="float">
            <text:p>15757.45</text:p>
          </table:table-cell>
          <table:table-cell/>
        </table:table-row>
        <table:table-row table:style-name="ro1">
          <table:table-cell office:value-type="string" calcext:value-type="string">
            <text:p>0x091bbc0469fc3020a97b144b76a1da761e330287</text:p>
          </table:table-cell>
          <table:table-cell office:value-type="float" office:value="15750" calcext:value-type="float">
            <text:p>15750</text:p>
          </table:table-cell>
          <table:table-cell/>
        </table:table-row>
        <table:table-row table:style-name="ro1">
          <table:table-cell office:value-type="string" calcext:value-type="string">
            <text:p>0x17f20515dd55fb487a56482b7a41883726f211bd</text:p>
          </table:table-cell>
          <table:table-cell office:value-type="float" office:value="15043.0299505629" calcext:value-type="float">
            <text:p>15043.0299505629</text:p>
          </table:table-cell>
          <table:table-cell/>
        </table:table-row>
        <table:table-row table:style-name="ro1">
          <table:table-cell office:value-type="string" calcext:value-type="string">
            <text:p>0xba41cf8ccdf111b97a3c3886b827c4aad5e367a2</text:p>
          </table:table-cell>
          <table:table-cell office:value-type="float" office:value="14981.4778" calcext:value-type="float">
            <text:p>14981.4778</text:p>
          </table:table-cell>
          <table:table-cell/>
        </table:table-row>
        <table:table-row table:style-name="ro1">
          <table:table-cell office:value-type="string" calcext:value-type="string">
            <text:p>0xf0347ed4a1a74a6ae7dd1cfa48a3477fee461771</text:p>
          </table:table-cell>
          <table:table-cell office:value-type="float" office:value="14571.8247088531" calcext:value-type="float">
            <text:p>14571.8247088531</text:p>
          </table:table-cell>
          <table:table-cell/>
        </table:table-row>
        <table:table-row table:style-name="ro1">
          <table:table-cell office:value-type="string" calcext:value-type="string">
            <text:p>0xb7135660e688dc83c47fb7c162018a3db3c8ca70</text:p>
          </table:table-cell>
          <table:table-cell office:value-type="float" office:value="14454.278" calcext:value-type="float">
            <text:p>14454.278</text:p>
          </table:table-cell>
          <table:table-cell/>
        </table:table-row>
        <table:table-row table:style-name="ro1">
          <table:table-cell office:value-type="string" calcext:value-type="string">
            <text:p>0xa0b28b78426d3ceb3183edec7d45f6188dcaf955</text:p>
          </table:table-cell>
          <table:table-cell office:value-type="float" office:value="14390" calcext:value-type="float">
            <text:p>14390</text:p>
          </table:table-cell>
          <table:table-cell/>
        </table:table-row>
        <table:table-row table:style-name="ro1">
          <table:table-cell office:value-type="string" calcext:value-type="string">
            <text:p>0xcafd3d1481a4844b0ace49893e1bcc01c2b4cc69</text:p>
          </table:table-cell>
          <table:table-cell office:value-type="float" office:value="12830.1351153381" calcext:value-type="float">
            <text:p>12830.1351153381</text:p>
          </table:table-cell>
          <table:table-cell/>
        </table:table-row>
        <table:table-row table:style-name="ro1">
          <table:table-cell office:value-type="string" calcext:value-type="string">
            <text:p>0x3502dd31dba220c3d5ced698ed7ecfb68a321f0b</text:p>
          </table:table-cell>
          <table:table-cell office:value-type="float" office:value="12600.7334668877" calcext:value-type="float">
            <text:p>12600.7334668877</text:p>
          </table:table-cell>
          <table:table-cell/>
        </table:table-row>
        <table:table-row table:style-name="ro1">
          <table:table-cell office:value-type="string" calcext:value-type="string">
            <text:p>0xf5377596c48fab1867ba358321a7463a6df075ef</text:p>
          </table:table-cell>
          <table:table-cell office:value-type="float" office:value="12457.8771848686" calcext:value-type="float">
            <text:p>12457.8771848686</text:p>
          </table:table-cell>
          <table:table-cell/>
        </table:table-row>
        <table:table-row table:style-name="ro1">
          <table:table-cell office:value-type="string" calcext:value-type="string">
            <text:p>0x2870724264bdc078c2bd0914b9e58ab26de51385</text:p>
          </table:table-cell>
          <table:table-cell office:value-type="float" office:value="12447.234416117" calcext:value-type="float">
            <text:p>12447.234416117</text:p>
          </table:table-cell>
          <table:table-cell/>
        </table:table-row>
        <table:table-row table:style-name="ro1">
          <table:table-cell office:value-type="string" calcext:value-type="string">
            <text:p>0x5785fd6a2c4e11a6f3cce7dad5700ca9db63bbdb</text:p>
          </table:table-cell>
          <table:table-cell office:value-type="float" office:value="12395.2638" calcext:value-type="float">
            <text:p>12395.2638</text:p>
          </table:table-cell>
          <table:table-cell/>
        </table:table-row>
        <table:table-row table:style-name="ro1">
          <table:table-cell office:value-type="string" calcext:value-type="string">
            <text:p>0x8c5e514cae40a766ef4137eacfec9df6c7b11822</text:p>
          </table:table-cell>
          <table:table-cell office:value-type="float" office:value="12294.176" calcext:value-type="float">
            <text:p>12294.176</text:p>
          </table:table-cell>
          <table:table-cell/>
        </table:table-row>
        <table:table-row table:style-name="ro1">
          <table:table-cell office:value-type="string" calcext:value-type="string">
            <text:p>0x864f027fa00958fdd252c4edf9621f9f3f6f8e60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0x1a733f3cd7056e8e9e2a8eeb14d651d65473b1b7</text:p>
          </table:table-cell>
          <table:table-cell office:value-type="float" office:value="11674.11" calcext:value-type="float">
            <text:p>11674.11</text:p>
          </table:table-cell>
          <table:table-cell/>
        </table:table-row>
        <table:table-row table:style-name="ro1">
          <table:table-cell office:value-type="string" calcext:value-type="string">
            <text:p>0xc84035b20cf0144d943c8754d2d8fbcf73a55ab9</text:p>
          </table:table-cell>
          <table:table-cell office:value-type="float" office:value="11083.1751064412" calcext:value-type="float">
            <text:p>11083.1751064412</text:p>
          </table:table-cell>
          <table:table-cell/>
        </table:table-row>
        <table:table-row table:style-name="ro1">
          <table:table-cell office:value-type="string" calcext:value-type="string">
            <text:p>0x1ce3bffcaa2a8b652cd0ab46871d1e0f825cfd52</text:p>
          </table:table-cell>
          <table:table-cell office:value-type="float" office:value="11001.57" calcext:value-type="float">
            <text:p>11001.57</text:p>
          </table:table-cell>
          <table:table-cell/>
        </table:table-row>
        <table:table-row table:style-name="ro1">
          <table:table-cell office:value-type="string" calcext:value-type="string">
            <text:p>0x34318625818ec13f11835ae97353ce377d6f590a</text:p>
          </table:table-cell>
          <table:table-cell office:value-type="float" office:value="10558.9058098953" calcext:value-type="float">
            <text:p>10558.9058098953</text:p>
          </table:table-cell>
          <table:table-cell/>
        </table:table-row>
        <table:table-row table:style-name="ro1">
          <table:table-cell office:value-type="string" calcext:value-type="string">
            <text:p>0x8bf9e041300c3c01f75b7ecafddb5ecc706d52bb</text:p>
          </table:table-cell>
          <table:table-cell office:value-type="float" office:value="10484.8346448167" calcext:value-type="float">
            <text:p>10484.8346448167</text:p>
          </table:table-cell>
          <table:table-cell/>
        </table:table-row>
        <table:table-row table:style-name="ro1">
          <table:table-cell office:value-type="string" calcext:value-type="string">
            <text:p>0xb7ccd2c726b248022285862c9e0186c9654240d6</text:p>
          </table:table-cell>
          <table:table-cell office:value-type="float" office:value="10455.28" calcext:value-type="float">
            <text:p>10455.28</text:p>
          </table:table-cell>
          <table:table-cell/>
        </table:table-row>
        <table:table-row table:style-name="ro1">
          <table:table-cell office:value-type="string" calcext:value-type="string">
            <text:p>0xad639915eb7b533bfdef9e2d80308fd9713b76e1</text:p>
          </table:table-cell>
          <table:table-cell office:value-type="float" office:value="10199" calcext:value-type="float">
            <text:p>10199</text:p>
          </table:table-cell>
          <table:table-cell/>
        </table:table-row>
        <table:table-row table:style-name="ro1">
          <table:table-cell office:value-type="string" calcext:value-type="string">
            <text:p>0xebb672d1f1bc5ef73110893174b7da5198e1ad42</text:p>
          </table:table-cell>
          <table:table-cell office:value-type="float" office:value="10011.9348466765" calcext:value-type="float">
            <text:p>10011.9348466765</text:p>
          </table:table-cell>
          <table:table-cell/>
        </table:table-row>
        <table:table-row table:style-name="ro1">
          <table:table-cell office:value-type="string" calcext:value-type="string">
            <text:p>0xc22cb3489144372d6f4643f6ee547a7c55ef04fa</text:p>
          </table:table-cell>
          <table:table-cell office:value-type="float" office:value="10011.7319319922" calcext:value-type="float">
            <text:p>10011.7319319922</text:p>
          </table:table-cell>
          <table:table-cell/>
        </table:table-row>
        <table:table-row table:style-name="ro1">
          <table:table-cell office:value-type="string" calcext:value-type="string">
            <text:p>0xd3c07aacd9ee3199564adc4bbb10c10d460cfc88</text:p>
          </table:table-cell>
          <table:table-cell office:value-type="float" office:value="10000.0000000046" calcext:value-type="float">
            <text:p>10000.0000000046</text:p>
          </table:table-cell>
          <table:table-cell/>
        </table:table-row>
        <table:table-row table:style-name="ro1">
          <table:table-cell office:value-type="string" calcext:value-type="string">
            <text:p>0x0a2b6b234fb42556ebf966638412cb1dbf631122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0x531d99ba413ce3e996904c43cb482ac37ead1645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0x22032257b35f492e00aa0d0e3838087973ba5b58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0x23e122e355c87636748a818cdc38e38f852ca9a8</text:p>
          </table:table-cell>
          <table:table-cell office:value-type="float" office:value="9872.1025001981" calcext:value-type="float">
            <text:p>9872.1025001981</text:p>
          </table:table-cell>
          <table:table-cell/>
        </table:table-row>
        <table:table-row table:style-name="ro1">
          <table:table-cell office:value-type="string" calcext:value-type="string">
            <text:p>0x6432ea2b717901f4b6cb03ffae2267c9b6e85f3c</text:p>
          </table:table-cell>
          <table:table-cell office:value-type="float" office:value="9628.67186644002" calcext:value-type="float">
            <text:p>9628.67186644002</text:p>
          </table:table-cell>
          <table:table-cell/>
        </table:table-row>
        <table:table-row table:style-name="ro1">
          <table:table-cell office:value-type="string" calcext:value-type="string">
            <text:p>0x54add9102b07dcf2aaee88b5dfbf0554eb2d8893</text:p>
          </table:table-cell>
          <table:table-cell office:value-type="float" office:value="9250.89151316139" calcext:value-type="float">
            <text:p>9250.89151316139</text:p>
          </table:table-cell>
          <table:table-cell/>
        </table:table-row>
        <table:table-row table:style-name="ro1">
          <table:table-cell office:value-type="string" calcext:value-type="string">
            <text:p>0xd778555afa02af57f077bd48b1204c5405d28887</text:p>
          </table:table-cell>
          <table:table-cell office:value-type="float" office:value="53399.49864842" calcext:value-type="float">
            <text:p>53399.49864842</text:p>
          </table:table-cell>
          <table:table-cell/>
        </table:table-row>
        <table:table-row table:style-name="ro1">
          <table:table-cell office:value-type="string" calcext:value-type="string">
            <text:p>0xc391e5aed6881e12bbd990eb6059fb17cfd09383</text:p>
          </table:table-cell>
          <table:table-cell office:value-type="float" office:value="43763.13000919" calcext:value-type="float">
            <text:p>43763.13000919</text:p>
          </table:table-cell>
          <table:table-cell/>
        </table:table-row>
        <table:table-row table:style-name="ro1">
          <table:table-cell office:value-type="string" calcext:value-type="string">
            <text:p>0xbaf65754df009c67107e96685fba02517d0928fc</text:p>
          </table:table-cell>
          <table:table-cell office:value-type="float" office:value="43157.41329071" calcext:value-type="float">
            <text:p>43157.41329071</text:p>
          </table:table-cell>
          <table:table-cell/>
        </table:table-row>
        <table:table-row table:style-name="ro1">
          <table:table-cell office:value-type="string" calcext:value-type="string">
            <text:p>0xc2d45eb3d2aa49472faf2c7603c87f16559b1254</text:p>
          </table:table-cell>
          <table:table-cell office:value-type="float" office:value="25031.29953669" calcext:value-type="float">
            <text:p>25031.29953669</text:p>
          </table:table-cell>
          <table:table-cell/>
        </table:table-row>
        <table:table-row table:style-name="ro1">
          <table:table-cell office:value-type="string" calcext:value-type="string">
            <text:p>0xd43e068b6721bf3f2dd62a0d562d777a7fc48171</text:p>
          </table:table-cell>
          <table:table-cell office:value-type="float" office:value="22441.85576334" calcext:value-type="float">
            <text:p>22441.85576334</text:p>
          </table:table-cell>
          <table:table-cell/>
        </table:table-row>
        <table:table-row table:style-name="ro1">
          <table:table-cell office:value-type="string" calcext:value-type="string">
            <text:p>0x41fec248777efa4bdba27108cef74da24b74a4bb</text:p>
          </table:table-cell>
          <table:table-cell office:value-type="float" office:value="11762.19558224" calcext:value-type="float">
            <text:p>11762.19558224</text:p>
          </table:table-cell>
          <table:table-cell/>
        </table:table-row>
        <table:table-row table:style-name="ro1">
          <table:table-cell office:value-type="string" calcext:value-type="string">
            <text:p>0x257d13eb0651843fbfd880754794f50ceaf4ce0c</text:p>
          </table:table-cell>
          <table:table-cell office:value-type="float" office:value="10882.27831183" calcext:value-type="float">
            <text:p>10882.27831183</text:p>
          </table:table-cell>
          <table:table-cell/>
        </table:table-row>
        <table:table-row table:style-name="ro1">
          <table:table-cell office:value-type="string" calcext:value-type="string">
            <text:p>0x7132c9f36abe62eab74cdfdd08c154c9ae45691b</text:p>
          </table:table-cell>
          <table:table-cell office:value-type="float" office:value="8484.42610817" calcext:value-type="float">
            <text:p>8484.42610817</text:p>
          </table:table-cell>
          <table:table-cell/>
        </table:table-row>
        <table:table-row table:style-name="ro1">
          <table:table-cell office:value-type="string" calcext:value-type="string">
            <text:p>0xb72e9541fe46384d6942291f7b11db6bbb7da956</text:p>
          </table:table-cell>
          <table:table-cell office:value-type="float" office:value="7224.55073677" calcext:value-type="float">
            <text:p>7224.55073677</text:p>
          </table:table-cell>
          <table:table-cell/>
        </table:table-row>
        <table:table-row table:style-name="ro1">
          <table:table-cell office:value-type="string" calcext:value-type="string">
            <text:p>0xdec5190d59ed370aeed30341dcda3a2b8888e9c2</text:p>
          </table:table-cell>
          <table:table-cell office:value-type="float" office:value="4019.10982654" calcext:value-type="float">
            <text:p>4019.10982654</text:p>
          </table:table-cell>
          <table:table-cell/>
        </table:table-row>
        <table:table-row table:style-name="ro1">
          <table:table-cell office:value-type="string" calcext:value-type="string">
            <text:p>0x1b631db2e844c99559f187e17e3c7a16a56be161</text:p>
          </table:table-cell>
          <table:table-cell office:value-type="float" office:value="3631.1531083" calcext:value-type="float">
            <text:p>3631.1531083</text:p>
          </table:table-cell>
          <table:table-cell/>
        </table:table-row>
        <table:table-row table:style-name="ro1">
          <table:table-cell office:value-type="string" calcext:value-type="string">
            <text:p>0xbd5529bab4b7e432465933020579cab5581ea1cf</text:p>
          </table:table-cell>
          <table:table-cell office:value-type="float" office:value="3443.19462204" calcext:value-type="float">
            <text:p>3443.19462204</text:p>
          </table:table-cell>
          <table:table-cell/>
        </table:table-row>
        <table:table-row table:style-name="ro1">
          <table:table-cell office:value-type="string" calcext:value-type="string">
            <text:p>0x58d995b6dfab4a82df05914c6031d59b96a3aa41</text:p>
          </table:table-cell>
          <table:table-cell office:value-type="float" office:value="3199.84274969" calcext:value-type="float">
            <text:p>3199.84274969</text:p>
          </table:table-cell>
          <table:table-cell/>
        </table:table-row>
        <table:table-row table:style-name="ro1">
          <table:table-cell office:value-type="string" calcext:value-type="string">
            <text:p>0x82dd6d3a2a0790bab2348a3b3cbc1842ef704ef6</text:p>
          </table:table-cell>
          <table:table-cell office:value-type="float" office:value="3097.97452398" calcext:value-type="float">
            <text:p>3097.97452398</text:p>
          </table:table-cell>
          <table:table-cell/>
        </table:table-row>
        <table:table-row table:style-name="ro1">
          <table:table-cell office:value-type="string" calcext:value-type="string">
            <text:p>0x5d2221948bf991ef3be560f9159e58417d8c370a</text:p>
          </table:table-cell>
          <table:table-cell office:value-type="float" office:value="2520.39229414" calcext:value-type="float">
            <text:p>2520.39229414</text:p>
          </table:table-cell>
          <table:table-cell/>
        </table:table-row>
        <table:table-row table:style-name="ro1">
          <table:table-cell office:value-type="string" calcext:value-type="string">
            <text:p>0x6a42fc9cb17c5034e9293e0ad960c7592de3f580</text:p>
          </table:table-cell>
          <table:table-cell office:value-type="float" office:value="2189.45718089" calcext:value-type="float">
            <text:p>2189.45718089</text:p>
          </table:table-cell>
          <table:table-cell/>
        </table:table-row>
        <table:table-row table:style-name="ro1">
          <table:table-cell office:value-type="string" calcext:value-type="string">
            <text:p>0xdf97638d71d49a48b81394f5a9409a0241339ec4</text:p>
          </table:table-cell>
          <table:table-cell office:value-type="float" office:value="1294.72186839" calcext:value-type="float">
            <text:p>1294.72186839</text:p>
          </table:table-cell>
          <table:table-cell/>
        </table:table-row>
        <table:table-row table:style-name="ro1">
          <table:table-cell office:value-type="string" calcext:value-type="string">
            <text:p>0xd994ad9764781747ce07f27300161d9086d8488a</text:p>
          </table:table-cell>
          <table:table-cell office:value-type="float" office:value="980.27517271" calcext:value-type="float">
            <text:p>980.27517271</text:p>
          </table:table-cell>
          <table:table-cell/>
        </table:table-row>
        <table:table-row table:style-name="ro1">
          <table:table-cell office:value-type="string" calcext:value-type="string">
            <text:p>0xcca057d1562decd2d5b82c8c630ee736e44b053f</text:p>
          </table:table-cell>
          <table:table-cell office:value-type="float" office:value="843.5862943" calcext:value-type="float">
            <text:p>843.5862943</text:p>
          </table:table-cell>
          <table:table-cell/>
        </table:table-row>
        <table:table-row table:style-name="ro1">
          <table:table-cell office:value-type="string" calcext:value-type="string">
            <text:p>0xb8760891cc0ada4bb72308cc777321a0102cb0d4</text:p>
          </table:table-cell>
          <table:table-cell office:value-type="float" office:value="793.61133631" calcext:value-type="float">
            <text:p>793.61133631</text:p>
          </table:table-cell>
          <table:table-cell/>
        </table:table-row>
        <table:table-row table:style-name="ro1">
          <table:table-cell office:value-type="string" calcext:value-type="string">
            <text:p>0x4298e663517593284ad4fe199b21815bd48a9969</text:p>
          </table:table-cell>
          <table:table-cell office:value-type="float" office:value="624.35300708" calcext:value-type="float">
            <text:p>624.35300708</text:p>
          </table:table-cell>
          <table:table-cell/>
        </table:table-row>
        <table:table-row table:style-name="ro1">
          <table:table-cell office:value-type="string" calcext:value-type="string">
            <text:p>0x1d00ffffb205cc0c5a51e7c77a7668a8b90bbb90</text:p>
          </table:table-cell>
          <table:table-cell office:value-type="float" office:value="449.08634389" calcext:value-type="float">
            <text:p>449.08634389</text:p>
          </table:table-cell>
          <table:table-cell/>
        </table:table-row>
        <table:table-row table:style-name="ro1">
          <table:table-cell office:value-type="string" calcext:value-type="string">
            <text:p>0xcea7f848b417eca70ee8f9208e13caf53cbcb9d7</text:p>
          </table:table-cell>
          <table:table-cell office:value-type="float" office:value="421.79131875" calcext:value-type="float">
            <text:p>421.79131875</text:p>
          </table:table-cell>
          <table:table-cell/>
        </table:table-row>
        <table:table-row table:style-name="ro1">
          <table:table-cell office:value-type="string" calcext:value-type="string">
            <text:p>0xd3da00e32e4f93b2d8579ab9a160dbab8717d2e6</text:p>
          </table:table-cell>
          <table:table-cell office:value-type="float" office:value="302.0996131" calcext:value-type="float">
            <text:p>302.0996131</text:p>
          </table:table-cell>
          <table:table-cell/>
        </table:table-row>
        <table:table-row table:style-name="ro1">
          <table:table-cell office:value-type="string" calcext:value-type="string">
            <text:p>0xb835367ae1cafcea58a10a51b17fea25d16c3dab</text:p>
          </table:table-cell>
          <table:table-cell office:value-type="float" office:value="253.07273878" calcext:value-type="float">
            <text:p>253.07273878</text:p>
          </table:table-cell>
          <table:table-cell/>
        </table:table-row>
        <table:table-row table:style-name="ro1">
          <table:table-cell office:value-type="string" calcext:value-type="string">
            <text:p>0x40ec5b33f54e0e8a33a975908c5ba1c14e5bbbdf</text:p>
          </table:table-cell>
          <table:table-cell office:value-type="float" office:value="122969095.260035" calcext:value-type="float">
            <text:p>122969095.260035</text:p>
          </table:table-cell>
          <table:table-cell/>
        </table:table-row>
        <table:table-row table:style-name="ro1">
          <table:table-cell office:value-type="string" calcext:value-type="string">
            <text:p>0x706a62cae6c65472cce04a8d013156d071f8c998</text:p>
          </table:table-cell>
          <table:table-cell office:value-type="float" office:value="29947094.2570319" calcext:value-type="float">
            <text:p>29947094.2570319</text:p>
          </table:table-cell>
          <table:table-cell/>
        </table:table-row>
        <table:table-row table:style-name="ro1">
          <table:table-cell office:value-type="string" calcext:value-type="string">
            <text:p>0x44fcbc53d0fa5d0b0fb7c03056348f8582b3ef8e</text:p>
          </table:table-cell>
          <table:table-cell office:value-type="float" office:value="14597670.9053037" calcext:value-type="float">
            <text:p>14597670.9053037</text:p>
          </table:table-cell>
          <table:table-cell/>
        </table:table-row>
        <table:table-row table:style-name="ro1">
          <table:table-cell office:value-type="string" calcext:value-type="string">
            <text:p>0x082b720131167872b87c9c7870f470ef78be9b37</text:p>
          </table:table-cell>
          <table:table-cell office:value-type="float" office:value="14259842.3283454" calcext:value-type="float">
            <text:p>14259842.3283454</text:p>
          </table:table-cell>
          <table:table-cell/>
        </table:table-row>
        <table:table-row table:style-name="ro1">
          <table:table-cell office:value-type="string" calcext:value-type="string">
            <text:p>0xe6de8b0c1271faec72f4e21a212717dd2745c126</text:p>
          </table:table-cell>
          <table:table-cell office:value-type="float" office:value="14174283.1859781" calcext:value-type="float">
            <text:p>14174283.1859781</text:p>
          </table:table-cell>
          <table:table-cell/>
        </table:table-row>
        <table:table-row table:style-name="ro1">
          <table:table-cell office:value-type="string" calcext:value-type="string">
            <text:p>0xbf45f4280cfbe7c2d2515a7d984b8c71c15e82b7</text:p>
          </table:table-cell>
          <table:table-cell office:value-type="float" office:value="9611893.63879192" calcext:value-type="float">
            <text:p>9611893.63879192</text:p>
          </table:table-cell>
          <table:table-cell/>
        </table:table-row>
        <table:table-row table:style-name="ro1">
          <table:table-cell office:value-type="string" calcext:value-type="string">
            <text:p>0x539cb07a12beacc3dde973c7b2338f1b1c20dddd</text:p>
          </table:table-cell>
          <table:table-cell office:value-type="float" office:value="9000000" calcext:value-type="float">
            <text:p>9000000</text:p>
          </table:table-cell>
          <table:table-cell/>
        </table:table-row>
        <table:table-row table:style-name="ro1">
          <table:table-cell office:value-type="string" calcext:value-type="string">
            <text:p>0xed89a516cfb6f6dc9a943425591ba6caa565f948</text:p>
          </table:table-cell>
          <table:table-cell office:value-type="float" office:value="8735937.67236897" calcext:value-type="float">
            <text:p>8735937.67236897</text:p>
          </table:table-cell>
          <table:table-cell/>
        </table:table-row>
        <table:table-row table:style-name="ro1">
          <table:table-cell office:value-type="string" calcext:value-type="string">
            <text:p>0x93da7b2830e3932d906749e67a7ce1fbf3a5366d</text:p>
          </table:table-cell>
          <table:table-cell office:value-type="float" office:value="7520975.39918592" calcext:value-type="float">
            <text:p>7520975.39918592</text:p>
          </table:table-cell>
          <table:table-cell/>
        </table:table-row>
        <table:table-row table:style-name="ro1">
          <table:table-cell office:value-type="string" calcext:value-type="string">
            <text:p>0xbd4ae0dc3c0fa45e0119d3c108acde1dad5e7825</text:p>
          </table:table-cell>
          <table:table-cell office:value-type="float" office:value="7500000.84945653" calcext:value-type="float">
            <text:p>7500000.84945653</text:p>
          </table:table-cell>
          <table:table-cell/>
        </table:table-row>
        <table:table-row table:style-name="ro1">
          <table:table-cell office:value-type="string" calcext:value-type="string">
            <text:p>0x696883cea7a9ce83a4a276a8f3447dfacc65f466</text:p>
          </table:table-cell>
          <table:table-cell office:value-type="float" office:value="6688066.57273491" calcext:value-type="float">
            <text:p>6688066.57273491</text:p>
          </table:table-cell>
          <table:table-cell/>
        </table:table-row>
        <table:table-row table:style-name="ro1">
          <table:table-cell office:value-type="string" calcext:value-type="string">
            <text:p>0xc922de5385d2f08218cef5b686ba8d790d718010</text:p>
          </table:table-cell>
          <table:table-cell office:value-type="float" office:value="6365170.69927978" calcext:value-type="float">
            <text:p>6365170.69927978</text:p>
          </table:table-cell>
          <table:table-cell/>
        </table:table-row>
        <table:table-row table:style-name="ro1">
          <table:table-cell office:value-type="string" calcext:value-type="string">
            <text:p>0x3d5a9e766ceb574b05b6f4ee4f55cffa174a0cbd</text:p>
          </table:table-cell>
          <table:table-cell office:value-type="float" office:value="5306873.72605638" calcext:value-type="float">
            <text:p>5306873.72605638</text:p>
          </table:table-cell>
          <table:table-cell/>
        </table:table-row>
        <table:table-row table:style-name="ro1">
          <table:table-cell office:value-type="string" calcext:value-type="string">
            <text:p>0xB5CF1cf6Cb169C85863E3ecEf1C73418aEb0F81F</text:p>
          </table:table-cell>
          <table:table-cell office:value-type="float" office:value="5023182.0727902" calcext:value-type="float">
            <text:p>5023182.0727902</text:p>
          </table:table-cell>
          <table:table-cell/>
        </table:table-row>
        <table:table-row table:style-name="ro1">
          <table:table-cell office:value-type="string" calcext:value-type="string">
            <text:p>0xbc60aa031a9f34bd7992c99eae5e2c4dd1b5dbc3</text:p>
          </table:table-cell>
          <table:table-cell office:value-type="float" office:value="4707496.67253544" calcext:value-type="float">
            <text:p>4707496.67253544</text:p>
          </table:table-cell>
          <table:table-cell/>
        </table:table-row>
        <table:table-row table:style-name="ro1">
          <table:table-cell office:value-type="string" calcext:value-type="string">
            <text:p>0x8d12a197cb00d4747a1fe03395095ce2a5cc6819</text:p>
          </table:table-cell>
          <table:table-cell office:value-type="float" office:value="4454441.21832074" calcext:value-type="float">
            <text:p>4454441.21832074</text:p>
          </table:table-cell>
          <table:table-cell/>
        </table:table-row>
        <table:table-row table:style-name="ro1">
          <table:table-cell office:value-type="string" calcext:value-type="string">
            <text:p>0x952a94c743c51370c523ac3902a951e645a8179d</text:p>
          </table:table-cell>
          <table:table-cell office:value-type="float" office:value="4340749.07567188" calcext:value-type="float">
            <text:p>4340749.07567188</text:p>
          </table:table-cell>
          <table:table-cell/>
        </table:table-row>
        <table:table-row table:style-name="ro1">
          <table:table-cell office:value-type="string" calcext:value-type="string">
            <text:p>0x312deeef09e8a8bbc4a6ce2b3fcb395813be09df</text:p>
          </table:table-cell>
          <table:table-cell office:value-type="float" office:value="4275000" calcext:value-type="float">
            <text:p>4275000</text:p>
          </table:table-cell>
          <table:table-cell/>
        </table:table-row>
        <table:table-row table:style-name="ro1">
          <table:table-cell office:value-type="string" calcext:value-type="string">
            <text:p>0xc09d6e62f919d0c856f0a144073b85ac8a9e5c75</text:p>
          </table:table-cell>
          <table:table-cell office:value-type="float" office:value="4121407.2904527" calcext:value-type="float">
            <text:p>4121407.2904527</text:p>
          </table:table-cell>
          <table:table-cell/>
        </table:table-row>
        <table:table-row table:style-name="ro1">
          <table:table-cell office:value-type="string" calcext:value-type="string">
            <text:p>0xb911194d69080ec507be3861a10716f6767df759</text:p>
          </table:table-cell>
          <table:table-cell office:value-type="float" office:value="3905788.95416914" calcext:value-type="float">
            <text:p>3905788.95416914</text:p>
          </table:table-cell>
          <table:table-cell/>
        </table:table-row>
        <table:table-row table:style-name="ro1">
          <table:table-cell office:value-type="string" calcext:value-type="string">
            <text:p>0x77c022493ed5925f6dcf4437c958ddc90908b6e6</text:p>
          </table:table-cell>
          <table:table-cell office:value-type="float" office:value="3786787.38037688" calcext:value-type="float">
            <text:p>3786787.38037688</text:p>
          </table:table-cell>
          <table:table-cell/>
        </table:table-row>
        <table:table-row table:style-name="ro1">
          <table:table-cell office:value-type="string" calcext:value-type="string">
            <text:p>0xae5910c6f3cd709bf497bae2b8eae8cf983aca1b</text:p>
          </table:table-cell>
          <table:table-cell office:value-type="float" office:value="3331039.93867257" calcext:value-type="float">
            <text:p>3331039.93867257</text:p>
          </table:table-cell>
          <table:table-cell/>
        </table:table-row>
        <table:table-row table:style-name="ro1">
          <table:table-cell office:value-type="string" calcext:value-type="string">
            <text:p>0x8604f99f69c486ba978a56e14faa0453cf9c4490</text:p>
          </table:table-cell>
          <table:table-cell office:value-type="float" office:value="3210000" calcext:value-type="float">
            <text:p>3210000</text:p>
          </table:table-cell>
          <table:table-cell/>
        </table:table-row>
        <table:table-row table:style-name="ro1">
          <table:table-cell office:value-type="string" calcext:value-type="string">
            <text:p>0x2728d562d6409401fd5781c83ee21e1496647f1e</text:p>
          </table:table-cell>
          <table:table-cell office:value-type="float" office:value="3155132" calcext:value-type="float">
            <text:p>3155132</text:p>
          </table:table-cell>
          <table:table-cell/>
        </table:table-row>
        <table:table-row table:style-name="ro1">
          <table:table-cell office:value-type="string" calcext:value-type="string">
            <text:p>0x19a668540A39cf9bc6b6809Be129F57984A0d2B0</text:p>
          </table:table-cell>
          <table:table-cell office:value-type="float" office:value="3045000" calcext:value-type="float">
            <text:p>3045000</text:p>
          </table:table-cell>
          <table:table-cell/>
        </table:table-row>
        <table:table-row table:style-name="ro1">
          <table:table-cell office:value-type="string" calcext:value-type="string">
            <text:p>0xf40c0f78af28d1a7626e8c1f2baf37951aa2dbda</text:p>
          </table:table-cell>
          <table:table-cell office:value-type="float" office:value="3024839.21169365" calcext:value-type="float">
            <text:p>3024839.21169365</text:p>
          </table:table-cell>
          <table:table-cell/>
        </table:table-row>
        <table:table-row table:style-name="ro1">
          <table:table-cell office:value-type="string" calcext:value-type="string">
            <text:p>0x2516eb628d4d432475ea544bb79aaf7e09c69991</text:p>
          </table:table-cell>
          <table:table-cell office:value-type="float" office:value="2966132.00060112" calcext:value-type="float">
            <text:p>2966132.00060112</text:p>
          </table:table-cell>
          <table:table-cell/>
        </table:table-row>
        <table:table-row table:style-name="ro1">
          <table:table-cell office:value-type="string" calcext:value-type="string">
            <text:p>0xd73250f6c4a1cd2b604d59636ede5d1d3312af83</text:p>
          </table:table-cell>
          <table:table-cell office:value-type="float" office:value="2795168.02416804" calcext:value-type="float">
            <text:p>2795168.02416804</text:p>
          </table:table-cell>
          <table:table-cell/>
        </table:table-row>
        <table:table-row table:style-name="ro1">
          <table:table-cell office:value-type="string" calcext:value-type="string">
            <text:p>0x3757e81f5709c08fb073047a6b28a367b110c727</text:p>
          </table:table-cell>
          <table:table-cell office:value-type="float" office:value="2673962.59745053" calcext:value-type="float">
            <text:p>2673962.59745053</text:p>
          </table:table-cell>
          <table:table-cell/>
        </table:table-row>
        <table:table-row table:style-name="ro1">
          <table:table-cell office:value-type="string" calcext:value-type="string">
            <text:p>0x524c8a7563034aa33f8e53a934909929024c3937</text:p>
          </table:table-cell>
          <table:table-cell office:value-type="float" office:value="2518454.19985331" calcext:value-type="float">
            <text:p>2518454.19985331</text:p>
          </table:table-cell>
          <table:table-cell/>
        </table:table-row>
        <table:table-row table:style-name="ro1">
          <table:table-cell office:value-type="string" calcext:value-type="string">
            <text:p>0xf1A01c1680C96fE4fbF0F4D1A1Ba2a51C1B05B0C</text:p>
          </table:table-cell>
          <table:table-cell office:value-type="float" office:value="2305000" calcext:value-type="float">
            <text:p>2305000</text:p>
          </table:table-cell>
          <table:table-cell/>
        </table:table-row>
        <table:table-row table:style-name="ro1">
          <table:table-cell office:value-type="string" calcext:value-type="string">
            <text:p>0x380fdc8bb8722915076a09479d1bbc75e69c8be0</text:p>
          </table:table-cell>
          <table:table-cell office:value-type="float" office:value="2258625.12714281" calcext:value-type="float">
            <text:p>2258625.12714281</text:p>
          </table:table-cell>
          <table:table-cell/>
        </table:table-row>
        <table:table-row table:style-name="ro1">
          <table:table-cell office:value-type="string" calcext:value-type="string">
            <text:p>0xff3aef1dddca508d93253cc4029d3dbae2ee7948</text:p>
          </table:table-cell>
          <table:table-cell office:value-type="float" office:value="2160000" calcext:value-type="float">
            <text:p>2160000</text:p>
          </table:table-cell>
          <table:table-cell/>
        </table:table-row>
        <table:table-row table:style-name="ro1">
          <table:table-cell office:value-type="string" calcext:value-type="string">
            <text:p>0x5a6ecf24595168d14f6d4f0fec5422903e536b68</text:p>
          </table:table-cell>
          <table:table-cell office:value-type="float" office:value="2083284.36354345" calcext:value-type="float">
            <text:p>2083284.36354345</text:p>
          </table:table-cell>
          <table:table-cell/>
        </table:table-row>
        <table:table-row table:style-name="ro1">
          <table:table-cell office:value-type="string" calcext:value-type="string">
            <text:p>0x125e920fcdab205c413cdd5d06b753d287da2f99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string" calcext:value-type="string">
            <text:p>0x54ef5bc198812ca9b58de65811ed7e863a746cfd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string" calcext:value-type="string">
            <text:p>0xb193e0c44e883008fb40dccdd648960cdebeeb94</text:p>
          </table:table-cell>
          <table:table-cell office:value-type="float" office:value="1991930.83821901" calcext:value-type="float">
            <text:p>1991930.83821901</text:p>
          </table:table-cell>
          <table:table-cell/>
        </table:table-row>
        <table:table-row table:style-name="ro1">
          <table:table-cell office:value-type="string" calcext:value-type="string">
            <text:p>0xd8905702d303c74c2ab339c7b5cd3428cc0b0b6c</text:p>
          </table:table-cell>
          <table:table-cell office:value-type="float" office:value="1965833.33333333" calcext:value-type="float">
            <text:p>1965833.33333333</text:p>
          </table:table-cell>
          <table:table-cell/>
        </table:table-row>
        <table:table-row table:style-name="ro1">
          <table:table-cell office:value-type="string" calcext:value-type="string">
            <text:p>0x7e7e2bf7edc52322ee1d251432c248693ecd9e0f</text:p>
          </table:table-cell>
          <table:table-cell office:value-type="float" office:value="1959404.40691522" calcext:value-type="float">
            <text:p>1959404.40691522</text:p>
          </table:table-cell>
          <table:table-cell/>
        </table:table-row>
        <table:table-row table:style-name="ro1">
          <table:table-cell office:value-type="string" calcext:value-type="string">
            <text:p>0x3411378d91b03ea6458c87a3a1630e351e0c7f0a</text:p>
          </table:table-cell>
          <table:table-cell office:value-type="float" office:value="1811700" calcext:value-type="float">
            <text:p>1811700</text:p>
          </table:table-cell>
          <table:table-cell/>
        </table:table-row>
        <table:table-row table:style-name="ro1">
          <table:table-cell office:value-type="string" calcext:value-type="string">
            <text:p>0x480b0c5b85c591deeea6851530ecbb63a4bcc8d1</text:p>
          </table:table-cell>
          <table:table-cell office:value-type="float" office:value="1810000" calcext:value-type="float">
            <text:p>1810000</text:p>
          </table:table-cell>
          <table:table-cell/>
        </table:table-row>
        <table:table-row table:style-name="ro1">
          <table:table-cell office:value-type="string" calcext:value-type="string">
            <text:p>0xb278514d2338797f0feddacc791d422a41645f7a</text:p>
          </table:table-cell>
          <table:table-cell office:value-type="float" office:value="1750000" calcext:value-type="float">
            <text:p>1750000</text:p>
          </table:table-cell>
          <table:table-cell/>
        </table:table-row>
        <table:table-row table:style-name="ro1">
          <table:table-cell office:value-type="string" calcext:value-type="string">
            <text:p>0x56e44ecce42742b44812d4c44e795996b83f07d4</text:p>
          </table:table-cell>
          <table:table-cell office:value-type="float" office:value="1740000" calcext:value-type="float">
            <text:p>1740000</text:p>
          </table:table-cell>
          <table:table-cell/>
        </table:table-row>
        <table:table-row table:style-name="ro1">
          <table:table-cell office:value-type="string" calcext:value-type="string">
            <text:p>0x8e301fc1ebdb3cb17658f5d743d547ef3f06eb24</text:p>
          </table:table-cell>
          <table:table-cell office:value-type="float" office:value="1730000" calcext:value-type="float">
            <text:p>1730000</text:p>
          </table:table-cell>
          <table:table-cell/>
        </table:table-row>
        <table:table-row table:style-name="ro1">
          <table:table-cell office:value-type="string" calcext:value-type="string">
            <text:p>0x852563d88480decbc9bfb4428bb689af48dd92a9</text:p>
          </table:table-cell>
          <table:table-cell office:value-type="float" office:value="1700000" calcext:value-type="float">
            <text:p>1700000</text:p>
          </table:table-cell>
          <table:table-cell/>
        </table:table-row>
        <table:table-row table:style-name="ro1">
          <table:table-cell office:value-type="string" calcext:value-type="string">
            <text:p>0x2c701c4453525cd26f1665c6befb94c00d2244b0</text:p>
          </table:table-cell>
          <table:table-cell office:value-type="float" office:value="1675847.80987626" calcext:value-type="float">
            <text:p>1675847.80987626</text:p>
          </table:table-cell>
          <table:table-cell/>
        </table:table-row>
        <table:table-row table:style-name="ro1">
          <table:table-cell office:value-type="string" calcext:value-type="string">
            <text:p>0xc3c1c604c71831e44b951b86610acd430a576800</text:p>
          </table:table-cell>
          <table:table-cell office:value-type="float" office:value="1629999.97882233" calcext:value-type="float">
            <text:p>1629999.97882233</text:p>
          </table:table-cell>
          <table:table-cell/>
        </table:table-row>
        <table:table-row table:style-name="ro1">
          <table:table-cell office:value-type="string" calcext:value-type="string">
            <text:p>0x8D0847982268A077E31BceEBD510a10761B926e2</text:p>
          </table:table-cell>
          <table:table-cell office:value-type="float" office:value="1561402.72823673" calcext:value-type="float">
            <text:p>1561402.72823673</text:p>
          </table:table-cell>
          <table:table-cell/>
        </table:table-row>
        <table:table-row table:style-name="ro1">
          <table:table-cell office:value-type="string" calcext:value-type="string">
            <text:p>0x30385a99e66469a8c0bf172896758dd4595704a9</text:p>
          </table:table-cell>
          <table:table-cell office:value-type="float" office:value="1461731.14783487" calcext:value-type="float">
            <text:p>1461731.14783487</text:p>
          </table:table-cell>
          <table:table-cell/>
        </table:table-row>
        <table:table-row table:style-name="ro1">
          <table:table-cell office:value-type="string" calcext:value-type="string">
            <text:p>0x972e234ea4d9781aefcdb63e9a99d39a3fcffc24</text:p>
          </table:table-cell>
          <table:table-cell office:value-type="float" office:value="1377948.52734792" calcext:value-type="float">
            <text:p>1377948.52734792</text:p>
          </table:table-cell>
          <table:table-cell/>
        </table:table-row>
        <table:table-row table:style-name="ro1">
          <table:table-cell office:value-type="string" calcext:value-type="string">
            <text:p>0x8aa842deb24997f71bce103e33c4e4ad092d4700</text:p>
          </table:table-cell>
          <table:table-cell office:value-type="float" office:value="1360204.0865" calcext:value-type="float">
            <text:p>1360204.0865</text:p>
          </table:table-cell>
          <table:table-cell/>
        </table:table-row>
        <table:table-row table:style-name="ro1">
          <table:table-cell office:value-type="string" calcext:value-type="string">
            <text:p>0x9aca810997cb30ff38f2d6e175347825e929ca4e</text:p>
          </table:table-cell>
          <table:table-cell office:value-type="float" office:value="1318000" calcext:value-type="float">
            <text:p>1318000</text:p>
          </table:table-cell>
          <table:table-cell/>
        </table:table-row>
        <table:table-row table:style-name="ro1">
          <table:table-cell office:value-type="string" calcext:value-type="string">
            <text:p>0xb860c949a5fbe39731893bbfe86d6df57c2851c7</text:p>
          </table:table-cell>
          <table:table-cell office:value-type="float" office:value="1253097.39637054" calcext:value-type="float">
            <text:p>1253097.39637054</text:p>
          </table:table-cell>
          <table:table-cell/>
        </table:table-row>
        <table:table-row table:style-name="ro1">
          <table:table-cell office:value-type="string" calcext:value-type="string">
            <text:p>0x4075753de1839846909a5ca965eab164d4fafcfe</text:p>
          </table:table-cell>
          <table:table-cell office:value-type="float" office:value="1235000" calcext:value-type="float">
            <text:p>1235000</text:p>
          </table:table-cell>
          <table:table-cell/>
        </table:table-row>
        <table:table-row table:style-name="ro1">
          <table:table-cell office:value-type="string" calcext:value-type="string">
            <text:p>0xa09b7ef6780fe617872ad6a10951d9af2371f265</text:p>
          </table:table-cell>
          <table:table-cell office:value-type="float" office:value="1175000" calcext:value-type="float">
            <text:p>1175000</text:p>
          </table:table-cell>
          <table:table-cell/>
        </table:table-row>
        <table:table-row table:style-name="ro1">
          <table:table-cell office:value-type="string" calcext:value-type="string">
            <text:p>0xed26aa6c349e7e160a20c2e18e507ff0a65e16c5</text:p>
          </table:table-cell>
          <table:table-cell office:value-type="float" office:value="1173209.3266473" calcext:value-type="float">
            <text:p>1173209.3266473</text:p>
          </table:table-cell>
          <table:table-cell/>
        </table:table-row>
        <table:table-row table:style-name="ro1">
          <table:table-cell office:value-type="string" calcext:value-type="string">
            <text:p>0xbd901282a694d08cb5b5c80ab26c1e32af523179</text:p>
          </table:table-cell>
          <table:table-cell office:value-type="float" office:value="1118682.94688621" calcext:value-type="float">
            <text:p>1118682.94688621</text:p>
          </table:table-cell>
          <table:table-cell/>
        </table:table-row>
        <table:table-row table:style-name="ro1">
          <table:table-cell office:value-type="string" calcext:value-type="string">
            <text:p>0x087553038e5dc137fa061463ba80f91de0d98451</text:p>
          </table:table-cell>
          <table:table-cell office:value-type="float" office:value="1115073.52239496" calcext:value-type="float">
            <text:p>1115073.52239496</text:p>
          </table:table-cell>
          <table:table-cell/>
        </table:table-row>
        <table:table-row table:style-name="ro1">
          <table:table-cell office:value-type="string" calcext:value-type="string">
            <text:p>0x337dfb988cf2f1b1a48401420ce92f45d9b10d96</text:p>
          </table:table-cell>
          <table:table-cell office:value-type="float" office:value="1103928.2478764" calcext:value-type="float">
            <text:p>1103928.2478764</text:p>
          </table:table-cell>
          <table:table-cell/>
        </table:table-row>
        <table:table-row table:style-name="ro1">
          <table:table-cell office:value-type="string" calcext:value-type="string">
            <text:p>0xe7f0b4e3f017cda56ce49a3400bf7a7dba224ffc</text:p>
          </table:table-cell>
          <table:table-cell office:value-type="float" office:value="1100000" calcext:value-type="float">
            <text:p>1100000</text:p>
          </table:table-cell>
          <table:table-cell/>
        </table:table-row>
        <table:table-row table:style-name="ro1">
          <table:table-cell office:value-type="string" calcext:value-type="string">
            <text:p>0xd7904c05e87ecd730a4e49c44bbd56bb76c5da75</text:p>
          </table:table-cell>
          <table:table-cell office:value-type="float" office:value="1071905.48942169" calcext:value-type="float">
            <text:p>1071905.48942169</text:p>
          </table:table-cell>
          <table:table-cell/>
        </table:table-row>
        <table:table-row table:style-name="ro1">
          <table:table-cell office:value-type="string" calcext:value-type="string">
            <text:p>0x9152bf0c2f6f1c27375cb039d7f8bb7b32bd970a</text:p>
          </table:table-cell>
          <table:table-cell office:value-type="float" office:value="1040641.9727498" calcext:value-type="float">
            <text:p>1040641.9727498</text:p>
          </table:table-cell>
          <table:table-cell/>
        </table:table-row>
        <table:table-row table:style-name="ro1">
          <table:table-cell office:value-type="string" calcext:value-type="string">
            <text:p>0xff1b0cd38f7f6811028b5caca3b332fc8183e849</text:p>
          </table:table-cell>
          <table:table-cell office:value-type="float" office:value="1030930.753443" calcext:value-type="float">
            <text:p>1030930.753443</text:p>
          </table:table-cell>
          <table:table-cell/>
        </table:table-row>
        <table:table-row table:style-name="ro1">
          <table:table-cell office:value-type="string" calcext:value-type="string">
            <text:p>0x5e1b66005b9cf847b043a76188e713b08db0b6c8</text:p>
          </table:table-cell>
          <table:table-cell office:value-type="float" office:value="1015934.25240899" calcext:value-type="float">
            <text:p>1015934.25240899</text:p>
          </table:table-cell>
          <table:table-cell/>
        </table:table-row>
        <table:table-row table:style-name="ro1">
          <table:table-cell office:value-type="string" calcext:value-type="string">
            <text:p>0x5805096eff77d41ea8da64b0ae8d810a69a23a0a</text:p>
          </table:table-cell>
          <table:table-cell office:value-type="float" office:value="1000000.54362245" calcext:value-type="float">
            <text:p>1000000.54362245</text:p>
          </table:table-cell>
          <table:table-cell/>
        </table:table-row>
        <table:table-row table:style-name="ro1">
          <table:table-cell office:value-type="string" calcext:value-type="string">
            <text:p>0x8dbaf2ee9c7f34a70aae0c631c25927f2bbdaeb1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string" calcext:value-type="string">
            <text:p>0xb615af790a7d72a0bec6cddf46d2b9d979706aa1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string" calcext:value-type="string">
            <text:p>0xcfee75e38ba31d2ad825fcab5ceb2b517982960e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string" calcext:value-type="string">
            <text:p>0x72226434e4be20cbe063213f7a860df1170b477d</text:p>
          </table:table-cell>
          <table:table-cell office:value-type="float" office:value="990000" calcext:value-type="float">
            <text:p>990000</text:p>
          </table:table-cell>
          <table:table-cell/>
        </table:table-row>
        <table:table-row table:style-name="ro1">
          <table:table-cell office:value-type="string" calcext:value-type="string">
            <text:p>0xdddb14517cff072f8042db2fbebb2b74aa9bf34f</text:p>
          </table:table-cell>
          <table:table-cell office:value-type="float" office:value="969510.98921312" calcext:value-type="float">
            <text:p>969510.98921312</text:p>
          </table:table-cell>
          <table:table-cell/>
        </table:table-row>
        <table:table-row table:style-name="ro1">
          <table:table-cell office:value-type="string" calcext:value-type="string">
            <text:p>0xa072e2abafb2ec784e43a4bc472e38d7c5125df0</text:p>
          </table:table-cell>
          <table:table-cell office:value-type="float" office:value="961741" calcext:value-type="float">
            <text:p>961741</text:p>
          </table:table-cell>
          <table:table-cell/>
        </table:table-row>
        <table:table-row table:style-name="ro1">
          <table:table-cell office:value-type="string" calcext:value-type="string">
            <text:p>0x67df8830f8f2b031deae0470486af135bf37bd94</text:p>
          </table:table-cell>
          <table:table-cell office:value-type="float" office:value="952512.6009845" calcext:value-type="float">
            <text:p>952512.6009845</text:p>
          </table:table-cell>
          <table:table-cell/>
        </table:table-row>
        <table:table-row table:style-name="ro1">
          <table:table-cell office:value-type="string" calcext:value-type="string">
            <text:p>0x518bbb5e4a1e8f8f21a09436c35b9cb5c20c7b43</text:p>
          </table:table-cell>
          <table:table-cell office:value-type="float" office:value="950000" calcext:value-type="float">
            <text:p>950000</text:p>
          </table:table-cell>
          <table:table-cell/>
        </table:table-row>
        <table:table-row table:style-name="ro1">
          <table:table-cell office:value-type="string" calcext:value-type="string">
            <text:p>0xfc89af92b8228db80f6f52b98b0b8ca44479eace</text:p>
          </table:table-cell>
          <table:table-cell office:value-type="float" office:value="937630.18918098" calcext:value-type="float">
            <text:p>937630.18918098</text:p>
          </table:table-cell>
          <table:table-cell/>
        </table:table-row>
        <table:table-row table:style-name="ro1">
          <table:table-cell office:value-type="string" calcext:value-type="string">
            <text:p>0xbc43d4ba301223315fa6c11722263c022ab92d05</text:p>
          </table:table-cell>
          <table:table-cell office:value-type="float" office:value="859990" calcext:value-type="float">
            <text:p>859990</text:p>
          </table:table-cell>
          <table:table-cell/>
        </table:table-row>
        <table:table-row table:style-name="ro1">
          <table:table-cell office:value-type="string" calcext:value-type="string">
            <text:p>0xf975abddb897daaefe509521c960224a2197382d</text:p>
          </table:table-cell>
          <table:table-cell office:value-type="float" office:value="850000" calcext:value-type="float">
            <text:p>850000</text:p>
          </table:table-cell>
          <table:table-cell/>
        </table:table-row>
        <table:table-row table:style-name="ro1">
          <table:table-cell office:value-type="string" calcext:value-type="string">
            <text:p>0x25a74b99576f24e7e4090a85ddba1b6961830645</text:p>
          </table:table-cell>
          <table:table-cell office:value-type="float" office:value="845641.16829419" calcext:value-type="float">
            <text:p>845641.16829419</text:p>
          </table:table-cell>
          <table:table-cell/>
        </table:table-row>
        <table:table-row table:style-name="ro1">
          <table:table-cell office:value-type="string" calcext:value-type="string">
            <text:p>0x3e09b05Af4f8a51cD75F52347A5189984bBB914E</text:p>
          </table:table-cell>
          <table:table-cell office:value-type="float" office:value="815000" calcext:value-type="float">
            <text:p>815000</text:p>
          </table:table-cell>
          <table:table-cell/>
        </table:table-row>
        <table:table-row table:style-name="ro1">
          <table:table-cell office:value-type="string" calcext:value-type="string">
            <text:p>0xfd540577c1f2aaa0b89a9bb5aee192b833a19bce</text:p>
          </table:table-cell>
          <table:table-cell office:value-type="float" office:value="813306.09215636" calcext:value-type="float">
            <text:p>813306.09215636</text:p>
          </table:table-cell>
          <table:table-cell/>
        </table:table-row>
        <table:table-row table:style-name="ro1">
          <table:table-cell office:value-type="string" calcext:value-type="string">
            <text:p>0xbc80e5d89fb7ddc17c712c73b9efdb51bfcde3ca</text:p>
          </table:table-cell>
          <table:table-cell office:value-type="float" office:value="810000" calcext:value-type="float">
            <text:p>810000</text:p>
          </table:table-cell>
          <table:table-cell/>
        </table:table-row>
        <table:table-row table:style-name="ro1">
          <table:table-cell office:value-type="string" calcext:value-type="string">
            <text:p>0xf2462d751b3c2a3a3d1ea6c5af52151a0616cf5f</text:p>
          </table:table-cell>
          <table:table-cell office:value-type="float" office:value="774005.93930765" calcext:value-type="float">
            <text:p>774005.93930765</text:p>
          </table:table-cell>
          <table:table-cell/>
        </table:table-row>
        <table:table-row table:style-name="ro1">
          <table:table-cell office:value-type="string" calcext:value-type="string">
            <text:p>0x4f057d615d9a15d287d3fc2fab475ac3ce2caea7</text:p>
          </table:table-cell>
          <table:table-cell office:value-type="float" office:value="770000" calcext:value-type="float">
            <text:p>770000</text:p>
          </table:table-cell>
          <table:table-cell/>
        </table:table-row>
        <table:table-row table:style-name="ro1">
          <table:table-cell office:value-type="string" calcext:value-type="string">
            <text:p>0x6806ed3e8c3ba74ba237be5e7b16cb5021e057e5</text:p>
          </table:table-cell>
          <table:table-cell office:value-type="float" office:value="752706.06740338" calcext:value-type="float">
            <text:p>752706.06740338</text:p>
          </table:table-cell>
          <table:table-cell/>
        </table:table-row>
        <table:table-row table:style-name="ro1">
          <table:table-cell office:value-type="string" calcext:value-type="string">
            <text:p>0x70abc4565a99fecff2e52b56a4bf64a7a77e2ff6</text:p>
          </table:table-cell>
          <table:table-cell office:value-type="float" office:value="750000" calcext:value-type="float">
            <text:p>750000</text:p>
          </table:table-cell>
          <table:table-cell/>
        </table:table-row>
        <table:table-row table:style-name="ro1">
          <table:table-cell office:value-type="string" calcext:value-type="string">
            <text:p>0xb477049b2c913434929a5744a60d093ad820f11f</text:p>
          </table:table-cell>
          <table:table-cell office:value-type="float" office:value="733000" calcext:value-type="float">
            <text:p>733000</text:p>
          </table:table-cell>
          <table:table-cell/>
        </table:table-row>
        <table:table-row table:style-name="ro1">
          <table:table-cell office:value-type="string" calcext:value-type="string">
            <text:p>0xc7602420e5a53504d30662485320830c1bd81288</text:p>
          </table:table-cell>
          <table:table-cell office:value-type="float" office:value="720000" calcext:value-type="float">
            <text:p>720000</text:p>
          </table:table-cell>
          <table:table-cell/>
        </table:table-row>
        <table:table-row table:style-name="ro1">
          <table:table-cell office:value-type="string" calcext:value-type="string">
            <text:p>0x70580ea14d98a53fd59376dc7e959f4a6129bb9b</text:p>
          </table:table-cell>
          <table:table-cell office:value-type="float" office:value="700000" calcext:value-type="float">
            <text:p>700000</text:p>
          </table:table-cell>
          <table:table-cell/>
        </table:table-row>
        <table:table-row table:style-name="ro1">
          <table:table-cell office:value-type="string" calcext:value-type="string">
            <text:p>0xa82d79afdd103ca795157aaced05ce89e0f53ad9</text:p>
          </table:table-cell>
          <table:table-cell office:value-type="float" office:value="650000" calcext:value-type="float">
            <text:p>650000</text:p>
          </table:table-cell>
          <table:table-cell/>
        </table:table-row>
        <table:table-row table:style-name="ro1">
          <table:table-cell office:value-type="string" calcext:value-type="string">
            <text:p>0xde4c8857a3719127c8f8a771dbfc4d3aea2c58dc</text:p>
          </table:table-cell>
          <table:table-cell office:value-type="float" office:value="635000" calcext:value-type="float">
            <text:p>635000</text:p>
          </table:table-cell>
          <table:table-cell/>
        </table:table-row>
        <table:table-row table:style-name="ro1">
          <table:table-cell office:value-type="string" calcext:value-type="string">
            <text:p>0xadcaea2e6dde4bb2f9c8cb64d823933b5b6e1205</text:p>
          </table:table-cell>
          <table:table-cell office:value-type="float" office:value="600000" calcext:value-type="float">
            <text:p>600000</text:p>
          </table:table-cell>
          <table:table-cell/>
        </table:table-row>
        <table:table-row table:style-name="ro1">
          <table:table-cell office:value-type="string" calcext:value-type="string">
            <text:p>0x1672f6f22cc1307e4854e292e7f27323e63225af</text:p>
          </table:table-cell>
          <table:table-cell office:value-type="float" office:value="584777.21886943" calcext:value-type="float">
            <text:p>584777.21886943</text:p>
          </table:table-cell>
          <table:table-cell/>
        </table:table-row>
        <table:table-row table:style-name="ro1">
          <table:table-cell office:value-type="string" calcext:value-type="string">
            <text:p>0x934ba340a1ef0c0f4375afd0bf9a9f90e0afb6a8</text:p>
          </table:table-cell>
          <table:table-cell office:value-type="float" office:value="582769.76310434" calcext:value-type="float">
            <text:p>582769.76310434</text:p>
          </table:table-cell>
          <table:table-cell/>
        </table:table-row>
        <table:table-row table:style-name="ro1">
          <table:table-cell office:value-type="string" calcext:value-type="string">
            <text:p>0xdc7e92bbcc8b89f910936194ed2054de266754c4</text:p>
          </table:table-cell>
          <table:table-cell office:value-type="float" office:value="579879.55471139" calcext:value-type="float">
            <text:p>579879.55471139</text:p>
          </table:table-cell>
          <table:table-cell/>
        </table:table-row>
        <table:table-row table:style-name="ro1">
          <table:table-cell office:value-type="string" calcext:value-type="string">
            <text:p>0xdf015905263772958598d82fefd6fe4f4bd96100</text:p>
          </table:table-cell>
          <table:table-cell office:value-type="float" office:value="567517.61625817" calcext:value-type="float">
            <text:p>567517.61625817</text:p>
          </table:table-cell>
          <table:table-cell/>
        </table:table-row>
        <table:table-row table:style-name="ro1">
          <table:table-cell office:value-type="string" calcext:value-type="string">
            <text:p>0x92f3857c89de235c112aff41db1807bb94d84198</text:p>
          </table:table-cell>
          <table:table-cell office:value-type="float" office:value="567140.75005724" calcext:value-type="float">
            <text:p>567140.75005724</text:p>
          </table:table-cell>
          <table:table-cell/>
        </table:table-row>
        <table:table-row table:style-name="ro1">
          <table:table-cell office:value-type="string" calcext:value-type="string">
            <text:p>0xd3f8c37a1fcb80706ce67fe4fbd2bf1eb8bb2643</text:p>
          </table:table-cell>
          <table:table-cell office:value-type="float" office:value="550000" calcext:value-type="float">
            <text:p>550000</text:p>
          </table:table-cell>
          <table:table-cell/>
        </table:table-row>
        <table:table-row table:style-name="ro1">
          <table:table-cell office:value-type="string" calcext:value-type="string">
            <text:p>0xfBC2B315aC1FBA765597A92FF100222425Ce66Fd</text:p>
          </table:table-cell>
          <table:table-cell office:value-type="float" office:value="550000" calcext:value-type="float">
            <text:p>550000</text:p>
          </table:table-cell>
          <table:table-cell/>
        </table:table-row>
        <table:table-row table:style-name="ro1">
          <table:table-cell office:value-type="string" calcext:value-type="string">
            <text:p>0xfc0ab5a8da0c6058730142b03c81ff4ccf82abb5</text:p>
          </table:table-cell>
          <table:table-cell office:value-type="float" office:value="548781.53134285" calcext:value-type="float">
            <text:p>548781.53134285</text:p>
          </table:table-cell>
          <table:table-cell/>
        </table:table-row>
        <table:table-row table:style-name="ro1">
          <table:table-cell office:value-type="string" calcext:value-type="string">
            <text:p>0x2fed01e117120a284aa3e21f10fe6638a1769e0b</text:p>
          </table:table-cell>
          <table:table-cell office:value-type="float" office:value="535912.15890406" calcext:value-type="float">
            <text:p>535912.15890406</text:p>
          </table:table-cell>
          <table:table-cell/>
        </table:table-row>
        <table:table-row table:style-name="ro1">
          <table:table-cell office:value-type="string" calcext:value-type="string">
            <text:p>0xd73250f6c4a1cd2b604d59636ede5d1d3312af83</text:p>
          </table:table-cell>
          <table:table-cell office:value-type="float" office:value="50000000" calcext:value-type="float">
            <text:p>50000000</text:p>
          </table:table-cell>
          <table:table-cell/>
        </table:table-row>
        <table:table-row table:style-name="ro1">
          <table:table-cell office:value-type="string" calcext:value-type="string">
            <text:p>0x883b9acb91ca01de7256e64f542182b879f6726d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string" calcext:value-type="string">
            <text:p>0x5eea5b30c7b35bb2b5ad177b477bb6ba77da849d</text:p>
          </table:table-cell>
          <table:table-cell office:value-type="float" office:value="9490000" calcext:value-type="float">
            <text:p>9490000</text:p>
          </table:table-cell>
          <table:table-cell/>
        </table:table-row>
        <table:table-row table:style-name="ro1">
          <table:table-cell office:value-type="string" calcext:value-type="string">
            <text:p>0xf309921083cdaeb3758bc8c24a4156edfa64ca2f</text:p>
          </table:table-cell>
          <table:table-cell office:value-type="float" office:value="7866549.16366379" calcext:value-type="float">
            <text:p>7866549.16366379</text:p>
          </table:table-cell>
          <table:table-cell/>
        </table:table-row>
        <table:table-row table:style-name="ro1">
          <table:table-cell office:value-type="string" calcext:value-type="string">
            <text:p>0xe0a8bcd8c3e26a70f9a52f4507e38c81d88d4ea2</text:p>
          </table:table-cell>
          <table:table-cell office:value-type="float" office:value="7215127.30987616" calcext:value-type="float">
            <text:p>7215127.30987616</text:p>
          </table:table-cell>
          <table:table-cell/>
        </table:table-row>
        <table:table-row table:style-name="ro1">
          <table:table-cell office:value-type="string" calcext:value-type="string">
            <text:p>0x238fefe83597690695922d5683f61ea324f9cbae</text:p>
          </table:table-cell>
          <table:table-cell office:value-type="float" office:value="4047042.5508992" calcext:value-type="float">
            <text:p>4047042.5508992</text:p>
          </table:table-cell>
          <table:table-cell/>
        </table:table-row>
        <table:table-row table:style-name="ro1">
          <table:table-cell office:value-type="string" calcext:value-type="string">
            <text:p>0x5805096eff77d41ea8da64b0ae8d810a69a23a0a</text:p>
          </table:table-cell>
          <table:table-cell office:value-type="float" office:value="3718230.11985503" calcext:value-type="float">
            <text:p>3718230.11985503</text:p>
          </table:table-cell>
          <table:table-cell/>
        </table:table-row>
        <table:table-row table:style-name="ro1">
          <table:table-cell office:value-type="string" calcext:value-type="string">
            <text:p>0xcb105b4ab909f4755338fcd6a6e01521c1c9bf90</text:p>
          </table:table-cell>
          <table:table-cell office:value-type="float" office:value="3603800.12999999" calcext:value-type="float">
            <text:p>3603800.12999999</text:p>
          </table:table-cell>
          <table:table-cell/>
        </table:table-row>
        <table:table-row table:style-name="ro1">
          <table:table-cell office:value-type="string" calcext:value-type="string">
            <text:p>0x041771cbdd2538807d4b09ca3712008265932ab0</text:p>
          </table:table-cell>
          <table:table-cell office:value-type="float" office:value="3194190.29750003" calcext:value-type="float">
            <text:p>3194190.29750003</text:p>
          </table:table-cell>
          <table:table-cell/>
        </table:table-row>
        <table:table-row table:style-name="ro1">
          <table:table-cell office:value-type="string" calcext:value-type="string">
            <text:p>0xcb59b8a261bbb6ffcb376b4c198baa0bb896e6d6</text:p>
          </table:table-cell>
          <table:table-cell office:value-type="float" office:value="3186546.3857858" calcext:value-type="float">
            <text:p>3186546.3857858</text:p>
          </table:table-cell>
          <table:table-cell/>
        </table:table-row>
        <table:table-row table:style-name="ro1">
          <table:table-cell office:value-type="string" calcext:value-type="string">
            <text:p>0xba12222222228d8ba445958a75a0704d566bf2c8</text:p>
          </table:table-cell>
          <table:table-cell office:value-type="float" office:value="1808064.68402755" calcext:value-type="float">
            <text:p>1808064.68402755</text:p>
          </table:table-cell>
          <table:table-cell/>
        </table:table-row>
        <table:table-row table:style-name="ro1">
          <table:table-cell office:value-type="string" calcext:value-type="string">
            <text:p>0xf44fb43066f7ecc91058e3a614fb8a15a2735276</text:p>
          </table:table-cell>
          <table:table-cell office:value-type="float" office:value="1562492.91438544" calcext:value-type="float">
            <text:p>1562492.91438544</text:p>
          </table:table-cell>
          <table:table-cell/>
        </table:table-row>
        <table:table-row table:style-name="ro1">
          <table:table-cell office:value-type="string" calcext:value-type="string">
            <text:p>0x4d3877abc39d131a39ce21dd0675ad3c1e3f3f32</text:p>
          </table:table-cell>
          <table:table-cell office:value-type="float" office:value="1500547.95" calcext:value-type="float">
            <text:p>1500547.95</text:p>
          </table:table-cell>
          <table:table-cell/>
        </table:table-row>
        <table:table-row table:style-name="ro1">
          <table:table-cell office:value-type="string" calcext:value-type="string">
            <text:p>0x23bfeb0db5347124eeb584abf9d7a97b45a65d7b</text:p>
          </table:table-cell>
          <table:table-cell office:value-type="float" office:value="1496694.72083116" calcext:value-type="float">
            <text:p>1496694.72083116</text:p>
          </table:table-cell>
          <table:table-cell/>
        </table:table-row>
        <table:table-row table:style-name="ro1">
          <table:table-cell office:value-type="string" calcext:value-type="string">
            <text:p>0xee2a7b2c72217f6ebf0401dabb407c7a600d910f</text:p>
          </table:table-cell>
          <table:table-cell office:value-type="float" office:value="1287022.47703992" calcext:value-type="float">
            <text:p>1287022.47703992</text:p>
          </table:table-cell>
          <table:table-cell/>
        </table:table-row>
        <table:table-row table:style-name="ro1">
          <table:table-cell office:value-type="string" calcext:value-type="string">
            <text:p>0x840c41a5376589af8fe3b8a5bde9358aabdde6ab</text:p>
          </table:table-cell>
          <table:table-cell office:value-type="float" office:value="1154175.42579791" calcext:value-type="float">
            <text:p>1154175.42579791</text:p>
          </table:table-cell>
          <table:table-cell/>
        </table:table-row>
        <table:table-row table:style-name="ro1">
          <table:table-cell office:value-type="string" calcext:value-type="string">
            <text:p>0x6233132c03dac2af6495a9dab02df18b2a9da892</text:p>
          </table:table-cell>
          <table:table-cell office:value-type="float" office:value="1152186.67180953" calcext:value-type="float">
            <text:p>1152186.67180953</text:p>
          </table:table-cell>
          <table:table-cell/>
        </table:table-row>
        <table:table-row table:style-name="ro1">
          <table:table-cell office:value-type="string" calcext:value-type="string">
            <text:p>0xdc680cc11a535e45329f49566850668fef34054f</text:p>
          </table:table-cell>
          <table:table-cell office:value-type="float" office:value="994750.49900199" calcext:value-type="float">
            <text:p>994750.49900199</text:p>
          </table:table-cell>
          <table:table-cell/>
        </table:table-row>
        <table:table-row table:style-name="ro1">
          <table:table-cell office:value-type="string" calcext:value-type="string">
            <text:p>0x381fd757f137e28945efc4799c95d95d0975a559</text:p>
          </table:table-cell>
          <table:table-cell office:value-type="float" office:value="834332.81396554" calcext:value-type="float">
            <text:p>834332.81396554</text:p>
          </table:table-cell>
          <table:table-cell/>
        </table:table-row>
        <table:table-row table:style-name="ro1">
          <table:table-cell office:value-type="string" calcext:value-type="string">
            <text:p>0x0cd19fb530d0ff9cab6f233d61de6240e7f4660f</text:p>
          </table:table-cell>
          <table:table-cell office:value-type="float" office:value="650198.1846055" calcext:value-type="float">
            <text:p>650198.1846055</text:p>
          </table:table-cell>
          <table:table-cell/>
        </table:table-row>
        <table:table-row table:style-name="ro1">
          <table:table-cell office:value-type="string" calcext:value-type="string">
            <text:p>0x245e91deaa8fdfb36f644dcac2fd013ae609b312</text:p>
          </table:table-cell>
          <table:table-cell office:value-type="float" office:value="616561.91627979" calcext:value-type="float">
            <text:p>616561.91627979</text:p>
          </table:table-cell>
          <table:table-cell/>
        </table:table-row>
        <table:table-row table:style-name="ro1">
          <table:table-cell office:value-type="string" calcext:value-type="string">
            <text:p>0x20b6818b49637077172cd7283f676bc45345e950</text:p>
          </table:table-cell>
          <table:table-cell office:value-type="float" office:value="600000" calcext:value-type="float">
            <text:p>600000</text:p>
          </table:table-cell>
          <table:table-cell/>
        </table:table-row>
        <table:table-row table:style-name="ro1">
          <table:table-cell office:value-type="string" calcext:value-type="string">
            <text:p>0xe6de8b0c1271faec72f4e21a212717dd2745c126</text:p>
          </table:table-cell>
          <table:table-cell office:value-type="float" office:value="595169.8476587" calcext:value-type="float">
            <text:p>595169.8476587</text:p>
          </table:table-cell>
          <table:table-cell/>
        </table:table-row>
        <table:table-row table:style-name="ro1">
          <table:table-cell office:value-type="string" calcext:value-type="string">
            <text:p>0x11d39c07886f1fd05764409dfadfea96d54d1072</text:p>
          </table:table-cell>
          <table:table-cell office:value-type="float" office:value="428252.28820074" calcext:value-type="float">
            <text:p>428252.28820074</text:p>
          </table:table-cell>
          <table:table-cell/>
        </table:table-row>
        <table:table-row table:style-name="ro1">
          <table:table-cell office:value-type="string" calcext:value-type="string">
            <text:p>0xa95b42b41d84d5cd176df38efdfa0d8706018f21</text:p>
          </table:table-cell>
          <table:table-cell office:value-type="float" office:value="394252.76744211" calcext:value-type="float">
            <text:p>394252.76744211</text:p>
          </table:table-cell>
          <table:table-cell/>
        </table:table-row>
        <table:table-row table:style-name="ro1">
          <table:table-cell office:value-type="string" calcext:value-type="string">
            <text:p>0x59fdad95eaa867d29f26644a87813d346a2e20bf</text:p>
          </table:table-cell>
          <table:table-cell office:value-type="float" office:value="386213.98" calcext:value-type="float">
            <text:p>386213.98</text:p>
          </table:table-cell>
          <table:table-cell/>
        </table:table-row>
        <table:table-row table:style-name="ro1">
          <table:table-cell office:value-type="string" calcext:value-type="string">
            <text:p>0x808d134a7a9175f418e5412f54d2ae80b2491948</text:p>
          </table:table-cell>
          <table:table-cell office:value-type="float" office:value="368133.88486145" calcext:value-type="float">
            <text:p>368133.88486145</text:p>
          </table:table-cell>
          <table:table-cell/>
        </table:table-row>
        <table:table-row table:style-name="ro1">
          <table:table-cell office:value-type="string" calcext:value-type="string">
            <text:p>0x2d9edb9767ed6531f6bc4cb55b1fd9c9ea1dae35</text:p>
          </table:table-cell>
          <table:table-cell office:value-type="float" office:value="273052.50205111" calcext:value-type="float">
            <text:p>273052.50205111</text:p>
          </table:table-cell>
          <table:table-cell/>
        </table:table-row>
        <table:table-row table:style-name="ro1">
          <table:table-cell office:value-type="string" calcext:value-type="string">
            <text:p>0xe2334c419ad09d9fb55e6388cab5478ee56006b2</text:p>
          </table:table-cell>
          <table:table-cell office:value-type="float" office:value="247078.69025711" calcext:value-type="float">
            <text:p>247078.69025711</text:p>
          </table:table-cell>
          <table:table-cell/>
        </table:table-row>
        <table:table-row table:style-name="ro1">
          <table:table-cell office:value-type="string" calcext:value-type="string">
            <text:p>0x393f7932cce3d0881e1f73b2b35599a3a3acab15</text:p>
          </table:table-cell>
          <table:table-cell office:value-type="float" office:value="226931.33801905" calcext:value-type="float">
            <text:p>226931.33801905</text:p>
          </table:table-cell>
          <table:table-cell/>
        </table:table-row>
        <table:table-row table:style-name="ro1">
          <table:table-cell office:value-type="string" calcext:value-type="string">
            <text:p>0xb244bae09164c8caee5c1610c1c28f7df9cf761f</text:p>
          </table:table-cell>
          <table:table-cell office:value-type="float" office:value="223890.88877225" calcext:value-type="float">
            <text:p>223890.88877225</text:p>
          </table:table-cell>
          <table:table-cell/>
        </table:table-row>
        <table:table-row table:style-name="ro1">
          <table:table-cell office:value-type="string" calcext:value-type="string">
            <text:p>0xa84b24c938da95c587081a968ff60201f1d218f6</text:p>
          </table:table-cell>
          <table:table-cell office:value-type="float" office:value="208547.82684163" calcext:value-type="float">
            <text:p>208547.82684163</text:p>
          </table:table-cell>
          <table:table-cell/>
        </table:table-row>
        <table:table-row table:style-name="ro1">
          <table:table-cell office:value-type="string" calcext:value-type="string">
            <text:p>0xeb2f979fb8ec9acda530f42a96660133bf23360c</text:p>
          </table:table-cell>
          <table:table-cell office:value-type="float" office:value="168717.67240181" calcext:value-type="float">
            <text:p>168717.67240181</text:p>
          </table:table-cell>
          <table:table-cell/>
        </table:table-row>
        <table:table-row table:style-name="ro1">
          <table:table-cell office:value-type="string" calcext:value-type="string">
            <text:p>0x62f12407d27b8dc6e13fe6dadc9a78dbbb40510b</text:p>
          </table:table-cell>
          <table:table-cell office:value-type="float" office:value="161754.61" calcext:value-type="float">
            <text:p>161754.61</text:p>
          </table:table-cell>
          <table:table-cell/>
        </table:table-row>
        <table:table-row table:style-name="ro1">
          <table:table-cell office:value-type="string" calcext:value-type="string">
            <text:p>0x6f47aa396215ab22647ddb3e86b4663dfe11db14</text:p>
          </table:table-cell>
          <table:table-cell office:value-type="float" office:value="139933.96568768" calcext:value-type="float">
            <text:p>139933.96568768</text:p>
          </table:table-cell>
          <table:table-cell/>
        </table:table-row>
        <table:table-row table:style-name="ro1">
          <table:table-cell office:value-type="string" calcext:value-type="string">
            <text:p>0x0ca3a3b144148642f68b88bded521ce637db8f3e</text:p>
          </table:table-cell>
          <table:table-cell office:value-type="float" office:value="138785.08790982" calcext:value-type="float">
            <text:p>138785.08790982</text:p>
          </table:table-cell>
          <table:table-cell/>
        </table:table-row>
        <table:table-row table:style-name="ro1">
          <table:table-cell office:value-type="string" calcext:value-type="string">
            <text:p>0x4c53188b9173fe2b80025f31181d63f62916aa39</text:p>
          </table:table-cell>
          <table:table-cell office:value-type="float" office:value="131517.03529392" calcext:value-type="float">
            <text:p>131517.03529392</text:p>
          </table:table-cell>
          <table:table-cell/>
        </table:table-row>
        <table:table-row table:style-name="ro1">
          <table:table-cell office:value-type="string" calcext:value-type="string">
            <text:p>0xcf3c52805fd74b68e31a7b96457da6fe4f227d2b</text:p>
          </table:table-cell>
          <table:table-cell office:value-type="float" office:value="130337.39977977" calcext:value-type="float">
            <text:p>130337.39977977</text:p>
          </table:table-cell>
          <table:table-cell/>
        </table:table-row>
        <table:table-row table:style-name="ro1">
          <table:table-cell office:value-type="string" calcext:value-type="string">
            <text:p>0x4eefc2d3a8d4d1b0a246405379de82070d55b0ad</text:p>
          </table:table-cell>
          <table:table-cell office:value-type="float" office:value="124751.94204268" calcext:value-type="float">
            <text:p>124751.94204268</text:p>
          </table:table-cell>
          <table:table-cell/>
        </table:table-row>
        <table:table-row table:style-name="ro1">
          <table:table-cell office:value-type="string" calcext:value-type="string">
            <text:p>0x053f362a312f09249c966ce4121f6d896c271f43</text:p>
          </table:table-cell>
          <table:table-cell office:value-type="float" office:value="124102.3119802" calcext:value-type="float">
            <text:p>124102.3119802</text:p>
          </table:table-cell>
          <table:table-cell/>
        </table:table-row>
        <table:table-row table:style-name="ro1">
          <table:table-cell office:value-type="string" calcext:value-type="string">
            <text:p>0x54cb2987964349f60675e8cb3b0c7f368717178f</text:p>
          </table:table-cell>
          <table:table-cell office:value-type="float" office:value="109336.90031632" calcext:value-type="float">
            <text:p>109336.90031632</text:p>
          </table:table-cell>
          <table:table-cell/>
        </table:table-row>
        <table:table-row table:style-name="ro1">
          <table:table-cell office:value-type="string" calcext:value-type="string">
            <text:p>0xb97759d3b6210f2b7af081e023db972856523a5a</text:p>
          </table:table-cell>
          <table:table-cell office:value-type="float" office:value="105189.74139227" calcext:value-type="float">
            <text:p>105189.74139227</text:p>
          </table:table-cell>
          <table:table-cell/>
        </table:table-row>
        <table:table-row table:style-name="ro1">
          <table:table-cell office:value-type="string" calcext:value-type="string">
            <text:p>0xe6ed0b124483eb555bbcf01ce3c109c9086b84f0</text:p>
          </table:table-cell>
          <table:table-cell office:value-type="float" office:value="90895.45859539" calcext:value-type="float">
            <text:p>90895.45859539</text:p>
          </table:table-cell>
          <table:table-cell/>
        </table:table-row>
        <table:table-row table:style-name="ro1">
          <table:table-cell office:value-type="string" calcext:value-type="string">
            <text:p>0xaebd74376cbf5fb55cffce80fde68bf7c5af9c62</text:p>
          </table:table-cell>
          <table:table-cell office:value-type="float" office:value="78711.32008098" calcext:value-type="float">
            <text:p>78711.32008098</text:p>
          </table:table-cell>
          <table:table-cell/>
        </table:table-row>
        <table:table-row table:style-name="ro1">
          <table:table-cell office:value-type="string" calcext:value-type="string">
            <text:p>0x11c0b2347c92903308e0a10bdd0ce99d0f649a46</text:p>
          </table:table-cell>
          <table:table-cell office:value-type="float" office:value="77370.0667585" calcext:value-type="float">
            <text:p>77370.0667585</text:p>
          </table:table-cell>
          <table:table-cell/>
        </table:table-row>
        <table:table-row table:style-name="ro1">
          <table:table-cell office:value-type="string" calcext:value-type="string">
            <text:p>0x6fc9e57413d7e5d0250580118d580368d848fc20</text:p>
          </table:table-cell>
          <table:table-cell office:value-type="float" office:value="75974.77079637" calcext:value-type="float">
            <text:p>75974.77079637</text:p>
          </table:table-cell>
          <table:table-cell/>
        </table:table-row>
        <table:table-row table:style-name="ro1">
          <table:table-cell office:value-type="string" calcext:value-type="string">
            <text:p>0x1d48aee716b3604cb6496f28ae721e9365cb2306</text:p>
          </table:table-cell>
          <table:table-cell office:value-type="float" office:value="56843.09753703" calcext:value-type="float">
            <text:p>56843.09753703</text:p>
          </table:table-cell>
          <table:table-cell/>
        </table:table-row>
        <table:table-row table:style-name="ro1">
          <table:table-cell office:value-type="string" calcext:value-type="string">
            <text:p>0xcad20d0c070996a53777499cb9f6dc409387dbe3</text:p>
          </table:table-cell>
          <table:table-cell office:value-type="float" office:value="55841.88112097" calcext:value-type="float">
            <text:p>55841.88112097</text:p>
          </table:table-cell>
          <table:table-cell/>
        </table:table-row>
        <table:table-row table:style-name="ro1">
          <table:table-cell office:value-type="string" calcext:value-type="string">
            <text:p>0x753aec7c6085daacb91f575eda8dbd34fd7251a7</text:p>
          </table:table-cell>
          <table:table-cell office:value-type="float" office:value="53635.24353161" calcext:value-type="float">
            <text:p>53635.24353161</text:p>
          </table:table-cell>
          <table:table-cell/>
        </table:table-row>
        <table:table-row table:style-name="ro1">
          <table:table-cell office:value-type="string" calcext:value-type="string">
            <text:p>0x6c4c6d84417f76a0127ae51992ca5b3fc9106f09</text:p>
          </table:table-cell>
          <table:table-cell office:value-type="float" office:value="53329.04063327" calcext:value-type="float">
            <text:p>53329.04063327</text:p>
          </table:table-cell>
          <table:table-cell/>
        </table:table-row>
        <table:table-row table:style-name="ro1">
          <table:table-cell office:value-type="string" calcext:value-type="string">
            <text:p>0x245a6d8ee78567de4f7bd771c561889da44422bb</text:p>
          </table:table-cell>
          <table:table-cell office:value-type="float" office:value="50404.62457777" calcext:value-type="float">
            <text:p>50404.62457777</text:p>
          </table:table-cell>
          <table:table-cell/>
        </table:table-row>
        <table:table-row table:style-name="ro1">
          <table:table-cell office:value-type="string" calcext:value-type="string">
            <text:p>0x98b22fd2cbc9489df079c37f5a8938062010fd73</text:p>
          </table:table-cell>
          <table:table-cell office:value-type="float" office:value="46967.36028718" calcext:value-type="float">
            <text:p>46967.36028718</text:p>
          </table:table-cell>
          <table:table-cell/>
        </table:table-row>
        <table:table-row table:style-name="ro1">
          <table:table-cell office:value-type="string" calcext:value-type="string">
            <text:p>0xe3042f6c29506e443eebcbf42c97ccddb3219e86</text:p>
          </table:table-cell>
          <table:table-cell office:value-type="float" office:value="44510.59880843" calcext:value-type="float">
            <text:p>44510.59880843</text:p>
          </table:table-cell>
          <table:table-cell/>
        </table:table-row>
        <table:table-row table:style-name="ro1">
          <table:table-cell office:value-type="string" calcext:value-type="string">
            <text:p>0x306ebe8357cf941e1b870a1ba6a60aa9668805d2</text:p>
          </table:table-cell>
          <table:table-cell office:value-type="float" office:value="40709.06" calcext:value-type="float">
            <text:p>40709.06</text:p>
          </table:table-cell>
          <table:table-cell/>
        </table:table-row>
        <table:table-row table:style-name="ro1">
          <table:table-cell office:value-type="string" calcext:value-type="string">
            <text:p>0xd3d465eb6ad80a1ed4e2a131f088c6632bdf0170</text:p>
          </table:table-cell>
          <table:table-cell office:value-type="float" office:value="40571.44180049" calcext:value-type="float">
            <text:p>40571.44180049</text:p>
          </table:table-cell>
          <table:table-cell/>
        </table:table-row>
        <table:table-row table:style-name="ro1">
          <table:table-cell office:value-type="string" calcext:value-type="string">
            <text:p>0x622c63bc58db4d37e886542a14d6e794a0cfd3c0</text:p>
          </table:table-cell>
          <table:table-cell office:value-type="float" office:value="40438.71" calcext:value-type="float">
            <text:p>40438.71</text:p>
          </table:table-cell>
          <table:table-cell/>
        </table:table-row>
        <table:table-row table:style-name="ro1">
          <table:table-cell office:value-type="string" calcext:value-type="string">
            <text:p>0xe9537a222a879646f8397e02e33b3f9919ca64bb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office:value-type="string" calcext:value-type="string">
            <text:p>0xdef769bcf57df5a2400ab5f9dd3aad5981079689</text:p>
          </table:table-cell>
          <table:table-cell office:value-type="float" office:value="38972.73999999" calcext:value-type="float">
            <text:p>38972.73999999</text:p>
          </table:table-cell>
          <table:table-cell/>
        </table:table-row>
        <table:table-row table:style-name="ro1">
          <table:table-cell office:value-type="string" calcext:value-type="string">
            <text:p>0x415313d949570f626ee15574d535e77bb6f2da0f</text:p>
          </table:table-cell>
          <table:table-cell office:value-type="float" office:value="37323.44071894" calcext:value-type="float">
            <text:p>37323.44071894</text:p>
          </table:table-cell>
          <table:table-cell/>
        </table:table-row>
        <table:table-row table:style-name="ro1">
          <table:table-cell office:value-type="string" calcext:value-type="string">
            <text:p>0x4ee7d53f08cf49d5fbfe6bc14fad87d3db63a242</text:p>
          </table:table-cell>
          <table:table-cell office:value-type="float" office:value="36208.95977162" calcext:value-type="float">
            <text:p>36208.95977162</text:p>
          </table:table-cell>
          <table:table-cell/>
        </table:table-row>
        <table:table-row table:style-name="ro1">
          <table:table-cell office:value-type="string" calcext:value-type="string">
            <text:p>0xdb3a2fae6a1fc34af5d6bfd5e09d5dc9f83e4d8b</text:p>
          </table:table-cell>
          <table:table-cell office:value-type="float" office:value="35510.03" calcext:value-type="float">
            <text:p>35510.03</text:p>
          </table:table-cell>
          <table:table-cell/>
        </table:table-row>
        <table:table-row table:style-name="ro1">
          <table:table-cell office:value-type="string" calcext:value-type="string">
            <text:p>0xd51ca1168674fe193bedaca6ad3c40a5266961f0</text:p>
          </table:table-cell>
          <table:table-cell office:value-type="float" office:value="35067.25566711" calcext:value-type="float">
            <text:p>35067.25566711</text:p>
          </table:table-cell>
          <table:table-cell/>
        </table:table-row>
        <table:table-row table:style-name="ro1">
          <table:table-cell office:value-type="string" calcext:value-type="string">
            <text:p>0x23febd22ed697cb72d29bd262504abe458a27def</text:p>
          </table:table-cell>
          <table:table-cell office:value-type="float" office:value="34675.64381417" calcext:value-type="float">
            <text:p>34675.64381417</text:p>
          </table:table-cell>
          <table:table-cell/>
        </table:table-row>
        <table:table-row table:style-name="ro1">
          <table:table-cell office:value-type="string" calcext:value-type="string">
            <text:p>0xb05263d02082962885a51c290627ddcf693d50d5</text:p>
          </table:table-cell>
          <table:table-cell office:value-type="float" office:value="32674.1703317" calcext:value-type="float">
            <text:p>32674.1703317</text:p>
          </table:table-cell>
          <table:table-cell/>
        </table:table-row>
        <table:table-row table:style-name="ro1">
          <table:table-cell office:value-type="string" calcext:value-type="string">
            <text:p>0xab70471832614f8b181a9eaf519e61e968a0ac3a</text:p>
          </table:table-cell>
          <table:table-cell office:value-type="float" office:value="32116.0668273" calcext:value-type="float">
            <text:p>32116.0668273</text:p>
          </table:table-cell>
          <table:table-cell/>
        </table:table-row>
        <table:table-row table:style-name="ro1">
          <table:table-cell office:value-type="string" calcext:value-type="string">
            <text:p>0x4e93ed809429ae62f0f74b6bbd73a0b8538b9c74</text:p>
          </table:table-cell>
          <table:table-cell office:value-type="float" office:value="32013.20999999" calcext:value-type="float">
            <text:p>32013.20999999</text:p>
          </table:table-cell>
          <table:table-cell/>
        </table:table-row>
        <table:table-row table:style-name="ro1">
          <table:table-cell office:value-type="string" calcext:value-type="string">
            <text:p>0x15dad22419b7e23c5cd9a47380fd6b14623fe07b</text:p>
          </table:table-cell>
          <table:table-cell office:value-type="float" office:value="26106.10999999" calcext:value-type="float">
            <text:p>26106.10999999</text:p>
          </table:table-cell>
          <table:table-cell/>
        </table:table-row>
        <table:table-row table:style-name="ro1">
          <table:table-cell office:value-type="string" calcext:value-type="string">
            <text:p>0x74b2fad72308111c9cf333903a96080b0d365290</text:p>
          </table:table-cell>
          <table:table-cell office:value-type="float" office:value="25069.08" calcext:value-type="float">
            <text:p>25069.08</text:p>
          </table:table-cell>
          <table:table-cell/>
        </table:table-row>
        <table:table-row table:style-name="ro1">
          <table:table-cell office:value-type="string" calcext:value-type="string">
            <text:p>0x55611b747af18e27ba99c251377912fcd96ea656</text:p>
          </table:table-cell>
          <table:table-cell office:value-type="float" office:value="24971.77" calcext:value-type="float">
            <text:p>24971.77</text:p>
          </table:table-cell>
          <table:table-cell/>
        </table:table-row>
        <table:table-row table:style-name="ro1">
          <table:table-cell office:value-type="string" calcext:value-type="string">
            <text:p>0xc7d93a4fcc075b2c3deb1fc9606198152acaaa04</text:p>
          </table:table-cell>
          <table:table-cell office:value-type="float" office:value="23933.86127487" calcext:value-type="float">
            <text:p>23933.86127487</text:p>
          </table:table-cell>
          <table:table-cell/>
        </table:table-row>
        <table:table-row table:style-name="ro1">
          <table:table-cell office:value-type="string" calcext:value-type="string">
            <text:p>0xa66934fe9e3656008c0e538d873e2070cc28d85e</text:p>
          </table:table-cell>
          <table:table-cell office:value-type="float" office:value="23123.21999999" calcext:value-type="float">
            <text:p>23123.21999999</text:p>
          </table:table-cell>
          <table:table-cell/>
        </table:table-row>
        <table:table-row table:style-name="ro1">
          <table:table-cell office:value-type="string" calcext:value-type="string">
            <text:p>0x46906669edc5cdf92e530945eaea5b77ae8e96d4</text:p>
          </table:table-cell>
          <table:table-cell office:value-type="float" office:value="22561.78" calcext:value-type="float">
            <text:p>22561.78</text:p>
          </table:table-cell>
          <table:table-cell/>
        </table:table-row>
        <table:table-row table:style-name="ro1">
          <table:table-cell office:value-type="string" calcext:value-type="string">
            <text:p>0x4d19c1f68405cfa6c8f02e5c9aeff2ee5e3542d8</text:p>
          </table:table-cell>
          <table:table-cell office:value-type="float" office:value="22138.19999999" calcext:value-type="float">
            <text:p>22138.19999999</text:p>
          </table:table-cell>
          <table:table-cell/>
        </table:table-row>
        <table:table-row table:style-name="ro1">
          <table:table-cell office:value-type="string" calcext:value-type="string">
            <text:p>0xbba8b72b11563306240d30d8f9e6fadc32c2b5e6</text:p>
          </table:table-cell>
          <table:table-cell office:value-type="float" office:value="20891.81" calcext:value-type="float">
            <text:p>20891.81</text:p>
          </table:table-cell>
          <table:table-cell/>
        </table:table-row>
        <table:table-row table:style-name="ro1">
          <table:table-cell office:value-type="string" calcext:value-type="string">
            <text:p>0x4adcd05b9a29909fb38079aa6f439df828c7dc15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string" calcext:value-type="string">
            <text:p>0x85c0c09570c955f6e07522e9ad6041716cbbb7fe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string" calcext:value-type="string">
            <text:p>0xf96dbccc20c1b45909e6576d4b228d91a0eb6e13</text:p>
          </table:table-cell>
          <table:table-cell office:value-type="float" office:value="18583.90157979" calcext:value-type="float">
            <text:p>18583.90157979</text:p>
          </table:table-cell>
          <table:table-cell/>
        </table:table-row>
        <table:table-row table:style-name="ro1">
          <table:table-cell office:value-type="string" calcext:value-type="string">
            <text:p>0xbd91086477b3ff18b94809002c105388898d7159</text:p>
          </table:table-cell>
          <table:table-cell office:value-type="float" office:value="18533.64" calcext:value-type="float">
            <text:p>18533.64</text:p>
          </table:table-cell>
          <table:table-cell/>
        </table:table-row>
        <table:table-row table:style-name="ro1">
          <table:table-cell office:value-type="string" calcext:value-type="string">
            <text:p>0x3f6ce18e6a7b6d3e480db350c13d96982aaa6f95</text:p>
          </table:table-cell>
          <table:table-cell office:value-type="float" office:value="18164.11683886" calcext:value-type="float">
            <text:p>18164.11683886</text:p>
          </table:table-cell>
          <table:table-cell/>
        </table:table-row>
        <table:table-row table:style-name="ro1">
          <table:table-cell office:value-type="string" calcext:value-type="string">
            <text:p>0x810471ac4500bb496b3857d8efe70a2f93e639e0</text:p>
          </table:table-cell>
          <table:table-cell office:value-type="float" office:value="18076.05327932" calcext:value-type="float">
            <text:p>18076.05327932</text:p>
          </table:table-cell>
          <table:table-cell/>
        </table:table-row>
        <table:table-row table:style-name="ro1">
          <table:table-cell office:value-type="string" calcext:value-type="string">
            <text:p>0xbeacd37fcc32b24026808e83ef6291d461414509</text:p>
          </table:table-cell>
          <table:table-cell office:value-type="float" office:value="17966.40999999" calcext:value-type="float">
            <text:p>17966.40999999</text:p>
          </table:table-cell>
          <table:table-cell/>
        </table:table-row>
        <table:table-row table:style-name="ro1">
          <table:table-cell office:value-type="string" calcext:value-type="string">
            <text:p>0xdafd76e24ed5f31fa5bbfb286c66929adb0a5fcf</text:p>
          </table:table-cell>
          <table:table-cell office:value-type="float" office:value="17177.11177884" calcext:value-type="float">
            <text:p>17177.11177884</text:p>
          </table:table-cell>
          <table:table-cell/>
        </table:table-row>
        <table:table-row table:style-name="ro1">
          <table:table-cell office:value-type="string" calcext:value-type="string">
            <text:p>0x2d5aa411b5aa66d2bd0ea48ab0b4f5087c3a2f82</text:p>
          </table:table-cell>
          <table:table-cell office:value-type="float" office:value="17092.97423583" calcext:value-type="float">
            <text:p>17092.97423583</text:p>
          </table:table-cell>
          <table:table-cell/>
        </table:table-row>
        <table:table-row table:style-name="ro1">
          <table:table-cell office:value-type="string" calcext:value-type="string">
            <text:p>0x94302f56379aa744c52f5bdd8ae3bbd63d08efcf</text:p>
          </table:table-cell>
          <table:table-cell office:value-type="float" office:value="16849.77" calcext:value-type="float">
            <text:p>16849.77</text:p>
          </table:table-cell>
          <table:table-cell/>
        </table:table-row>
        <table:table-row table:style-name="ro1">
          <table:table-cell office:value-type="string" calcext:value-type="string">
            <text:p>0xdfd18d5374df275a8ede107f981f78b1e60f63e4</text:p>
          </table:table-cell>
          <table:table-cell office:value-type="float" office:value="16531.11571193" calcext:value-type="float">
            <text:p>16531.11571193</text:p>
          </table:table-cell>
          <table:table-cell/>
        </table:table-row>
        <table:table-row table:style-name="ro1">
          <table:table-cell office:value-type="string" calcext:value-type="string">
            <text:p>0x3fb7f7f3279cdc4a0547c91abb076c9f2ce578bd</text:p>
          </table:table-cell>
          <table:table-cell office:value-type="float" office:value="15904.67" calcext:value-type="float">
            <text:p>15904.67</text:p>
          </table:table-cell>
          <table:table-cell/>
        </table:table-row>
        <table:table-row table:style-name="ro1">
          <table:table-cell office:value-type="string" calcext:value-type="string">
            <text:p>0xbf717ed8d7ee4bc7153cf75f33431b13133bbe09</text:p>
          </table:table-cell>
          <table:table-cell office:value-type="float" office:value="15882.53" calcext:value-type="float">
            <text:p>15882.53</text:p>
          </table:table-cell>
          <table:table-cell/>
        </table:table-row>
        <table:table-row table:style-name="ro1">
          <table:table-cell office:value-type="string" calcext:value-type="string">
            <text:p>0x1d00ffffb205cc0c5a51e7c77a7668a8b90bbb90</text:p>
          </table:table-cell>
          <table:table-cell office:value-type="float" office:value="15586.85999999" calcext:value-type="float">
            <text:p>15586.85999999</text:p>
          </table:table-cell>
          <table:table-cell/>
        </table:table-row>
        <table:table-row table:style-name="ro1">
          <table:table-cell office:value-type="string" calcext:value-type="string">
            <text:p>0x41cfb96bdf9d9074949447585a4387453a659436</text:p>
          </table:table-cell>
          <table:table-cell office:value-type="float" office:value="15277.15" calcext:value-type="float">
            <text:p>15277.15</text:p>
          </table:table-cell>
          <table:table-cell/>
        </table:table-row>
        <table:table-row table:style-name="ro1">
          <table:table-cell office:value-type="string" calcext:value-type="string">
            <text:p>0x83e27c28bb30d8dea1d381597523d5109f9d7310</text:p>
          </table:table-cell>
          <table:table-cell office:value-type="float" office:value="15261.53799539" calcext:value-type="float">
            <text:p>15261.53799539</text:p>
          </table:table-cell>
          <table:table-cell/>
        </table:table-row>
        <table:table-row table:style-name="ro1">
          <table:table-cell office:value-type="string" calcext:value-type="string">
            <text:p>0xb3934a9b887e4ab034c30d2b8df0f739c14876b9</text:p>
          </table:table-cell>
          <table:table-cell office:value-type="float" office:value="15196.76" calcext:value-type="float">
            <text:p>15196.76</text:p>
          </table:table-cell>
          <table:table-cell/>
        </table:table-row>
        <table:table-row table:style-name="ro1">
          <table:table-cell office:value-type="string" calcext:value-type="string">
            <text:p>0x4f8e84042be02c9427b2782bf13b95b2fe70a97c</text:p>
          </table:table-cell>
          <table:table-cell office:value-type="float" office:value="15000" calcext:value-type="float">
            <text:p>15000</text:p>
          </table:table-cell>
          <table:table-cell/>
        </table:table-row>
        <table:table-row table:style-name="ro1">
          <table:table-cell office:value-type="string" calcext:value-type="string">
            <text:p>0x77e02e5f1a820ba09a4b10de64ed383fd903b3cf</text:p>
          </table:table-cell>
          <table:table-cell office:value-type="float" office:value="14663.64326471" calcext:value-type="float">
            <text:p>14663.64326471</text:p>
          </table:table-cell>
          <table:table-cell/>
        </table:table-row>
        <table:table-row table:style-name="ro1">
          <table:table-cell office:value-type="string" calcext:value-type="string">
            <text:p>0xeaae37623046907c91ea5c9661a8d98a686a708e</text:p>
          </table:table-cell>
          <table:table-cell office:value-type="float" office:value="14177.48263169" calcext:value-type="float">
            <text:p>14177.48263169</text:p>
          </table:table-cell>
          <table:table-cell/>
        </table:table-row>
        <table:table-row table:style-name="ro1">
          <table:table-cell office:value-type="string" calcext:value-type="string">
            <text:p>0xc5d02ca5b7a51e5fe40f6cfa283d8fc11284d20b</text:p>
          </table:table-cell>
          <table:table-cell office:value-type="float" office:value="13751.26131385" calcext:value-type="float">
            <text:p>13751.26131385</text:p>
          </table:table-cell>
          <table:table-cell/>
        </table:table-row>
        <table:table-row table:style-name="ro1">
          <table:table-cell office:value-type="string" calcext:value-type="string">
            <text:p>0x4fa685923b036d71206e2cbd32f5f1cf8e3779b3</text:p>
          </table:table-cell>
          <table:table-cell office:value-type="float" office:value="13370.14" calcext:value-type="float">
            <text:p>13370.14</text:p>
          </table:table-cell>
          <table:table-cell/>
        </table:table-row>
        <table:table-row table:style-name="ro1">
          <table:table-cell office:value-type="string" calcext:value-type="string">
            <text:p>0xd1f00d4fca3651e1240bf012be7cc08577cf8828</text:p>
          </table:table-cell>
          <table:table-cell office:value-type="float" office:value="12966.62043089" calcext:value-type="float">
            <text:p>12966.62043089</text:p>
          </table:table-cell>
          <table:table-cell/>
        </table:table-row>
        <table:table-row table:style-name="ro1">
          <table:table-cell office:value-type="string" calcext:value-type="string">
            <text:p>0xe046d6386ebdcb2c6bd0216934e556e2979a3a91</text:p>
          </table:table-cell>
          <table:table-cell office:value-type="float" office:value="12663.64584103" calcext:value-type="float">
            <text:p>12663.64584103</text:p>
          </table:table-cell>
          <table:table-cell/>
        </table:table-row>
        <table:table-row table:style-name="ro1">
          <table:table-cell office:value-type="string" calcext:value-type="string">
            <text:p>0xd53c609b97b891c7bc25a95a31303438ae6c89d4</text:p>
          </table:table-cell>
          <table:table-cell office:value-type="float" office:value="12001.89999999" calcext:value-type="float">
            <text:p>12001.89999999</text:p>
          </table:table-cell>
          <table:table-cell/>
        </table:table-row>
        <table:table-row table:style-name="ro1">
          <table:table-cell office:value-type="string" calcext:value-type="string">
            <text:p>0xdeaddeaddeaddeaddeaddeaddeaddeaddeaddead</text:p>
          </table:table-cell>
          <table:table-cell office:value-type="float" office:value="749249.311679617" calcext:value-type="float">
            <text:p>749249.311679617</text:p>
          </table:table-cell>
          <table:table-cell/>
        </table:table-row>
        <table:table-row table:style-name="ro1">
          <table:table-cell office:value-type="string" calcext:value-type="string">
            <text:p>0x4ba6ddd7b89ed838fed25d208d4f644106e34279</text:p>
          </table:table-cell>
          <table:table-cell office:value-type="float" office:value="177436.413970571" calcext:value-type="float">
            <text:p>177436.413970571</text:p>
          </table:table-cell>
          <table:table-cell/>
        </table:table-row>
        <table:table-row table:style-name="ro1">
          <table:table-cell office:value-type="string" calcext:value-type="string">
            <text:p>0xce8c8141bb0575ac14a2af40114fd65e50caa713</text:p>
          </table:table-cell>
          <table:table-cell office:value-type="float" office:value="6512" calcext:value-type="float">
            <text:p>6512</text:p>
          </table:table-cell>
          <table:table-cell/>
        </table:table-row>
        <table:table-row table:style-name="ro1">
          <table:table-cell office:value-type="string" calcext:value-type="string">
            <text:p>0xf5348753b6860f616ee3badf000ca2c70ce996f3</text:p>
          </table:table-cell>
          <table:table-cell office:value-type="float" office:value="5065.6092588217" calcext:value-type="float">
            <text:p>5065.6092588217</text:p>
          </table:table-cell>
          <table:table-cell/>
        </table:table-row>
        <table:table-row table:style-name="ro1">
          <table:table-cell office:value-type="string" calcext:value-type="string">
            <text:p>0x0bc3d3b6ab0ff696909ef63e6d89afe09c3eff7f</text:p>
          </table:table-cell>
          <table:table-cell office:value-type="float" office:value="4247.13713096911" calcext:value-type="float">
            <text:p>4247.13713096911</text:p>
          </table:table-cell>
          <table:table-cell/>
        </table:table-row>
        <table:table-row table:style-name="ro1">
          <table:table-cell office:value-type="string" calcext:value-type="string">
            <text:p>0x270c8b896ce152401c26b672da642ef86483e5a7</text:p>
          </table:table-cell>
          <table:table-cell office:value-type="float" office:value="3249.93699027274" calcext:value-type="float">
            <text:p>3249.93699027274</text:p>
          </table:table-cell>
          <table:table-cell/>
        </table:table-row>
        <table:table-row table:style-name="ro1">
          <table:table-cell office:value-type="string" calcext:value-type="string">
            <text:p>0x99d94afef8248ee4e605b73384975ff0a93421a5</text:p>
          </table:table-cell>
          <table:table-cell office:value-type="float" office:value="2613.7759931125" calcext:value-type="float">
            <text:p>2613.7759931125</text:p>
          </table:table-cell>
          <table:table-cell/>
        </table:table-row>
        <table:table-row table:style-name="ro1">
          <table:table-cell office:value-type="string" calcext:value-type="string">
            <text:p>0x4d58b3d4648cb3230bccac13b36430f39852a9ab</text:p>
          </table:table-cell>
          <table:table-cell office:value-type="float" office:value="2550.64559437932" calcext:value-type="float">
            <text:p>2550.64559437932</text:p>
          </table:table-cell>
          <table:table-cell/>
        </table:table-row>
        <table:table-row table:style-name="ro1">
          <table:table-cell office:value-type="string" calcext:value-type="string">
            <text:p>0x3eafaaa0117efb80f94b827b5e7e26b5830d5636</text:p>
          </table:table-cell>
          <table:table-cell office:value-type="float" office:value="2269.81771538351" calcext:value-type="float">
            <text:p>2269.81771538351</text:p>
          </table:table-cell>
          <table:table-cell/>
        </table:table-row>
        <table:table-row table:style-name="ro1">
          <table:table-cell office:value-type="string" calcext:value-type="string">
            <text:p>0xda13d4e40d9c976c8a11016a8324e4a2258877e3</text:p>
          </table:table-cell>
          <table:table-cell office:value-type="float" office:value="2100.16004462864" calcext:value-type="float">
            <text:p>2100.16004462864</text:p>
          </table:table-cell>
          <table:table-cell/>
        </table:table-row>
        <table:table-row table:style-name="ro1">
          <table:table-cell office:value-type="string" calcext:value-type="string">
            <text:p>0x51a410126ea998eae1ac412bb2a5ab0f20c24e19</text:p>
          </table:table-cell>
          <table:table-cell office:value-type="float" office:value="2001.13976429763" calcext:value-type="float">
            <text:p>2001.13976429763</text:p>
          </table:table-cell>
          <table:table-cell/>
        </table:table-row>
        <table:table-row table:style-name="ro1">
          <table:table-cell office:value-type="string" calcext:value-type="string">
            <text:p>0x56218c9d1a8a62dc384c20ecfa6b4cfe2770b6a2</text:p>
          </table:table-cell>
          <table:table-cell office:value-type="float" office:value="1950.86125155048" calcext:value-type="float">
            <text:p>1950.86125155048</text:p>
          </table:table-cell>
          <table:table-cell/>
        </table:table-row>
        <table:table-row table:style-name="ro1">
          <table:table-cell office:value-type="string" calcext:value-type="string">
            <text:p>0x7c199a0f301913212cfab3756c3ed8f5b8927713</text:p>
          </table:table-cell>
          <table:table-cell office:value-type="float" office:value="1778.81763024453" calcext:value-type="float">
            <text:p>1778.81763024453</text:p>
          </table:table-cell>
          <table:table-cell/>
        </table:table-row>
        <table:table-row table:style-name="ro1">
          <table:table-cell office:value-type="string" calcext:value-type="string">
            <text:p>0x9c344a312e4d089c57d23b2bea1fe1fbeb71c51d</text:p>
          </table:table-cell>
          <table:table-cell office:value-type="float" office:value="1610.42742917104" calcext:value-type="float">
            <text:p>1610.42742917104</text:p>
          </table:table-cell>
          <table:table-cell/>
        </table:table-row>
        <table:table-row table:style-name="ro1">
          <table:table-cell office:value-type="string" calcext:value-type="string">
            <text:p>0x80dc9fa567649e6db77950b41a7c2854eb16ed95</text:p>
          </table:table-cell>
          <table:table-cell office:value-type="float" office:value="1567.08279674245" calcext:value-type="float">
            <text:p>1567.08279674245</text:p>
          </table:table-cell>
          <table:table-cell/>
        </table:table-row>
        <table:table-row table:style-name="ro1">
          <table:table-cell office:value-type="string" calcext:value-type="string">
            <text:p>0x565e76f9dd62d5862ce25286f717f508243145bb</text:p>
          </table:table-cell>
          <table:table-cell office:value-type="float" office:value="1563.38767864156" calcext:value-type="float">
            <text:p>1563.38767864156</text:p>
          </table:table-cell>
          <table:table-cell/>
        </table:table-row>
        <table:table-row table:style-name="ro1">
          <table:table-cell office:value-type="string" calcext:value-type="string">
            <text:p>0x1cfb04075db5a8e94c5baff4eb2078aa2ec6420d</text:p>
          </table:table-cell>
          <table:table-cell office:value-type="float" office:value="1544.73277549522" calcext:value-type="float">
            <text:p>1544.73277549522</text:p>
          </table:table-cell>
          <table:table-cell/>
        </table:table-row>
        <table:table-row table:style-name="ro1">
          <table:table-cell office:value-type="string" calcext:value-type="string">
            <text:p>0xe6c4ad6ac0b9086922c4f51b1e32f87023c651b7</text:p>
          </table:table-cell>
          <table:table-cell office:value-type="float" office:value="1303.32136832065" calcext:value-type="float">
            <text:p>1303.32136832065</text:p>
          </table:table-cell>
          <table:table-cell/>
        </table:table-row>
        <table:table-row table:style-name="ro1">
          <table:table-cell office:value-type="string" calcext:value-type="string">
            <text:p>0x3696fa5ad6e5c74fdcbced9af74379d94c4b775a</text:p>
          </table:table-cell>
          <table:table-cell office:value-type="float" office:value="1133.68967688375" calcext:value-type="float">
            <text:p>1133.68967688375</text:p>
          </table:table-cell>
          <table:table-cell/>
        </table:table-row>
        <table:table-row table:style-name="ro1">
          <table:table-cell office:value-type="string" calcext:value-type="string">
            <text:p>0x8a843d866af9da4924b04854b02b9cbd525f37bb</text:p>
          </table:table-cell>
          <table:table-cell office:value-type="float" office:value="947.8226644555" calcext:value-type="float">
            <text:p>947.8226644555</text:p>
          </table:table-cell>
          <table:table-cell/>
        </table:table-row>
        <table:table-row table:style-name="ro1">
          <table:table-cell office:value-type="string" calcext:value-type="string">
            <text:p>0x526c7665c5dd9cd7102c6d42d407a0d9dc1e431d</text:p>
          </table:table-cell>
          <table:table-cell office:value-type="float" office:value="793.23446580788" calcext:value-type="float">
            <text:p>793.23446580788</text:p>
          </table:table-cell>
          <table:table-cell/>
        </table:table-row>
        <table:table-row table:style-name="ro1">
          <table:table-cell office:value-type="string" calcext:value-type="string">
            <text:p>0xf53c3999aa3c905b609fcc0506c835ee690e2f10</text:p>
          </table:table-cell>
          <table:table-cell office:value-type="float" office:value="762.754244879489" calcext:value-type="float">
            <text:p>762.754244879489</text:p>
          </table:table-cell>
          <table:table-cell/>
        </table:table-row>
        <table:table-row table:style-name="ro1">
          <table:table-cell office:value-type="string" calcext:value-type="string">
            <text:p>0x667f4e0be2a6f6f591391ae897e661f43d669318</text:p>
          </table:table-cell>
          <table:table-cell office:value-type="float" office:value="672.865284448502" calcext:value-type="float">
            <text:p>672.865284448502</text:p>
          </table:table-cell>
          <table:table-cell/>
        </table:table-row>
        <table:table-row table:style-name="ro1">
          <table:table-cell office:value-type="string" calcext:value-type="string">
            <text:p>0x42d02f4cd48bdac116b7e3a4895f586777948fae</text:p>
          </table:table-cell>
          <table:table-cell office:value-type="float" office:value="662.263684416103" calcext:value-type="float">
            <text:p>662.263684416103</text:p>
          </table:table-cell>
          <table:table-cell/>
        </table:table-row>
        <table:table-row table:style-name="ro1">
          <table:table-cell office:value-type="string" calcext:value-type="string">
            <text:p>0x6e6dac8b84711030253de957d266fde8ed9935ed</text:p>
          </table:table-cell>
          <table:table-cell office:value-type="float" office:value="652.911969824615" calcext:value-type="float">
            <text:p>652.911969824615</text:p>
          </table:table-cell>
          <table:table-cell/>
        </table:table-row>
        <table:table-row table:style-name="ro1">
          <table:table-cell office:value-type="string" calcext:value-type="string">
            <text:p>0xca8099f2d26f7166f25e041d746d5a79095804bb</text:p>
          </table:table-cell>
          <table:table-cell office:value-type="float" office:value="635.886446821469" calcext:value-type="float">
            <text:p>635.886446821469</text:p>
          </table:table-cell>
          <table:table-cell/>
        </table:table-row>
        <table:table-row table:style-name="ro1">
          <table:table-cell office:value-type="string" calcext:value-type="string">
            <text:p>0x21bc394f9f7b52d632e2b22b5b5c6a4ab922d75b</text:p>
          </table:table-cell>
          <table:table-cell office:value-type="float" office:value="632.316088712648" calcext:value-type="float">
            <text:p>632.316088712648</text:p>
          </table:table-cell>
          <table:table-cell/>
        </table:table-row>
        <table:table-row table:style-name="ro1">
          <table:table-cell office:value-type="string" calcext:value-type="string">
            <text:p>0xcaede7e27ccd1a2bcc8d5ac76c80401a5eeafdcb</text:p>
          </table:table-cell>
          <table:table-cell office:value-type="float" office:value="627.43419591452" calcext:value-type="float">
            <text:p>627.43419591452</text:p>
          </table:table-cell>
          <table:table-cell/>
        </table:table-row>
        <table:table-row table:style-name="ro1">
          <table:table-cell office:value-type="string" calcext:value-type="string">
            <text:p>0xb352256c5b4299cf6e31a38655041df0e55dd41a</text:p>
          </table:table-cell>
          <table:table-cell office:value-type="float" office:value="614.865928392716" calcext:value-type="float">
            <text:p>614.865928392716</text:p>
          </table:table-cell>
          <table:table-cell/>
        </table:table-row>
        <table:table-row table:style-name="ro1">
          <table:table-cell office:value-type="string" calcext:value-type="string">
            <text:p>0x3f73258e522d9dc6549896ae59e1d4e5ec1e4a8f</text:p>
          </table:table-cell>
          <table:table-cell office:value-type="float" office:value="563.305686326591" calcext:value-type="float">
            <text:p>563.305686326591</text:p>
          </table:table-cell>
          <table:table-cell/>
        </table:table-row>
        <table:table-row table:style-name="ro1">
          <table:table-cell office:value-type="string" calcext:value-type="string">
            <text:p>0x98eaec4dd203037ba486cc0b25924cc2111fe4da</text:p>
          </table:table-cell>
          <table:table-cell office:value-type="float" office:value="548.821999343808" calcext:value-type="float">
            <text:p>548.821999343808</text:p>
          </table:table-cell>
          <table:table-cell/>
        </table:table-row>
        <table:table-row table:style-name="ro1">
          <table:table-cell office:value-type="string" calcext:value-type="string">
            <text:p>0xf6a4aeefdda4280898684436ed83682590143ecf</text:p>
          </table:table-cell>
          <table:table-cell office:value-type="float" office:value="500.378892793986" calcext:value-type="float">
            <text:p>500.378892793986</text:p>
          </table:table-cell>
          <table:table-cell/>
        </table:table-row>
        <table:table-row table:style-name="ro1">
          <table:table-cell office:value-type="string" calcext:value-type="string">
            <text:p>0x9eec58d76d1b5e661f0180464147f2d3a582691b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0x11fc94cebe3c52610ff83ec0458ae88c28a5cb20</text:p>
          </table:table-cell>
          <table:table-cell office:value-type="float" office:value="454.936505148927" calcext:value-type="float">
            <text:p>454.936505148927</text:p>
          </table:table-cell>
          <table:table-cell/>
        </table:table-row>
        <table:table-row table:style-name="ro1">
          <table:table-cell office:value-type="string" calcext:value-type="string">
            <text:p>0x73a74b1e90c8301813379d7b77a2cfbd90d8b277</text:p>
          </table:table-cell>
          <table:table-cell office:value-type="float" office:value="435.54752661524" calcext:value-type="float">
            <text:p>435.54752661524</text:p>
          </table:table-cell>
          <table:table-cell/>
        </table:table-row>
        <table:table-row table:style-name="ro1">
          <table:table-cell office:value-type="string" calcext:value-type="string">
            <text:p>0x87409c452b38f1098127509739b4b44d274fa028</text:p>
          </table:table-cell>
          <table:table-cell office:value-type="float" office:value="426.666666666667" calcext:value-type="float">
            <text:p>426.666666666667</text:p>
          </table:table-cell>
          <table:table-cell/>
        </table:table-row>
        <table:table-row table:style-name="ro1">
          <table:table-cell office:value-type="string" calcext:value-type="string">
            <text:p>0x559708e0209c31b9640bce54579baa56bebd2e47</text:p>
          </table:table-cell>
          <table:table-cell office:value-type="float" office:value="412.343956492056" calcext:value-type="float">
            <text:p>412.343956492056</text:p>
          </table:table-cell>
          <table:table-cell/>
        </table:table-row>
        <table:table-row table:style-name="ro1">
          <table:table-cell office:value-type="string" calcext:value-type="string">
            <text:p>0xa3e1d1af0c2240b250ce8632dfdfae674947a538</text:p>
          </table:table-cell>
          <table:table-cell office:value-type="float" office:value="403.028399825011" calcext:value-type="float">
            <text:p>403.028399825011</text:p>
          </table:table-cell>
          <table:table-cell/>
        </table:table-row>
        <table:table-row table:style-name="ro1">
          <table:table-cell office:value-type="string" calcext:value-type="string">
            <text:p>0xb7b9e255ea78473dc6572e18afde00a80289ecc7</text:p>
          </table:table-cell>
          <table:table-cell office:value-type="float" office:value="396.524754058528" calcext:value-type="float">
            <text:p>396.524754058528</text:p>
          </table:table-cell>
          <table:table-cell/>
        </table:table-row>
        <table:table-row table:style-name="ro1">
          <table:table-cell office:value-type="string" calcext:value-type="string">
            <text:p>0x52a68d634ec061bead3bf5db9653c104aee8c78d</text:p>
          </table:table-cell>
          <table:table-cell office:value-type="float" office:value="385.505882352941" calcext:value-type="float">
            <text:p>385.505882352941</text:p>
          </table:table-cell>
          <table:table-cell/>
        </table:table-row>
        <table:table-row table:style-name="ro1">
          <table:table-cell office:value-type="string" calcext:value-type="string">
            <text:p>0xd45d35bc22c19a9979184fc146108eab0b6ad41c</text:p>
          </table:table-cell>
          <table:table-cell office:value-type="float" office:value="374.634146341463" calcext:value-type="float">
            <text:p>374.634146341463</text:p>
          </table:table-cell>
          <table:table-cell/>
        </table:table-row>
        <table:table-row table:style-name="ro1">
          <table:table-cell office:value-type="string" calcext:value-type="string">
            <text:p>0xb78628aeba83a13b904d0721d8398a9027130393</text:p>
          </table:table-cell>
          <table:table-cell office:value-type="float" office:value="353.649007779703" calcext:value-type="float">
            <text:p>353.649007779703</text:p>
          </table:table-cell>
          <table:table-cell/>
        </table:table-row>
        <table:table-row table:style-name="ro1">
          <table:table-cell office:value-type="string" calcext:value-type="string">
            <text:p>0xf4a29ccff2e3262aef2366ccf91343e4a8225013</text:p>
          </table:table-cell>
          <table:table-cell office:value-type="float" office:value="348.987293320526" calcext:value-type="float">
            <text:p>348.987293320526</text:p>
          </table:table-cell>
          <table:table-cell/>
        </table:table-row>
        <table:table-row table:style-name="ro1">
          <table:table-cell office:value-type="string" calcext:value-type="string">
            <text:p>0x6f8c5bf5d1a2122a08f5714638b20a9dad44a3ca</text:p>
          </table:table-cell>
          <table:table-cell office:value-type="float" office:value="347.75650263477" calcext:value-type="float">
            <text:p>347.75650263477</text:p>
          </table:table-cell>
          <table:table-cell/>
        </table:table-row>
        <table:table-row table:style-name="ro1">
          <table:table-cell office:value-type="string" calcext:value-type="string">
            <text:p>0xc0c9cc68f5d2a83a728afc21777c50f4de0743ba</text:p>
          </table:table-cell>
          <table:table-cell office:value-type="float" office:value="339.038655462185" calcext:value-type="float">
            <text:p>339.038655462185</text:p>
          </table:table-cell>
          <table:table-cell/>
        </table:table-row>
        <table:table-row table:style-name="ro1">
          <table:table-cell office:value-type="string" calcext:value-type="string">
            <text:p>0xad99df91187c954d95cb462b2ebf9ef3ba2e8853</text:p>
          </table:table-cell>
          <table:table-cell office:value-type="float" office:value="330.006552459016" calcext:value-type="float">
            <text:p>330.006552459016</text:p>
          </table:table-cell>
          <table:table-cell/>
        </table:table-row>
        <table:table-row table:style-name="ro1">
          <table:table-cell office:value-type="string" calcext:value-type="string">
            <text:p>0x78a383e2c34abe31ec74aaee565ca5629e68418e</text:p>
          </table:table-cell>
          <table:table-cell office:value-type="float" office:value="328.271538001348" calcext:value-type="float">
            <text:p>328.271538001348</text:p>
          </table:table-cell>
          <table:table-cell/>
        </table:table-row>
        <table:table-row table:style-name="ro1">
          <table:table-cell office:value-type="string" calcext:value-type="string">
            <text:p>0xee8ca381bb3c6e71eb62b0db52e0b6f498aa84aa</text:p>
          </table:table-cell>
          <table:table-cell office:value-type="float" office:value="321.105660864786" calcext:value-type="float">
            <text:p>321.105660864786</text:p>
          </table:table-cell>
          <table:table-cell/>
        </table:table-row>
        <table:table-row table:style-name="ro1">
          <table:table-cell office:value-type="string" calcext:value-type="string">
            <text:p>0x7d24fa8c0761664006e0fac4d6fdd7f01d365bc5</text:p>
          </table:table-cell>
          <table:table-cell office:value-type="float" office:value="309.69" calcext:value-type="float">
            <text:p>309.69</text:p>
          </table:table-cell>
          <table:table-cell/>
        </table:table-row>
        <table:table-row table:style-name="ro1">
          <table:table-cell office:value-type="string" calcext:value-type="string">
            <text:p>0xb4c5b64b1714bdd38ba4bc076d463d25a601b3ea</text:p>
          </table:table-cell>
          <table:table-cell office:value-type="float" office:value="295.695278287595" calcext:value-type="float">
            <text:p>295.695278287595</text:p>
          </table:table-cell>
          <table:table-cell/>
        </table:table-row>
        <table:table-row table:style-name="ro1">
          <table:table-cell office:value-type="string" calcext:value-type="string">
            <text:p>0x8ebf13ea28adbadeded199e24a85ce19808d0c38</text:p>
          </table:table-cell>
          <table:table-cell office:value-type="float" office:value="294.627902791921" calcext:value-type="float">
            <text:p>294.627902791921</text:p>
          </table:table-cell>
          <table:table-cell/>
        </table:table-row>
        <table:table-row table:style-name="ro1">
          <table:table-cell office:value-type="string" calcext:value-type="string">
            <text:p>0xa543a8b3d1d182a2efdda999e3f16bff7dbf4b8d</text:p>
          </table:table-cell>
          <table:table-cell office:value-type="float" office:value="292.571428571429" calcext:value-type="float">
            <text:p>292.571428571429</text:p>
          </table:table-cell>
          <table:table-cell/>
        </table:table-row>
        <table:table-row table:style-name="ro1">
          <table:table-cell office:value-type="string" calcext:value-type="string">
            <text:p>0x9df53ded25dbf14de92ca6f25b5776d29aa471c2</text:p>
          </table:table-cell>
          <table:table-cell office:value-type="float" office:value="283.223000340301" calcext:value-type="float">
            <text:p>283.223000340301</text:p>
          </table:table-cell>
          <table:table-cell/>
        </table:table-row>
        <table:table-row table:style-name="ro1">
          <table:table-cell office:value-type="string" calcext:value-type="string">
            <text:p>0x7afcbdb1b92f85310ae759bc2c5f400176a9874f</text:p>
          </table:table-cell>
          <table:table-cell office:value-type="float" office:value="281.6" calcext:value-type="float">
            <text:p>281.6</text:p>
          </table:table-cell>
          <table:table-cell/>
        </table:table-row>
        <table:table-row table:style-name="ro1">
          <table:table-cell office:value-type="string" calcext:value-type="string">
            <text:p>0x4c24a45a5771850b90cdbbff7026466f86f45c2f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string" calcext:value-type="string">
            <text:p>0xc143cc79ca5cb7b08867af80afbc8386ea173d58</text:p>
          </table:table-cell>
          <table:table-cell office:value-type="float" office:value="249.579333981872" calcext:value-type="float">
            <text:p>249.579333981872</text:p>
          </table:table-cell>
          <table:table-cell/>
        </table:table-row>
        <table:table-row table:style-name="ro1">
          <table:table-cell office:value-type="string" calcext:value-type="string">
            <text:p>0x03e008804c5bf70e20b5a0b7233cf2687ccd2a96</text:p>
          </table:table-cell>
          <table:table-cell office:value-type="float" office:value="227.961113474447" calcext:value-type="float">
            <text:p>227.961113474447</text:p>
          </table:table-cell>
          <table:table-cell/>
        </table:table-row>
        <table:table-row table:style-name="ro1">
          <table:table-cell office:value-type="string" calcext:value-type="string">
            <text:p>0xbd22e42863074a5858c4ddb347398f6c8cb68749</text:p>
          </table:table-cell>
          <table:table-cell office:value-type="float" office:value="227.940298507463" calcext:value-type="float">
            <text:p>227.940298507463</text:p>
          </table:table-cell>
          <table:table-cell/>
        </table:table-row>
        <table:table-row table:style-name="ro1">
          <table:table-cell office:value-type="string" calcext:value-type="string">
            <text:p>0xa51dcd22e9a9ae29d3c0562285b1c349a35daac7</text:p>
          </table:table-cell>
          <table:table-cell office:value-type="float" office:value="223.088512241055" calcext:value-type="float">
            <text:p>223.088512241055</text:p>
          </table:table-cell>
          <table:table-cell/>
        </table:table-row>
        <table:table-row table:style-name="ro1">
          <table:table-cell office:value-type="string" calcext:value-type="string">
            <text:p>0x586e1636811fb4b5393a99ca17aeeff57f7cf59d</text:p>
          </table:table-cell>
          <table:table-cell office:value-type="float" office:value="222.295935471441" calcext:value-type="float">
            <text:p>222.295935471441</text:p>
          </table:table-cell>
          <table:table-cell/>
        </table:table-row>
        <table:table-row table:style-name="ro1">
          <table:table-cell office:value-type="string" calcext:value-type="string">
            <text:p>0xb5600698c2340a5bffb326cfd342062569f46014</text:p>
          </table:table-cell>
          <table:table-cell office:value-type="float" office:value="217.098631936381" calcext:value-type="float">
            <text:p>217.098631936381</text:p>
          </table:table-cell>
          <table:table-cell/>
        </table:table-row>
        <table:table-row table:style-name="ro1">
          <table:table-cell office:value-type="string" calcext:value-type="string">
            <text:p>0xb19227ef143f10e04af47df58a8518bea21230d7</text:p>
          </table:table-cell>
          <table:table-cell office:value-type="float" office:value="213.333173262422" calcext:value-type="float">
            <text:p>213.333173262422</text:p>
          </table:table-cell>
          <table:table-cell/>
        </table:table-row>
        <table:table-row table:style-name="ro1">
          <table:table-cell office:value-type="string" calcext:value-type="string">
            <text:p>0x72b5416b8cbc6b660d04d6ccbca4b0f9d38d321b</text:p>
          </table:table-cell>
          <table:table-cell office:value-type="float" office:value="207.792" calcext:value-type="float">
            <text:p>207.792</text:p>
          </table:table-cell>
          <table:table-cell/>
        </table:table-row>
        <table:table-row table:style-name="ro1">
          <table:table-cell office:value-type="string" calcext:value-type="string">
            <text:p>0x6294564a58e0c462ab8ac18025b4e79382e3a688</text:p>
          </table:table-cell>
          <table:table-cell office:value-type="float" office:value="205.860471848576" calcext:value-type="float">
            <text:p>205.860471848576</text:p>
          </table:table-cell>
          <table:table-cell/>
        </table:table-row>
        <table:table-row table:style-name="ro1">
          <table:table-cell office:value-type="string" calcext:value-type="string">
            <text:p>0x353dc39b3b2f5a6db6faedfc76bd0c13fbe17f29</text:p>
          </table:table-cell>
          <table:table-cell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0x9cb4eec5f62e7e28ff2465cfabca50e3cdef8ebc</text:p>
          </table:table-cell>
          <table:table-cell office:value-type="float" office:value="204.39121756487" calcext:value-type="float">
            <text:p>204.39121756487</text:p>
          </table:table-cell>
          <table:table-cell/>
        </table:table-row>
        <table:table-row table:style-name="ro1">
          <table:table-cell office:value-type="string" calcext:value-type="string">
            <text:p>0x4128b508dee5f741341ad64427f16cca861056e3</text:p>
          </table:table-cell>
          <table:table-cell office:value-type="float" office:value="200.043222513994" calcext:value-type="float">
            <text:p>200.043222513994</text:p>
          </table:table-cell>
          <table:table-cell/>
        </table:table-row>
        <table:table-row table:style-name="ro1">
          <table:table-cell office:value-type="string" calcext:value-type="string">
            <text:p>0xc2bc2f890067c511215f9463a064221577a53e10</text:p>
          </table:table-cell>
          <table:table-cell office:value-type="float" office:value="200.00879" calcext:value-type="float">
            <text:p>200.0087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 style:data-style-name="N2" text:time-value="11:17:19.0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5T22:21:25.289000000</meta:creation-date>
    <dc:date>2022-05-07T11:18:47.913000000</dc:date>
    <meta:editing-duration>PT1M40S</meta:editing-duration>
    <meta:editing-cycles>2</meta:editing-cycles>
    <meta:generator>LibreOffice/7.3.2.2$Windows_X86_64 LibreOffice_project/49f2b1bff42cfccbd8f788c8dc32c1c309559be0</meta:generator>
    <meta:document-statistic meta:table-count="1" meta:cell-count="1278" meta:object-count="0"/>
  </office:meta>
</office:document-meta>
</file>